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73" manifest:media-type="application/x-openoffice-gdimetafile;windows_formatname=&quot;GDIMetaFile&quot;"/>
  <manifest:file-entry manifest:full-path="ObjectReplacements/Object 139" manifest:media-type="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1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7/content.xml" manifest:media-type="text/xml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layout-cache" manifest:media-type="application/binary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819a52" officeooo:paragraph-rsid="09819a52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a8bc83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aaaa02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ac3e59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bc43bb" officeooo:paragraph-rsid="09bc4a30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9c1a045" officeooo:paragraph-rsid="09c1a045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c786d7" officeooo:paragraph-rsid="09c9e3d9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5b10c" officeooo:paragraph-rsid="09d5b10c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97ff8a0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2853552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ae2a8e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ae2a8e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6fb6f" officeooo:paragraph-rsid="09ae2a8e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c22d1" officeooo:paragraph-rsid="097c22d1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98bd26" officeooo:paragraph-rsid="099b9b99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a04a72" officeooo:paragraph-rsid="09f56a7d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fcb106" officeooo:paragraph-rsid="09fdc656" style:font-size-asian="12pt" style:font-weight-asian="normal" style:font-size-complex="12pt" style:font-weight-complex="normal"/>
    </style:style>
    <style:style style:name="P1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fdc656" officeooo:paragraph-rsid="09fdc656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84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85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6b110d7" officeooo:paragraph-rsid="09f56a7d" style:font-size-asian="12pt" style:font-weight-asian="normal" style:font-size-complex="12pt" style:font-weight-complex="normal"/>
    </style:style>
    <style:style style:name="P186" style:family="paragraph" style:parent-style-name="Text_20_body">
      <style:text-properties style:font-name="Times New Roman" fo:font-size="10pt" style:font-size-asian="10pt" style:font-size-complex="10pt"/>
    </style:style>
    <style:style style:name="P187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88" style:family="paragraph" style:parent-style-name="Text_20_body">
      <style:paragraph-properties fo:text-align="justify" style:justify-single-word="false"/>
      <style:text-properties style:font-name="Times New Roman" fo:font-size="10pt" officeooo:paragraph-rsid="0971596e" style:font-size-asian="10pt" style:font-size-complex="10pt"/>
    </style:style>
    <style:style style:name="P189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0" style:family="paragraph" style:parent-style-name="Text_20_body">
      <style:text-properties style:font-name="Times New Roman" fo:font-size="10pt" style:font-size-asian="8.75pt" style:font-size-complex="10pt"/>
    </style:style>
    <style:style style:name="P191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92" style:family="paragraph" style:parent-style-name="Text_20_body">
      <style:paragraph-properties fo:text-align="center" style:justify-single-word="false"/>
    </style:style>
    <style:style style:name="P193" style:family="paragraph" style:parent-style-name="Text_20_body">
      <style:text-properties officeooo:rsid="093c97f8" officeooo:paragraph-rsid="093c97f8"/>
    </style:style>
    <style:style style:name="P194" style:family="paragraph" style:parent-style-name="Text_20_body">
      <style:paragraph-properties fo:text-align="center" style:justify-single-word="false"/>
      <style:text-properties officeooo:rsid="093c97f8" officeooo:paragraph-rsid="093c97f8"/>
    </style:style>
    <style:style style:name="P195" style:family="paragraph" style:parent-style-name="Text_20_body">
      <style:text-properties officeooo:paragraph-rsid="09613d8f"/>
    </style:style>
    <style:style style:name="P196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97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98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99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200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Heading_20_1">
      <style:text-properties style:font-name="Times New Roman" fo:font-size="16pt" style:font-size-asian="16pt" style:font-size-complex="16pt"/>
    </style:style>
    <style:style style:name="P202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20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204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205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20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207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208" style:family="paragraph" style:parent-style-name="Heading_20_2">
      <style:text-properties style:font-name="Times New Roman" fo:font-size="14pt" style:font-size-asian="14pt" style:font-size-complex="14pt"/>
    </style:style>
    <style:style style:name="P209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210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211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14ced5f" officeooo:paragraph-rsid="0a9d8cdf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14ced5f" officeooo:paragraph-rsid="0aa5f157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14ced5f" officeooo:paragraph-rsid="0aa8de0a" style:font-size-asian="12pt" style:font-weight-asian="normal" style:font-size-complex="12pt" style:font-weight-complex="normal"/>
    </style:style>
    <style:style style:name="P2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a0f5998" style:font-size-asian="12pt" style:font-weight-asian="normal" style:font-size-complex="12pt" style:font-weight-complex="normal"/>
    </style:style>
    <style:style style:name="P2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f82cb" officeooo:paragraph-rsid="0a124ee3" style:font-size-asian="12pt" style:font-weight-asian="normal" style:font-size-complex="12pt" style:font-weight-complex="normal"/>
    </style:style>
    <style:style style:name="P2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2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a72173c" style:font-size-asian="12pt" style:font-weight-asian="normal" style:font-size-complex="12pt" style:font-weight-complex="normal"/>
    </style:style>
    <style:style style:name="P2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a1d7279" officeooo:paragraph-rsid="0a21fb97" style:font-size-asian="12pt" style:font-weight-asian="normal" style:font-size-complex="12pt" style:font-weight-complex="normal"/>
    </style:style>
    <style:style style:name="P2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a31c4cd" style:font-size-asian="12pt" style:font-weight-asian="normal" style:font-size-complex="12pt" style:font-weight-complex="normal"/>
    </style:style>
    <style:style style:name="P2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a445400" style:font-size-asian="12pt" style:font-weight-asian="normal" style:font-size-complex="12pt" style:font-weight-complex="normal"/>
    </style:style>
    <style:style style:name="P2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22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a8d8217" style:font-size-asian="12pt" style:font-weight-asian="normal" style:font-size-complex="12pt" style:font-weight-complex="normal"/>
    </style:style>
    <style:style style:name="P2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a6468e0" officeooo:paragraph-rsid="0a661dd2" style:font-size-asian="12pt" style:font-weight-asian="normal" style:font-size-complex="12pt" style:font-weight-complex="normal"/>
    </style:style>
    <style:style style:name="P2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bc43bb" officeooo:paragraph-rsid="0a74f813" style:font-size-asian="12pt" style:font-weight-asian="normal" style:font-size-complex="12pt" style:font-weight-complex="normal"/>
    </style:style>
    <style:style style:name="P2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9c1a045" officeooo:paragraph-rsid="0a72173c" style:font-size-asian="12pt" style:font-weight-asian="normal" style:font-size-complex="12pt" style:font-weight-complex="normal"/>
    </style:style>
    <style:style style:name="P2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9d5b10c" officeooo:paragraph-rsid="0a72173c" style:font-size-asian="12pt" style:font-weight-asian="normal" style:font-size-complex="12pt" style:font-weight-complex="normal"/>
    </style:style>
    <style:style style:name="P229" style:family="paragraph" style:parent-style-name="Text_20_body">
      <style:text-properties style:font-name="Times New Roman" fo:font-size="12pt" officeooo:paragraph-rsid="0a302105" style:font-size-asian="10.5pt" style:font-size-complex="12pt"/>
    </style:style>
    <style:style style:name="P23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a31adb7" style:font-size-asian="12pt" style:font-weight-asian="bold" style:font-size-complex="12pt" style:font-weight-complex="bold"/>
    </style:style>
    <style:style style:name="P23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a37cec4" style:font-size-asian="12pt" style:font-weight-asian="bold" style:font-size-complex="12pt" style:font-weight-complex="bold"/>
    </style:style>
    <style:style style:name="P23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a4a71fe" style:font-size-asian="12pt" style:font-weight-asian="bold" style:font-size-complex="12pt" style:font-weight-complex="bold"/>
    </style:style>
    <style:style style:name="P2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2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aa8e08a" style:font-size-asian="12pt" style:font-weight-asian="normal" style:font-size-complex="12pt" style:font-weight-complex="normal"/>
    </style:style>
    <style:style style:name="P235" style:family="paragraph" style:parent-style-name="Text_20_body">
      <style:paragraph-properties fo:text-align="start" style:justify-single-word="false"/>
      <style:text-properties officeooo:paragraph-rsid="0a4a71fe"/>
    </style:style>
    <style:style style:name="P236" style:family="paragraph" style:parent-style-name="Text_20_body">
      <style:text-properties officeooo:rsid="09439830" officeooo:paragraph-rsid="093c97f8"/>
    </style:style>
    <style:style style:name="P237" style:family="paragraph" style:parent-style-name="Text_20_body">
      <style:text-properties officeooo:paragraph-rsid="0a61cd73"/>
    </style:style>
    <style:style style:name="P238" style:family="paragraph" style:parent-style-name="Text_20_body">
      <style:text-properties officeooo:paragraph-rsid="0a64de2b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f5d3fe" style:font-weight-asian="bold" style:font-weight-complex="bold"/>
    </style:style>
    <style:style style:name="T15" style:family="text">
      <style:text-properties fo:font-weight="bold" officeooo:rsid="097aaca3" style:font-weight-asian="bold" style:font-weight-complex="bold"/>
    </style:style>
    <style:style style:name="T16" style:family="text">
      <style:text-properties fo:font-weight="bold" officeooo:rsid="09b3646f" style:font-weight-asian="bold" style:font-weight-complex="bold"/>
    </style:style>
    <style:style style:name="T17" style:family="text">
      <style:text-properties fo:font-weight="bold" officeooo:rsid="014c05b8" style:font-weight-asian="bold" style:font-weight-complex="bold"/>
    </style:style>
    <style:style style:name="T18" style:family="text">
      <style:text-properties fo:font-weight="bold" officeooo:rsid="0a72173c" style:font-weight-asian="bold" style:font-weight-complex="bold"/>
    </style:style>
    <style:style style:name="T19" style:family="text">
      <style:text-properties fo:font-weight="bold" officeooo:rsid="0a8b0dbf" style:font-weight-asian="bold" style:font-weight-complex="bold"/>
    </style:style>
    <style:style style:name="T20" style:family="text">
      <style:text-properties fo:font-weight="bold" officeooo:rsid="0014b446" style:font-size-asian="12pt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531ed" style:font-weight-asian="normal" style:font-weight-complex="normal"/>
    </style:style>
    <style:style style:name="T23" style:family="text">
      <style:text-properties fo:font-weight="normal" officeooo:rsid="00d7b366" style:font-weight-asian="normal" style:font-weight-complex="normal"/>
    </style:style>
    <style:style style:name="T24" style:family="text">
      <style:text-properties fo:font-weight="normal" officeooo:rsid="00df3e44" style:font-weight-asian="normal" style:font-weight-complex="normal"/>
    </style:style>
    <style:style style:name="T25" style:family="text">
      <style:text-properties fo:font-weight="normal" officeooo:rsid="00e00e38" style:font-weight-asian="normal" style:font-weight-complex="normal"/>
    </style:style>
    <style:style style:name="T26" style:family="text">
      <style:text-properties fo:font-weight="normal" officeooo:rsid="00e1cdea" style:font-weight-asian="normal" style:font-weight-complex="normal"/>
    </style:style>
    <style:style style:name="T27" style:family="text">
      <style:text-properties fo:font-weight="normal" officeooo:rsid="014ced5f" style:font-weight-asian="normal" style:font-weight-complex="normal"/>
    </style:style>
    <style:style style:name="T28" style:family="text">
      <style:text-properties fo:font-weight="normal" officeooo:rsid="0155be70" style:font-weight-asian="normal" style:font-weight-complex="normal"/>
    </style:style>
    <style:style style:name="T29" style:family="text">
      <style:text-properties fo:font-weight="normal" officeooo:rsid="015ce502" style:font-weight-asian="normal" style:font-weight-complex="normal"/>
    </style:style>
    <style:style style:name="T30" style:family="text">
      <style:text-properties fo:font-weight="normal" officeooo:rsid="015d668a" style:font-weight-asian="normal" style:font-weight-complex="normal"/>
    </style:style>
    <style:style style:name="T31" style:family="text">
      <style:text-properties fo:font-weight="normal" officeooo:rsid="015f5928" style:font-weight-asian="normal" style:font-weight-complex="normal"/>
    </style:style>
    <style:style style:name="T32" style:family="text">
      <style:text-properties fo:font-weight="normal" officeooo:rsid="0189e82c" style:font-weight-asian="normal" style:font-weight-complex="normal"/>
    </style:style>
    <style:style style:name="T33" style:family="text">
      <style:text-properties fo:font-weight="normal" officeooo:rsid="018a5187" style:font-weight-asian="normal" style:font-weight-complex="normal"/>
    </style:style>
    <style:style style:name="T34" style:family="text">
      <style:text-properties fo:font-weight="normal" officeooo:rsid="01f7379c" style:font-weight-asian="normal" style:font-weight-complex="normal"/>
    </style:style>
    <style:style style:name="T35" style:family="text">
      <style:text-properties fo:font-weight="normal" officeooo:rsid="02888261" style:font-weight-asian="normal" style:font-weight-complex="normal"/>
    </style:style>
    <style:style style:name="T36" style:family="text">
      <style:text-properties fo:font-weight="normal" officeooo:rsid="028c96d1" style:font-weight-asian="normal" style:font-weight-complex="normal"/>
    </style:style>
    <style:style style:name="T37" style:family="text">
      <style:text-properties fo:font-weight="normal" officeooo:rsid="028e224a" style:font-weight-asian="normal" style:font-weight-complex="normal"/>
    </style:style>
    <style:style style:name="T38" style:family="text">
      <style:text-properties fo:font-weight="normal" officeooo:rsid="029cd5c7" style:font-weight-asian="normal" style:font-weight-complex="normal"/>
    </style:style>
    <style:style style:name="T39" style:family="text">
      <style:text-properties fo:font-weight="normal" officeooo:rsid="02a5fda7" style:font-weight-asian="normal" style:font-weight-complex="normal"/>
    </style:style>
    <style:style style:name="T40" style:family="text">
      <style:text-properties fo:font-weight="normal" officeooo:rsid="02a70bac" style:font-weight-asian="normal" style:font-weight-complex="normal"/>
    </style:style>
    <style:style style:name="T41" style:family="text">
      <style:text-properties fo:font-weight="normal" officeooo:rsid="02dc4079" style:font-weight-asian="normal" style:font-weight-complex="normal"/>
    </style:style>
    <style:style style:name="T42" style:family="text">
      <style:text-properties fo:font-weight="normal" officeooo:rsid="02eaf4dd" style:font-weight-asian="normal" style:font-weight-complex="normal"/>
    </style:style>
    <style:style style:name="T43" style:family="text">
      <style:text-properties fo:font-weight="normal" officeooo:rsid="02ee6843" style:font-weight-asian="normal" style:font-weight-complex="normal"/>
    </style:style>
    <style:style style:name="T44" style:family="text">
      <style:text-properties fo:font-weight="normal" officeooo:rsid="014c05b8" style:font-weight-asian="normal" style:font-weight-complex="normal"/>
    </style:style>
    <style:style style:name="T45" style:family="text">
      <style:text-properties fo:font-weight="normal" officeooo:rsid="0388d323" style:font-weight-asian="normal" style:font-weight-complex="normal"/>
    </style:style>
    <style:style style:name="T46" style:family="text">
      <style:text-properties fo:font-weight="normal" officeooo:rsid="038c8e33" style:font-weight-asian="normal" style:font-weight-complex="normal"/>
    </style:style>
    <style:style style:name="T47" style:family="text">
      <style:text-properties fo:font-weight="normal" officeooo:rsid="038caa6f" style:font-weight-asian="normal" style:font-weight-complex="normal"/>
    </style:style>
    <style:style style:name="T48" style:family="text">
      <style:text-properties fo:font-weight="normal" officeooo:rsid="03b3eb51" style:font-weight-asian="normal" style:font-weight-complex="normal"/>
    </style:style>
    <style:style style:name="T49" style:family="text">
      <style:text-properties fo:font-weight="normal" officeooo:rsid="03d39325" style:font-weight-asian="normal" style:font-weight-complex="normal"/>
    </style:style>
    <style:style style:name="T50" style:family="text">
      <style:text-properties fo:font-weight="normal" officeooo:rsid="03ee2f07" style:font-weight-asian="normal" style:font-weight-complex="normal"/>
    </style:style>
    <style:style style:name="T51" style:family="text">
      <style:text-properties fo:font-weight="normal" officeooo:rsid="0420545c" style:font-weight-asian="normal" style:font-weight-complex="normal"/>
    </style:style>
    <style:style style:name="T52" style:family="text">
      <style:text-properties fo:font-weight="normal" officeooo:rsid="043787db" style:font-weight-asian="normal" style:font-weight-complex="normal"/>
    </style:style>
    <style:style style:name="T53" style:family="text">
      <style:text-properties fo:font-weight="normal" officeooo:rsid="04461c46" style:font-weight-asian="normal" style:font-weight-complex="normal"/>
    </style:style>
    <style:style style:name="T54" style:family="text">
      <style:text-properties fo:font-weight="normal" officeooo:rsid="04864b9b" style:font-weight-asian="normal" style:font-weight-complex="normal"/>
    </style:style>
    <style:style style:name="T55" style:family="text">
      <style:text-properties fo:font-weight="normal" officeooo:rsid="04ec6100" style:font-weight-asian="normal" style:font-weight-complex="normal"/>
    </style:style>
    <style:style style:name="T56" style:family="text">
      <style:text-properties fo:font-weight="normal" officeooo:rsid="04a3c36a" style:font-weight-asian="normal" style:font-weight-complex="normal"/>
    </style:style>
    <style:style style:name="T57" style:family="text">
      <style:text-properties fo:font-weight="normal" officeooo:rsid="04a72d1e" style:font-weight-asian="normal" style:font-weight-complex="normal"/>
    </style:style>
    <style:style style:name="T58" style:family="text">
      <style:text-properties fo:font-weight="normal" officeooo:rsid="054f3ff8" style:font-weight-asian="normal" style:font-weight-complex="normal"/>
    </style:style>
    <style:style style:name="T59" style:family="text">
      <style:text-properties fo:font-weight="normal" officeooo:rsid="059bf5e5" style:font-weight-asian="normal" style:font-weight-complex="normal"/>
    </style:style>
    <style:style style:name="T60" style:family="text">
      <style:text-properties fo:font-weight="normal" officeooo:rsid="05ae9954" style:font-weight-asian="normal" style:font-weight-complex="normal"/>
    </style:style>
    <style:style style:name="T61" style:family="text">
      <style:text-properties fo:font-weight="normal" officeooo:rsid="05b3355d" style:font-weight-asian="normal" style:font-weight-complex="normal"/>
    </style:style>
    <style:style style:name="T62" style:family="text">
      <style:text-properties fo:font-weight="normal" officeooo:rsid="05b563ac" style:font-weight-asian="normal" style:font-weight-complex="normal"/>
    </style:style>
    <style:style style:name="T63" style:family="text">
      <style:text-properties fo:font-weight="normal" officeooo:rsid="05b94bf3" style:font-weight-asian="normal" style:font-weight-complex="normal"/>
    </style:style>
    <style:style style:name="T64" style:family="text">
      <style:text-properties fo:font-weight="normal" officeooo:rsid="05ba7292" style:font-weight-asian="normal" style:font-weight-complex="normal"/>
    </style:style>
    <style:style style:name="T65" style:family="text">
      <style:text-properties fo:font-weight="normal" officeooo:rsid="05bf907a" style:font-weight-asian="normal" style:font-weight-complex="normal"/>
    </style:style>
    <style:style style:name="T66" style:family="text">
      <style:text-properties fo:font-weight="normal" officeooo:rsid="05d41919" style:font-weight-asian="normal" style:font-weight-complex="normal"/>
    </style:style>
    <style:style style:name="T67" style:family="text">
      <style:text-properties fo:font-weight="normal" officeooo:rsid="05db2234" style:font-weight-asian="normal" style:font-weight-complex="normal"/>
    </style:style>
    <style:style style:name="T68" style:family="text">
      <style:text-properties fo:font-weight="normal" officeooo:rsid="05df0f12" style:font-weight-asian="normal" style:font-weight-complex="normal"/>
    </style:style>
    <style:style style:name="T69" style:family="text">
      <style:text-properties fo:font-weight="normal" officeooo:rsid="02d2b09c" style:font-weight-asian="normal" style:font-weight-complex="normal"/>
    </style:style>
    <style:style style:name="T70" style:family="text">
      <style:text-properties fo:font-weight="normal" officeooo:rsid="05e4ebf4" style:font-weight-asian="normal" style:font-weight-complex="normal"/>
    </style:style>
    <style:style style:name="T71" style:family="text">
      <style:text-properties fo:font-weight="normal" officeooo:rsid="05e7bfc7" style:font-weight-asian="normal" style:font-weight-complex="normal"/>
    </style:style>
    <style:style style:name="T72" style:family="text">
      <style:text-properties fo:font-weight="normal" officeooo:rsid="05e90a92" style:font-weight-asian="normal" style:font-weight-complex="normal"/>
    </style:style>
    <style:style style:name="T73" style:family="text">
      <style:text-properties fo:font-weight="normal" officeooo:rsid="05ea3b93" style:font-weight-asian="normal" style:font-weight-complex="normal"/>
    </style:style>
    <style:style style:name="T74" style:family="text">
      <style:text-properties fo:font-weight="normal" officeooo:rsid="05ea47a0" style:font-weight-asian="normal" style:font-weight-complex="normal"/>
    </style:style>
    <style:style style:name="T75" style:family="text">
      <style:text-properties fo:font-weight="normal" officeooo:rsid="060098f0" style:font-weight-asian="normal" style:font-weight-complex="normal"/>
    </style:style>
    <style:style style:name="T76" style:family="text">
      <style:text-properties fo:font-weight="normal" officeooo:rsid="060207c8" style:font-weight-asian="normal" style:font-weight-complex="normal"/>
    </style:style>
    <style:style style:name="T77" style:family="text">
      <style:text-properties fo:font-weight="normal" officeooo:rsid="061e4e32" style:font-weight-asian="normal" style:font-weight-complex="normal"/>
    </style:style>
    <style:style style:name="T78" style:family="text">
      <style:text-properties fo:font-weight="normal" officeooo:rsid="06d31de0" style:font-weight-asian="normal" style:font-weight-complex="normal"/>
    </style:style>
    <style:style style:name="T79" style:family="text">
      <style:text-properties fo:font-weight="normal" officeooo:rsid="06e57b6f" style:font-weight-asian="normal" style:font-weight-complex="normal"/>
    </style:style>
    <style:style style:name="T80" style:family="text">
      <style:text-properties fo:font-weight="normal" officeooo:rsid="06e90204" style:font-weight-asian="normal" style:font-weight-complex="normal"/>
    </style:style>
    <style:style style:name="T81" style:family="text">
      <style:text-properties fo:font-weight="normal" officeooo:rsid="06eee45b" style:font-weight-asian="normal" style:font-weight-complex="normal"/>
    </style:style>
    <style:style style:name="T82" style:family="text">
      <style:text-properties fo:font-weight="normal" officeooo:rsid="06f06d4f" style:font-weight-asian="normal" style:font-weight-complex="normal"/>
    </style:style>
    <style:style style:name="T83" style:family="text">
      <style:text-properties fo:font-weight="normal" officeooo:rsid="06f0ba5f" style:font-weight-asian="normal" style:font-weight-complex="normal"/>
    </style:style>
    <style:style style:name="T84" style:family="text">
      <style:text-properties fo:font-weight="normal" officeooo:rsid="06f9a78e" style:font-weight-asian="normal" style:font-weight-complex="normal"/>
    </style:style>
    <style:style style:name="T85" style:family="text">
      <style:text-properties fo:font-weight="normal" officeooo:rsid="06fd6d83" style:font-weight-asian="normal" style:font-weight-complex="normal"/>
    </style:style>
    <style:style style:name="T86" style:family="text">
      <style:text-properties fo:font-weight="normal" officeooo:rsid="070137aa" style:font-weight-asian="normal" style:font-weight-complex="normal"/>
    </style:style>
    <style:style style:name="T87" style:family="text">
      <style:text-properties fo:font-weight="normal" officeooo:rsid="0702f988" style:font-weight-asian="normal" style:font-weight-complex="normal"/>
    </style:style>
    <style:style style:name="T88" style:family="text">
      <style:text-properties fo:font-weight="normal" officeooo:rsid="07055f0b" style:font-weight-asian="normal" style:font-weight-complex="normal"/>
    </style:style>
    <style:style style:name="T89" style:family="text">
      <style:text-properties fo:font-weight="normal" officeooo:rsid="070b7a11" style:font-weight-asian="normal" style:font-weight-complex="normal"/>
    </style:style>
    <style:style style:name="T90" style:family="text">
      <style:text-properties fo:font-weight="normal" officeooo:rsid="0710840a" style:font-weight-asian="normal" style:font-weight-complex="normal"/>
    </style:style>
    <style:style style:name="T91" style:family="text">
      <style:text-properties fo:font-weight="normal" officeooo:rsid="0718ca81" style:font-weight-asian="normal" style:font-weight-complex="normal"/>
    </style:style>
    <style:style style:name="T92" style:family="text">
      <style:text-properties fo:font-weight="normal" officeooo:rsid="071d4e74" style:font-weight-asian="normal" style:font-weight-complex="normal"/>
    </style:style>
    <style:style style:name="T93" style:family="text">
      <style:text-properties fo:font-weight="normal" officeooo:rsid="07372ed1" style:font-weight-asian="normal" style:font-weight-complex="normal"/>
    </style:style>
    <style:style style:name="T94" style:family="text">
      <style:text-properties fo:font-weight="normal" officeooo:rsid="07378e90" style:font-weight-asian="normal" style:font-weight-complex="normal"/>
    </style:style>
    <style:style style:name="T95" style:family="text">
      <style:text-properties fo:font-weight="normal" officeooo:rsid="07426de7" style:font-weight-asian="normal" style:font-weight-complex="normal"/>
    </style:style>
    <style:style style:name="T96" style:family="text">
      <style:text-properties fo:font-weight="normal" officeooo:rsid="074aa595" style:font-weight-asian="normal" style:font-weight-complex="normal"/>
    </style:style>
    <style:style style:name="T97" style:family="text">
      <style:text-properties fo:font-weight="normal" officeooo:rsid="075556b0" style:font-weight-asian="normal" style:font-weight-complex="normal"/>
    </style:style>
    <style:style style:name="T98" style:family="text">
      <style:text-properties fo:font-weight="normal" officeooo:rsid="07586599" style:font-weight-asian="normal" style:font-weight-complex="normal"/>
    </style:style>
    <style:style style:name="T99" style:family="text">
      <style:text-properties fo:font-weight="normal" officeooo:rsid="075f1cf2" style:font-weight-asian="normal" style:font-weight-complex="normal"/>
    </style:style>
    <style:style style:name="T100" style:family="text">
      <style:text-properties fo:font-weight="normal" officeooo:rsid="076134cd" style:font-weight-asian="normal" style:font-weight-complex="normal"/>
    </style:style>
    <style:style style:name="T101" style:family="text">
      <style:text-properties fo:font-weight="normal" officeooo:rsid="077198be" style:font-weight-asian="normal" style:font-weight-complex="normal"/>
    </style:style>
    <style:style style:name="T102" style:family="text">
      <style:text-properties fo:font-weight="normal" officeooo:rsid="0776312b" style:font-weight-asian="normal" style:font-weight-complex="normal"/>
    </style:style>
    <style:style style:name="T103" style:family="text">
      <style:text-properties fo:font-weight="normal" officeooo:rsid="07787692" style:font-weight-asian="normal" style:font-weight-complex="normal"/>
    </style:style>
    <style:style style:name="T104" style:family="text">
      <style:text-properties fo:font-weight="normal" officeooo:rsid="079d14b7" style:font-weight-asian="normal" style:font-weight-complex="normal"/>
    </style:style>
    <style:style style:name="T105" style:family="text">
      <style:text-properties fo:font-weight="normal" officeooo:rsid="079d2042" style:font-weight-asian="normal" style:font-weight-complex="normal"/>
    </style:style>
    <style:style style:name="T106" style:family="text">
      <style:text-properties fo:font-weight="normal" officeooo:rsid="07c5c8a1" style:font-weight-asian="normal" style:font-weight-complex="normal"/>
    </style:style>
    <style:style style:name="T107" style:family="text">
      <style:text-properties fo:font-weight="normal" officeooo:rsid="07c8eb36" style:font-weight-asian="normal" style:font-weight-complex="normal"/>
    </style:style>
    <style:style style:name="T108" style:family="text">
      <style:text-properties fo:font-weight="normal" officeooo:rsid="07cc25d3" style:font-weight-asian="normal" style:font-weight-complex="normal"/>
    </style:style>
    <style:style style:name="T109" style:family="text">
      <style:text-properties fo:font-weight="normal" officeooo:rsid="07cecf20" style:font-weight-asian="normal" style:font-weight-complex="normal"/>
    </style:style>
    <style:style style:name="T110" style:family="text">
      <style:text-properties fo:font-weight="normal" officeooo:rsid="07dd55ce" style:font-weight-asian="normal" style:font-weight-complex="normal"/>
    </style:style>
    <style:style style:name="T111" style:family="text">
      <style:text-properties fo:font-weight="normal" officeooo:rsid="084bd4af" style:font-weight-asian="normal" style:font-weight-complex="normal"/>
    </style:style>
    <style:style style:name="T112" style:family="text">
      <style:text-properties fo:font-weight="normal" officeooo:rsid="0a0687a4" style:font-weight-asian="normal" style:font-weight-complex="normal"/>
    </style:style>
    <style:style style:name="T113" style:family="text">
      <style:text-properties fo:font-weight="normal" officeooo:rsid="0a37cec4" style:font-weight-asian="normal" style:font-weight-complex="normal"/>
    </style:style>
    <style:style style:name="T114" style:family="text">
      <style:text-properties fo:font-weight="normal" officeooo:rsid="0a400b30" style:font-weight-asian="normal" style:font-weight-complex="normal"/>
    </style:style>
    <style:style style:name="T115" style:family="text">
      <style:text-properties fo:font-weight="normal" officeooo:rsid="0014b446" style:font-size-asian="12pt" style:font-weight-asian="normal" style:font-weight-complex="normal"/>
    </style:style>
    <style:style style:name="T116" style:family="text">
      <style:text-properties fo:font-weight="normal" officeooo:rsid="0019eb61" style:font-size-asian="12pt" style:font-weight-asian="normal" style:font-weight-complex="normal"/>
    </style:style>
    <style:style style:name="T117" style:family="text">
      <style:text-properties officeooo:rsid="001ffc65"/>
    </style:style>
    <style:style style:name="T118" style:family="text">
      <style:text-properties officeooo:rsid="002a3a98" style:font-name-asian="Microsoft YaHei" style:font-name-complex="Arial"/>
    </style:style>
    <style:style style:name="T119" style:family="text">
      <style:text-properties officeooo:rsid="00f6eb52" style:font-name-asian="Microsoft YaHei" style:font-name-complex="Arial"/>
    </style:style>
    <style:style style:name="T120" style:family="text">
      <style:text-properties officeooo:rsid="0181a2f0" style:font-name-asian="Microsoft YaHei" style:font-name-complex="Arial"/>
    </style:style>
    <style:style style:name="T121" style:family="text">
      <style:text-properties officeooo:rsid="02d7c421" style:font-name-asian="Microsoft YaHei" style:font-name-complex="Arial"/>
    </style:style>
    <style:style style:name="T122" style:family="text">
      <style:text-properties officeooo:rsid="04c5bebe" style:font-name-asian="Microsoft YaHei" style:font-name-complex="Arial"/>
    </style:style>
    <style:style style:name="T123" style:family="text">
      <style:text-properties officeooo:rsid="078cd1d7" style:font-name-asian="Microsoft YaHei" style:font-name-complex="Arial"/>
    </style:style>
    <style:style style:name="T124" style:family="text">
      <style:text-properties officeooo:rsid="078f2f47" style:font-name-asian="Microsoft YaHei" style:font-name-complex="Arial"/>
    </style:style>
    <style:style style:name="T125" style:family="text">
      <style:text-properties officeooo:rsid="091b77d2" style:font-name-asian="Microsoft YaHei" style:font-name-complex="Arial"/>
    </style:style>
    <style:style style:name="T126" style:family="text">
      <style:text-properties officeooo:rsid="09315db1" style:font-name-asian="Microsoft YaHei" style:font-name-complex="Arial"/>
    </style:style>
    <style:style style:name="T127" style:family="text">
      <style:text-properties officeooo:rsid="0a48a5c4" style:font-name-asian="Microsoft YaHei" style:font-name-complex="Arial"/>
    </style:style>
    <style:style style:name="T128" style:family="text">
      <style:text-properties officeooo:rsid="00552b85"/>
    </style:style>
    <style:style style:name="T129" style:family="text">
      <style:text-properties officeooo:rsid="0058dbd6"/>
    </style:style>
    <style:style style:name="T130" style:family="text">
      <style:text-properties officeooo:rsid="0059a63b"/>
    </style:style>
    <style:style style:name="T131" style:family="text">
      <style:text-properties officeooo:rsid="005ce986"/>
    </style:style>
    <style:style style:name="T132" style:family="text">
      <style:text-properties officeooo:rsid="005dcff1"/>
    </style:style>
    <style:style style:name="T133" style:family="text">
      <style:text-properties officeooo:rsid="0067ec74"/>
    </style:style>
    <style:style style:name="T134" style:family="text">
      <style:text-properties officeooo:rsid="00f61deb"/>
    </style:style>
    <style:style style:name="T135" style:family="text">
      <style:text-properties officeooo:rsid="00f6eb52"/>
    </style:style>
    <style:style style:name="T136" style:family="text">
      <style:text-properties officeooo:rsid="00e1cdea"/>
    </style:style>
    <style:style style:name="T137" style:family="text">
      <style:text-properties officeooo:rsid="011f2fa0"/>
    </style:style>
    <style:style style:name="T138" style:family="text">
      <style:text-properties officeooo:rsid="00df3e44"/>
    </style:style>
    <style:style style:name="T139" style:family="text">
      <style:text-properties officeooo:rsid="00e00e38"/>
    </style:style>
    <style:style style:name="T140" style:family="text">
      <style:text-properties officeooo:rsid="012a0a99"/>
    </style:style>
    <style:style style:name="T141" style:family="text">
      <style:text-properties officeooo:rsid="012c523c"/>
    </style:style>
    <style:style style:name="T142" style:family="text">
      <style:text-properties officeooo:rsid="012cedd7"/>
    </style:style>
    <style:style style:name="T143" style:family="text">
      <style:text-properties officeooo:rsid="0141adc4"/>
    </style:style>
    <style:style style:name="T144" style:family="text">
      <style:text-properties officeooo:rsid="01548860"/>
    </style:style>
    <style:style style:name="T145" style:family="text">
      <style:text-properties officeooo:rsid="016da9d0"/>
    </style:style>
    <style:style style:name="T146" style:family="text">
      <style:text-properties officeooo:rsid="016ea9a7"/>
    </style:style>
    <style:style style:name="T147" style:family="text">
      <style:text-properties officeooo:rsid="01ae295d"/>
    </style:style>
    <style:style style:name="T148" style:family="text">
      <style:text-properties officeooo:rsid="0140d341"/>
    </style:style>
    <style:style style:name="T149" style:family="text">
      <style:text-properties officeooo:rsid="011a8261"/>
    </style:style>
    <style:style style:name="T150" style:family="text">
      <style:text-properties officeooo:rsid="01f0672c"/>
    </style:style>
    <style:style style:name="T151" style:family="text">
      <style:text-properties officeooo:rsid="020311eb"/>
    </style:style>
    <style:style style:name="T152" style:family="text">
      <style:text-properties officeooo:rsid="0214a2be"/>
    </style:style>
    <style:style style:name="T153" style:family="text">
      <style:text-properties officeooo:rsid="021f8323"/>
    </style:style>
    <style:style style:name="T154" style:family="text">
      <style:text-properties officeooo:rsid="0220a642"/>
    </style:style>
    <style:style style:name="T155" style:family="text">
      <style:text-properties officeooo:rsid="024a90c7"/>
    </style:style>
    <style:style style:name="T156" style:family="text">
      <style:text-properties officeooo:rsid="02680635"/>
    </style:style>
    <style:style style:name="T157" style:family="text">
      <style:text-properties officeooo:rsid="026a6a98"/>
    </style:style>
    <style:style style:name="T158" style:family="text">
      <style:text-properties officeooo:rsid="0270edaa"/>
    </style:style>
    <style:style style:name="T159" style:family="text">
      <style:text-properties style:text-underline-style="none"/>
    </style:style>
    <style:style style:name="T160" style:family="text">
      <style:text-properties style:text-underline-style="none" officeooo:rsid="02814342"/>
    </style:style>
    <style:style style:name="T161" style:family="text">
      <style:text-properties style:text-underline-style="none" officeooo:rsid="02dc4079"/>
    </style:style>
    <style:style style:name="T162" style:family="text">
      <style:text-properties style:text-underline-style="none" officeooo:rsid="0266a03d"/>
    </style:style>
    <style:style style:name="T163" style:family="text">
      <style:text-properties style:text-underline-style="none" fo:font-weight="normal" officeooo:rsid="059bf5e5" style:font-weight-asian="normal" style:font-weight-complex="normal"/>
    </style:style>
    <style:style style:name="T164" style:family="text">
      <style:text-properties style:text-underline-style="none" fo:font-weight="normal" officeooo:rsid="05ae9954" style:font-weight-asian="normal" style:font-weight-complex="normal"/>
    </style:style>
    <style:style style:name="T165" style:family="text">
      <style:text-properties style:text-underline-style="none" fo:font-weight="normal" officeooo:rsid="05b3355d" style:font-weight-asian="normal" style:font-weight-complex="normal"/>
    </style:style>
    <style:style style:name="T166" style:family="text">
      <style:text-properties style:text-underline-style="none" fo:font-weight="normal" officeooo:rsid="05db2234" style:font-weight-asian="normal" style:font-weight-complex="normal"/>
    </style:style>
    <style:style style:name="T167" style:family="text">
      <style:text-properties style:text-underline-style="none" fo:font-weight="normal" officeooo:rsid="05b563ac" style:font-weight-asian="normal" style:font-weight-complex="normal"/>
    </style:style>
    <style:style style:name="T168" style:family="text">
      <style:text-properties style:text-underline-style="none" fo:font-weight="normal" officeooo:rsid="06165984" style:font-weight-asian="normal" style:font-weight-complex="normal"/>
    </style:style>
    <style:style style:name="T169" style:family="text">
      <style:text-properties style:text-underline-style="none" fo:font-weight="normal" officeooo:rsid="0617faa7" style:font-weight-asian="normal" style:font-weight-complex="normal"/>
    </style:style>
    <style:style style:name="T170" style:family="text">
      <style:text-properties style:text-underline-style="none" fo:font-weight="normal" officeooo:rsid="0618c2d6" style:font-weight-asian="normal" style:font-weight-complex="normal"/>
    </style:style>
    <style:style style:name="T171" style:family="text">
      <style:text-properties style:text-underline-style="none" fo:font-weight="normal" officeooo:rsid="05b94bf3" style:font-weight-asian="normal" style:font-weight-complex="normal"/>
    </style:style>
    <style:style style:name="T172" style:family="text">
      <style:text-properties style:text-underline-style="none" fo:font-weight="normal" officeooo:rsid="05ea3b93" style:font-weight-asian="normal" style:font-weight-complex="normal"/>
    </style:style>
    <style:style style:name="T173" style:family="text">
      <style:text-properties style:text-underline-style="none" fo:font-weight="normal" officeooo:rsid="05ba7292" style:font-weight-asian="normal" style:font-weight-complex="normal"/>
    </style:style>
    <style:style style:name="T174" style:family="text">
      <style:text-properties style:text-underline-style="none" fo:font-weight="normal" officeooo:rsid="05bf907a" style:font-weight-asian="normal" style:font-weight-complex="normal"/>
    </style:style>
    <style:style style:name="T175" style:family="text">
      <style:text-properties style:text-underline-style="none" fo:font-weight="normal" officeooo:rsid="05e90a92" style:font-weight-asian="normal" style:font-weight-complex="normal"/>
    </style:style>
    <style:style style:name="T176" style:family="text">
      <style:text-properties style:text-underline-style="none" fo:font-weight="normal" officeooo:rsid="062109a6" style:font-weight-asian="normal" style:font-weight-complex="normal"/>
    </style:style>
    <style:style style:name="T177" style:family="text">
      <style:text-properties style:text-underline-style="none" fo:font-weight="normal" officeooo:rsid="06218429" style:font-weight-asian="normal" style:font-weight-complex="normal"/>
    </style:style>
    <style:style style:name="T178" style:family="text">
      <style:text-properties style:text-underline-style="none" fo:font-weight="normal" officeooo:rsid="06275f7c" style:font-weight-asian="normal" style:font-weight-complex="normal"/>
    </style:style>
    <style:style style:name="T179" style:family="text">
      <style:text-properties style:text-underline-style="none" fo:font-weight="normal" officeooo:rsid="0629f681" style:font-weight-asian="normal" style:font-weight-complex="normal"/>
    </style:style>
    <style:style style:name="T180" style:family="text">
      <style:text-properties style:text-underline-style="none" fo:font-weight="normal" officeooo:rsid="062bcd38" style:font-weight-asian="normal" style:font-weight-complex="normal"/>
    </style:style>
    <style:style style:name="T181" style:family="text">
      <style:text-properties style:text-underline-style="none" fo:font-weight="normal" officeooo:rsid="062df195" style:font-weight-asian="normal" style:font-weight-complex="normal"/>
    </style:style>
    <style:style style:name="T182" style:family="text">
      <style:text-properties style:text-underline-style="none" fo:font-weight="normal" officeooo:rsid="055630a0" style:font-weight-asian="normal" style:font-weight-complex="normal"/>
    </style:style>
    <style:style style:name="T183" style:family="text">
      <style:text-properties style:text-underline-style="none" fo:font-weight="normal" officeooo:rsid="0630bde1" style:font-weight-asian="normal" style:font-weight-complex="normal"/>
    </style:style>
    <style:style style:name="T184" style:family="text">
      <style:text-properties style:text-underline-style="none" fo:font-weight="normal" officeooo:rsid="0630e6d2" style:font-weight-asian="normal" style:font-weight-complex="normal"/>
    </style:style>
    <style:style style:name="T185" style:family="text">
      <style:text-properties style:text-underline-style="none" fo:font-weight="normal" officeooo:rsid="0632634d" style:font-weight-asian="normal" style:font-weight-complex="normal"/>
    </style:style>
    <style:style style:name="T186" style:family="text">
      <style:text-properties style:text-underline-style="none" fo:font-weight="normal" officeooo:rsid="06340aab" style:font-weight-asian="normal" style:font-weight-complex="normal"/>
    </style:style>
    <style:style style:name="T187" style:family="text">
      <style:text-properties style:text-underline-style="none" fo:font-weight="normal" officeooo:rsid="0635ef67" style:font-weight-asian="normal" style:font-weight-complex="normal"/>
    </style:style>
    <style:style style:name="T188" style:family="text">
      <style:text-properties style:text-underline-style="none" fo:font-weight="normal" officeooo:rsid="06367ce3" style:font-weight-asian="normal" style:font-weight-complex="normal"/>
    </style:style>
    <style:style style:name="T189" style:family="text">
      <style:text-properties style:text-underline-style="none" fo:font-weight="normal" officeooo:rsid="065ec487" style:font-weight-asian="normal" style:font-weight-complex="normal"/>
    </style:style>
    <style:style style:name="T190" style:family="text">
      <style:text-properties style:text-underline-style="none" fo:font-weight="normal" officeooo:rsid="0660774a" style:font-weight-asian="normal" style:font-weight-complex="normal"/>
    </style:style>
    <style:style style:name="T191" style:family="text">
      <style:text-properties style:text-underline-style="none" fo:font-weight="normal" officeooo:rsid="084af9b9" style:font-weight-asian="normal" style:font-weight-complex="normal"/>
    </style:style>
    <style:style style:name="T192" style:family="text">
      <style:text-properties style:text-underline-style="none" fo:font-weight="normal" officeooo:rsid="086d43ea" style:font-weight-asian="normal" style:font-weight-complex="normal"/>
    </style:style>
    <style:style style:name="T193" style:family="text">
      <style:text-properties style:text-underline-style="none" officeooo:rsid="063f891b"/>
    </style:style>
    <style:style style:name="T194" style:family="text">
      <style:text-properties style:text-underline-style="none" officeooo:rsid="064258da"/>
    </style:style>
    <style:style style:name="T195" style:family="text">
      <style:text-properties style:text-underline-style="none" officeooo:rsid="055630a0"/>
    </style:style>
    <style:style style:name="T196" style:family="text">
      <style:text-properties style:text-underline-style="none" officeooo:rsid="0632634d"/>
    </style:style>
    <style:style style:name="T197" style:family="text">
      <style:text-properties style:text-underline-style="none" officeooo:rsid="0630e6d2"/>
    </style:style>
    <style:style style:name="T198" style:family="text">
      <style:text-properties style:text-underline-style="none" officeooo:rsid="0141adc4"/>
    </style:style>
    <style:style style:name="T199" style:family="text">
      <style:text-properties style:text-underline-style="none" officeooo:rsid="065d2d70"/>
    </style:style>
    <style:style style:name="T200" style:family="text">
      <style:text-properties style:text-underline-style="none" officeooo:rsid="067cb235"/>
    </style:style>
    <style:style style:name="T201" style:family="text">
      <style:text-properties style:text-underline-style="none" officeooo:rsid="0660774a"/>
    </style:style>
    <style:style style:name="T202" style:family="text">
      <style:text-properties style:text-underline-style="none" officeooo:rsid="07d62d77"/>
    </style:style>
    <style:style style:name="T203" style:family="text">
      <style:text-properties style:text-underline-style="none" officeooo:rsid="07d6dbec"/>
    </style:style>
    <style:style style:name="T204" style:family="text">
      <style:text-properties style:text-underline-style="none" officeooo:rsid="07b747f0"/>
    </style:style>
    <style:style style:name="T205" style:family="text">
      <style:text-properties style:text-underline-style="none" officeooo:rsid="08bd8413"/>
    </style:style>
    <style:style style:name="T206" style:family="text">
      <style:text-properties style:text-underline-style="none" officeooo:rsid="014ced5f"/>
    </style:style>
    <style:style style:name="T207" style:family="text">
      <style:text-properties style:text-underline-style="none" officeooo:rsid="092c9089"/>
    </style:style>
    <style:style style:name="T208" style:family="text">
      <style:text-properties style:text-underline-style="none" officeooo:rsid="02888261"/>
    </style:style>
    <style:style style:name="T209" style:family="text">
      <style:text-properties style:text-underline-style="none" officeooo:rsid="0155be70"/>
    </style:style>
    <style:style style:name="T210" style:family="text">
      <style:text-properties style:text-underline-style="solid" style:text-underline-width="auto" style:text-underline-color="font-color"/>
    </style:style>
    <style:style style:name="T211" style:family="text">
      <style:text-properties style:text-underline-style="solid" style:text-underline-width="auto" style:text-underline-color="font-color" officeooo:rsid="02dc4079"/>
    </style:style>
    <style:style style:name="T212" style:family="text">
      <style:text-properties style:text-underline-style="solid" style:text-underline-width="auto" style:text-underline-color="font-color" officeooo:rsid="064258da"/>
    </style:style>
    <style:style style:name="T213" style:family="text">
      <style:text-properties style:text-underline-style="solid" style:text-underline-width="auto" style:text-underline-color="font-color" officeooo:rsid="06b110d7"/>
    </style:style>
    <style:style style:name="T214" style:family="text">
      <style:text-properties officeooo:rsid="02d072df"/>
    </style:style>
    <style:style style:name="T215" style:family="text">
      <style:text-properties officeooo:rsid="033c50a9"/>
    </style:style>
    <style:style style:name="T216" style:family="text">
      <style:text-properties officeooo:rsid="01536506"/>
    </style:style>
    <style:style style:name="T217" style:family="text">
      <style:text-properties officeooo:rsid="0349821d"/>
    </style:style>
    <style:style style:name="T218" style:family="text">
      <style:text-properties officeooo:rsid="036b94d4"/>
    </style:style>
    <style:style style:name="T219" style:family="text">
      <style:text-properties officeooo:rsid="036ce6ed"/>
    </style:style>
    <style:style style:name="T220" style:family="text">
      <style:text-properties officeooo:rsid="03c1c04b"/>
    </style:style>
    <style:style style:name="T221" style:family="text">
      <style:text-properties officeooo:rsid="03e322e9"/>
    </style:style>
    <style:style style:name="T222" style:family="text">
      <style:text-properties officeooo:rsid="03e6885b"/>
    </style:style>
    <style:style style:name="T223" style:family="text">
      <style:text-properties officeooo:rsid="03ebb4ed"/>
    </style:style>
    <style:style style:name="T224" style:family="text">
      <style:text-properties officeooo:rsid="03fd9122"/>
    </style:style>
    <style:style style:name="T225" style:family="text">
      <style:text-properties officeooo:rsid="0404489d"/>
    </style:style>
    <style:style style:name="T226" style:family="text">
      <style:text-properties officeooo:rsid="015f5928"/>
    </style:style>
    <style:style style:name="T227" style:family="text">
      <style:text-properties officeooo:rsid="0018aeb1"/>
    </style:style>
    <style:style style:name="T228" style:family="text">
      <style:text-properties officeooo:rsid="0036f184"/>
    </style:style>
    <style:style style:name="T229" style:family="text">
      <style:text-properties officeooo:rsid="0019e209"/>
    </style:style>
    <style:style style:name="T230" style:family="text">
      <style:text-properties officeooo:rsid="00a93c8c"/>
    </style:style>
    <style:style style:name="T231" style:family="text">
      <style:text-properties officeooo:rsid="042bbd0c"/>
    </style:style>
    <style:style style:name="T232" style:family="text">
      <style:text-properties officeooo:rsid="042d3974"/>
    </style:style>
    <style:style style:name="T233" style:family="text">
      <style:text-properties officeooo:rsid="042e52e6"/>
    </style:style>
    <style:style style:name="T234" style:family="text">
      <style:text-properties officeooo:rsid="043787db"/>
    </style:style>
    <style:style style:name="T235" style:family="text">
      <style:text-properties officeooo:rsid="04461c46"/>
    </style:style>
    <style:style style:name="T236" style:family="text">
      <style:text-properties officeooo:rsid="045d3dcd"/>
    </style:style>
    <style:style style:name="T237" style:family="text">
      <style:text-properties officeooo:rsid="00b5ad1d"/>
    </style:style>
    <style:style style:name="T238" style:family="text">
      <style:text-properties officeooo:rsid="00b71f47"/>
    </style:style>
    <style:style style:name="T239" style:family="text">
      <style:text-properties officeooo:rsid="00af1993"/>
    </style:style>
    <style:style style:name="T240" style:family="text">
      <style:text-properties officeooo:rsid="00b16453"/>
    </style:style>
    <style:style style:name="T241" style:family="text">
      <style:text-properties officeooo:rsid="04643918"/>
    </style:style>
    <style:style style:name="T242" style:family="text">
      <style:text-properties officeooo:rsid="0468fc53"/>
    </style:style>
    <style:style style:name="T243" style:family="text">
      <style:text-properties officeooo:rsid="048a1955"/>
    </style:style>
    <style:style style:name="T244" style:family="text">
      <style:text-properties officeooo:rsid="03ee2f07"/>
    </style:style>
    <style:style style:name="T245" style:family="text">
      <style:text-properties officeooo:rsid="049139d3"/>
    </style:style>
    <style:style style:name="T246" style:family="text">
      <style:text-properties officeooo:rsid="03b5e694"/>
    </style:style>
    <style:style style:name="T247" style:family="text">
      <style:text-properties officeooo:rsid="04d8c0c1"/>
    </style:style>
    <style:style style:name="T248" style:family="text">
      <style:text-properties officeooo:rsid="04e7c586"/>
    </style:style>
    <style:style style:name="T249" style:family="text">
      <style:text-properties officeooo:rsid="0523c093"/>
    </style:style>
    <style:style style:name="T250" style:family="text">
      <style:text-properties officeooo:rsid="0531c85b"/>
    </style:style>
    <style:style style:name="T251" style:family="text">
      <style:text-properties officeooo:rsid="0537a548"/>
    </style:style>
    <style:style style:name="T252" style:family="text">
      <style:text-properties officeooo:rsid="053abf9a"/>
    </style:style>
    <style:style style:name="T253" style:family="text">
      <style:text-properties officeooo:rsid="053bea03"/>
    </style:style>
    <style:style style:name="T254" style:family="text">
      <style:text-properties officeooo:rsid="0540678e"/>
    </style:style>
    <style:style style:name="T255" style:family="text">
      <style:text-properties officeooo:rsid="0540a7ce"/>
    </style:style>
    <style:style style:name="T256" style:family="text">
      <style:text-properties officeooo:rsid="05512bfa"/>
    </style:style>
    <style:style style:name="T257" style:family="text">
      <style:text-properties officeooo:rsid="0551c172"/>
    </style:style>
    <style:style style:name="T258" style:family="text">
      <style:text-properties officeooo:rsid="055630a0"/>
    </style:style>
    <style:style style:name="T259" style:family="text">
      <style:text-properties officeooo:rsid="05637994"/>
    </style:style>
    <style:style style:name="T260" style:family="text">
      <style:text-properties officeooo:rsid="056cc93a"/>
    </style:style>
    <style:style style:name="T261" style:family="text">
      <style:text-properties officeooo:rsid="0573e5c7"/>
    </style:style>
    <style:style style:name="T262" style:family="text">
      <style:text-properties officeooo:rsid="058187b9"/>
    </style:style>
    <style:style style:name="T263" style:family="text">
      <style:text-properties officeooo:rsid="05840ffb"/>
    </style:style>
    <style:style style:name="T264" style:family="text">
      <style:text-properties officeooo:rsid="05883c22"/>
    </style:style>
    <style:style style:name="T265" style:family="text">
      <style:text-properties officeooo:rsid="058a1dfd"/>
    </style:style>
    <style:style style:name="T266" style:family="text">
      <style:text-properties officeooo:rsid="0521d263"/>
    </style:style>
    <style:style style:name="T267" style:family="text">
      <style:text-properties officeooo:rsid="058d1e20"/>
    </style:style>
    <style:style style:name="T268" style:family="text">
      <style:text-properties officeooo:rsid="05cc65e5"/>
    </style:style>
    <style:style style:name="T269" style:family="text">
      <style:text-properties officeooo:rsid="05cd3167"/>
    </style:style>
    <style:style style:name="T270" style:family="text">
      <style:text-properties officeooo:rsid="05ceff54"/>
    </style:style>
    <style:style style:name="T271" style:family="text">
      <style:text-properties fo:color="#000000" loext:opacity="100%"/>
    </style:style>
    <style:style style:name="T272" style:family="text">
      <style:text-properties fo:color="#000000" loext:opacity="100%" officeooo:rsid="014c05b8"/>
    </style:style>
    <style:style style:name="T273" style:family="text">
      <style:text-properties fo:color="#000000" loext:opacity="100%" fo:font-weight="bold" style:font-weight-asian="bold" style:font-weight-complex="bold"/>
    </style:style>
    <style:style style:name="T274" style:family="text">
      <style:text-properties fo:color="#000000" loext:opacity="100%" fo:font-weight="bold" officeooo:rsid="0580a368" style:font-weight-asian="bold" style:font-weight-complex="bold"/>
    </style:style>
    <style:style style:name="T275" style:family="text">
      <style:text-properties fo:color="#000000" loext:opacity="100%" fo:font-weight="bold" officeooo:rsid="06ea2775" style:font-weight-asian="bold" style:font-weight-complex="bold"/>
    </style:style>
    <style:style style:name="T276" style:family="text">
      <style:text-properties fo:color="#000000" loext:opacity="100%" fo:font-weight="bold" officeooo:rsid="001ef248" style:font-weight-asian="bold" style:font-weight-complex="bold"/>
    </style:style>
    <style:style style:name="T277" style:family="text">
      <style:text-properties fo:color="#000000" loext:opacity="100%" officeooo:rsid="0a2ed517"/>
    </style:style>
    <style:style style:name="T278" style:family="text">
      <style:text-properties fo:color="#000000" loext:opacity="100%" officeooo:rsid="001ef248"/>
    </style:style>
    <style:style style:name="T279" style:family="text">
      <style:text-properties officeooo:rsid="0630bde1"/>
    </style:style>
    <style:style style:name="T280" style:family="text">
      <style:text-properties officeooo:rsid="0630e6d2"/>
    </style:style>
    <style:style style:name="T281" style:family="text">
      <style:text-properties officeooo:rsid="0632634d"/>
    </style:style>
    <style:style style:name="T282" style:family="text">
      <style:text-properties officeooo:rsid="063f891b"/>
    </style:style>
    <style:style style:name="T283" style:family="text">
      <style:text-properties officeooo:rsid="064258da"/>
    </style:style>
    <style:style style:name="T284" style:family="text">
      <style:text-properties officeooo:rsid="0266a03d"/>
    </style:style>
    <style:style style:name="T285" style:family="text">
      <style:text-properties officeooo:rsid="04c3f600"/>
    </style:style>
    <style:style style:name="T286" style:family="text">
      <style:text-properties officeooo:rsid="0687f7f1"/>
    </style:style>
    <style:style style:name="T287" style:family="text">
      <style:text-properties officeooo:rsid="014ced5f"/>
    </style:style>
    <style:style style:name="T288" style:family="text">
      <style:text-properties officeooo:rsid="0155be70"/>
    </style:style>
    <style:style style:name="T289" style:family="text">
      <style:text-properties officeooo:rsid="015ce502"/>
    </style:style>
    <style:style style:name="T290" style:family="text">
      <style:text-properties officeooo:rsid="028e224a"/>
    </style:style>
    <style:style style:name="T291" style:family="text">
      <style:text-properties officeooo:rsid="02888261"/>
    </style:style>
    <style:style style:name="T292" style:family="text">
      <style:text-properties officeooo:rsid="068c75df"/>
    </style:style>
    <style:style style:name="T293" style:family="text">
      <style:text-properties officeooo:rsid="06924a9f"/>
    </style:style>
    <style:style style:name="T294" style:family="text">
      <style:text-properties officeooo:rsid="0694368c"/>
    </style:style>
    <style:style style:name="T295" style:family="text">
      <style:text-properties officeooo:rsid="0698b5d2"/>
    </style:style>
    <style:style style:name="T296" style:family="text">
      <style:text-properties officeooo:rsid="06a2245f"/>
    </style:style>
    <style:style style:name="T297" style:family="text">
      <style:text-properties officeooo:rsid="06a2e7ae"/>
    </style:style>
    <style:style style:name="T298" style:family="text">
      <style:text-properties officeooo:rsid="06a2e806"/>
    </style:style>
    <style:style style:name="T299" style:family="text">
      <style:text-properties officeooo:rsid="06a4d04a"/>
    </style:style>
    <style:style style:name="T300" style:family="text">
      <style:text-properties officeooo:rsid="06c54271"/>
    </style:style>
    <style:style style:name="T301" style:family="text">
      <style:text-properties officeooo:rsid="06c609ea"/>
    </style:style>
    <style:style style:name="T302" style:family="text">
      <style:text-properties officeooo:rsid="06c6be79"/>
    </style:style>
    <style:style style:name="T303" style:family="text">
      <style:text-properties officeooo:rsid="06cb78c7"/>
    </style:style>
    <style:style style:name="T304" style:family="text">
      <style:text-properties officeooo:rsid="06cd57a3"/>
    </style:style>
    <style:style style:name="T305" style:family="text">
      <style:text-properties officeooo:rsid="06d58571"/>
    </style:style>
    <style:style style:name="T306" style:family="text">
      <style:text-properties officeooo:rsid="06da2a9c"/>
    </style:style>
    <style:style style:name="T307" style:family="text">
      <style:text-properties officeooo:rsid="06dc56a7"/>
    </style:style>
    <style:style style:name="T308" style:family="text">
      <style:text-properties officeooo:rsid="06dcd6aa"/>
    </style:style>
    <style:style style:name="T309" style:family="text">
      <style:text-properties officeooo:rsid="06e392b1"/>
    </style:style>
    <style:style style:name="T310" style:family="text">
      <style:text-properties officeooo:rsid="06e3fdf1"/>
    </style:style>
    <style:style style:name="T311" style:family="text">
      <style:text-properties officeooo:rsid="06ea2775"/>
    </style:style>
    <style:style style:name="T312" style:family="text">
      <style:text-properties officeooo:rsid="07658a33"/>
    </style:style>
    <style:style style:name="T313" style:family="text">
      <style:text-properties officeooo:rsid="06eee45b"/>
    </style:style>
    <style:style style:name="T314" style:family="text">
      <style:text-properties officeooo:rsid="06f06d4f"/>
    </style:style>
    <style:style style:name="T315" style:family="text">
      <style:text-properties officeooo:rsid="070137aa"/>
    </style:style>
    <style:style style:name="T316" style:family="text">
      <style:text-properties officeooo:rsid="06f0ba5f"/>
    </style:style>
    <style:style style:name="T317" style:family="text">
      <style:text-properties officeooo:rsid="06fd6d83"/>
    </style:style>
    <style:style style:name="T318" style:family="text">
      <style:text-properties officeooo:rsid="075f1cf2"/>
    </style:style>
    <style:style style:name="T319" style:family="text">
      <style:text-properties officeooo:rsid="076134cd"/>
    </style:style>
    <style:style style:name="T320" style:family="text">
      <style:text-properties officeooo:rsid="06f9a78e"/>
    </style:style>
    <style:style style:name="T321" style:family="text">
      <style:text-properties officeooo:rsid="06e57b6f"/>
    </style:style>
    <style:style style:name="T322" style:family="text">
      <style:text-properties officeooo:rsid="06e90204"/>
    </style:style>
    <style:style style:name="T323" style:family="text">
      <style:text-properties officeooo:rsid="0702f988"/>
    </style:style>
    <style:style style:name="T324" style:family="text">
      <style:text-properties officeooo:rsid="070b7a11"/>
    </style:style>
    <style:style style:name="T325" style:family="text">
      <style:text-properties officeooo:rsid="077198be"/>
    </style:style>
    <style:style style:name="T326" style:family="text">
      <style:text-properties officeooo:rsid="0776312b"/>
    </style:style>
    <style:style style:name="T327" style:family="text">
      <style:text-properties officeooo:rsid="07372ed1"/>
    </style:style>
    <style:style style:name="T328" style:family="text">
      <style:text-properties officeooo:rsid="07426de7"/>
    </style:style>
    <style:style style:name="T329" style:family="text">
      <style:text-properties officeooo:rsid="07378e90"/>
    </style:style>
    <style:style style:name="T330" style:family="text">
      <style:text-properties officeooo:rsid="07787692"/>
    </style:style>
    <style:style style:name="T331" style:family="text">
      <style:text-properties officeooo:rsid="0792ac25"/>
    </style:style>
    <style:style style:name="T332" style:family="text">
      <style:text-properties officeooo:rsid="07953926"/>
    </style:style>
    <style:style style:name="T333" style:family="text">
      <style:text-properties officeooo:rsid="079fc458"/>
    </style:style>
    <style:style style:name="T334" style:family="text">
      <style:text-properties officeooo:rsid="07a11fd4"/>
    </style:style>
    <style:style style:name="T335" style:family="text">
      <style:text-properties officeooo:rsid="07a3d5cb"/>
    </style:style>
    <style:style style:name="T336" style:family="text">
      <style:text-properties officeooo:rsid="07a754ef"/>
    </style:style>
    <style:style style:name="T337" style:family="text">
      <style:text-properties officeooo:rsid="07aafc01"/>
    </style:style>
    <style:style style:name="T338" style:family="text">
      <style:text-properties officeooo:rsid="07abb50c"/>
    </style:style>
    <style:style style:name="T339" style:family="text">
      <style:text-properties officeooo:rsid="07acc1cd"/>
    </style:style>
    <style:style style:name="T340" style:family="text">
      <style:text-properties officeooo:rsid="07ae3c7a"/>
    </style:style>
    <style:style style:name="T341" style:family="text">
      <style:text-properties officeooo:rsid="07d9b90d"/>
    </style:style>
    <style:style style:name="T342" style:family="text">
      <style:text-properties officeooo:rsid="08115b3e"/>
    </style:style>
    <style:style style:name="T343" style:family="text">
      <style:text-properties officeooo:rsid="0812837b"/>
    </style:style>
    <style:style style:name="T344" style:family="text">
      <style:text-properties officeooo:rsid="08144456"/>
    </style:style>
    <style:style style:name="T345" style:family="text">
      <style:text-properties officeooo:rsid="0816334b"/>
    </style:style>
    <style:style style:name="T346" style:family="text">
      <style:text-properties officeooo:rsid="08179461"/>
    </style:style>
    <style:style style:name="T347" style:family="text">
      <style:text-properties officeooo:rsid="081b5e95"/>
    </style:style>
    <style:style style:name="T348" style:family="text">
      <style:text-properties officeooo:rsid="081dab6e"/>
    </style:style>
    <style:style style:name="T349" style:family="text">
      <style:text-properties officeooo:rsid="081eb317"/>
    </style:style>
    <style:style style:name="T350" style:family="text">
      <style:text-properties officeooo:rsid="0820a6dd"/>
    </style:style>
    <style:style style:name="T351" style:family="text">
      <style:text-properties officeooo:rsid="08215de5"/>
    </style:style>
    <style:style style:name="T352" style:family="text">
      <style:text-properties officeooo:rsid="082257bd"/>
    </style:style>
    <style:style style:name="T353" style:family="text">
      <style:text-properties officeooo:rsid="0824751d"/>
    </style:style>
    <style:style style:name="T354" style:family="text">
      <style:text-properties officeooo:rsid="08280603"/>
    </style:style>
    <style:style style:name="T355" style:family="text">
      <style:text-properties officeooo:rsid="0829a2ec"/>
    </style:style>
    <style:style style:name="T356" style:family="text">
      <style:text-properties officeooo:rsid="0854fa43"/>
    </style:style>
    <style:style style:name="T357" style:family="text">
      <style:text-properties officeooo:rsid="0859e45b"/>
    </style:style>
    <style:style style:name="T358" style:family="text">
      <style:text-properties officeooo:rsid="086a672d"/>
    </style:style>
    <style:style style:name="T359" style:family="text">
      <style:text-properties officeooo:rsid="086ba121"/>
    </style:style>
    <style:style style:name="T360" style:family="text">
      <style:text-properties officeooo:rsid="086ca09e"/>
    </style:style>
    <style:style style:name="T361" style:family="text">
      <style:text-properties officeooo:rsid="08706bb2"/>
    </style:style>
    <style:style style:name="T362" style:family="text">
      <style:text-properties officeooo:rsid="087fbf03"/>
    </style:style>
    <style:style style:name="T363" style:family="text">
      <style:text-properties officeooo:rsid="08909687"/>
    </style:style>
    <style:style style:name="T364" style:family="text">
      <style:text-properties officeooo:rsid="089389fb"/>
    </style:style>
    <style:style style:name="T365" style:family="text">
      <style:text-properties officeooo:rsid="028c96d1"/>
    </style:style>
    <style:style style:name="T366" style:family="text">
      <style:text-properties officeooo:rsid="02ee6843"/>
    </style:style>
    <style:style style:name="T367" style:family="text">
      <style:text-properties officeooo:rsid="02eaf4dd"/>
    </style:style>
    <style:style style:name="T368" style:family="text">
      <style:text-properties officeooo:rsid="02a5fda7"/>
    </style:style>
    <style:style style:name="T369" style:family="text">
      <style:text-properties officeooo:rsid="029cd5c7"/>
    </style:style>
    <style:style style:name="T370" style:family="text">
      <style:text-properties officeooo:rsid="02a70bac"/>
    </style:style>
    <style:style style:name="T371" style:family="text">
      <style:text-properties officeooo:rsid="08a03832"/>
    </style:style>
    <style:style style:name="T372" style:family="text">
      <style:text-properties officeooo:rsid="08a9f99a"/>
    </style:style>
    <style:style style:name="T373" style:family="text">
      <style:text-properties officeooo:rsid="08ad8c0b"/>
    </style:style>
    <style:style style:name="T374" style:family="text">
      <style:text-properties officeooo:rsid="08b03487"/>
    </style:style>
    <style:style style:name="T375" style:family="text">
      <style:text-properties officeooo:rsid="08b91b2e"/>
    </style:style>
    <style:style style:name="T376" style:family="text">
      <style:text-properties fo:language="en" fo:country="US"/>
    </style:style>
    <style:style style:name="T377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8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79" style:family="text">
      <style:text-properties fo:language="en" fo:country="US" officeooo:rsid="08da3931"/>
    </style:style>
    <style:style style:name="T380" style:family="text">
      <style:text-properties officeooo:rsid="08c6af2e"/>
    </style:style>
    <style:style style:name="T381" style:family="text">
      <style:text-properties officeooo:rsid="08c6ccff"/>
    </style:style>
    <style:style style:name="T382" style:family="text">
      <style:text-properties officeooo:rsid="08c7e922"/>
    </style:style>
    <style:style style:name="T383" style:family="text">
      <style:text-properties officeooo:rsid="08c97ae5"/>
    </style:style>
    <style:style style:name="T384" style:family="text">
      <style:text-properties officeooo:rsid="08d766e1"/>
    </style:style>
    <style:style style:name="T385" style:family="text">
      <style:text-properties officeooo:rsid="08da3931"/>
    </style:style>
    <style:style style:name="T386" style:family="text">
      <style:text-properties officeooo:rsid="08fe660d"/>
    </style:style>
    <style:style style:name="T387" style:family="text">
      <style:text-properties officeooo:rsid="09002f8f"/>
    </style:style>
    <style:style style:name="T388" style:family="text">
      <style:text-properties officeooo:rsid="09032969"/>
    </style:style>
    <style:style style:name="T389" style:family="text">
      <style:text-properties officeooo:rsid="0918fd11"/>
    </style:style>
    <style:style style:name="T390" style:family="text">
      <style:text-properties officeooo:rsid="091a521f"/>
    </style:style>
    <style:style style:name="T391" style:family="text">
      <style:text-properties officeooo:rsid="091bcf8f"/>
    </style:style>
    <style:style style:name="T392" style:family="text">
      <style:text-properties officeooo:rsid="0925b3e0"/>
    </style:style>
    <style:style style:name="T393" style:family="text">
      <style:text-properties officeooo:rsid="092c9089"/>
    </style:style>
    <style:style style:name="T394" style:family="text">
      <style:text-properties officeooo:rsid="092f4656"/>
    </style:style>
    <style:style style:name="T395" style:family="text">
      <style:text-properties officeooo:rsid="09360666"/>
    </style:style>
    <style:style style:name="T396" style:family="text">
      <style:text-properties officeooo:rsid="093761f3"/>
    </style:style>
    <style:style style:name="T397" style:family="text">
      <style:text-properties officeooo:rsid="093c97f8"/>
    </style:style>
    <style:style style:name="T398" style:family="text">
      <style:text-properties officeooo:rsid="09473bb0"/>
    </style:style>
    <style:style style:name="T399" style:family="text">
      <style:text-properties officeooo:rsid="094a1110"/>
    </style:style>
    <style:style style:name="T400" style:family="text">
      <style:text-properties officeooo:rsid="094d6bc5"/>
    </style:style>
    <style:style style:name="T401" style:family="text">
      <style:text-properties officeooo:rsid="09535b25"/>
    </style:style>
    <style:style style:name="T402" style:family="text">
      <style:text-properties officeooo:rsid="095570fe"/>
    </style:style>
    <style:style style:name="T403" style:family="text">
      <style:text-properties officeooo:rsid="095b9fb6"/>
    </style:style>
    <style:style style:name="T404" style:family="text">
      <style:text-properties officeooo:rsid="095da728"/>
    </style:style>
    <style:style style:name="T405" style:family="text">
      <style:text-properties officeooo:rsid="09613d8f"/>
    </style:style>
    <style:style style:name="T406" style:family="text">
      <style:text-properties officeooo:rsid="09684632"/>
    </style:style>
    <style:style style:name="T407" style:family="text">
      <style:text-properties officeooo:rsid="09694a84"/>
    </style:style>
    <style:style style:name="T408" style:family="text">
      <style:text-properties officeooo:rsid="0969db1d"/>
    </style:style>
    <style:style style:name="T409" style:family="text">
      <style:text-properties officeooo:rsid="09705496"/>
    </style:style>
    <style:style style:name="T410" style:family="text">
      <style:text-properties officeooo:rsid="0978b48f"/>
    </style:style>
    <style:style style:name="T411" style:family="text">
      <style:text-properties officeooo:rsid="09867658"/>
    </style:style>
    <style:style style:name="T412" style:family="text">
      <style:text-properties officeooo:rsid="099b9b99"/>
    </style:style>
    <style:style style:name="T413" style:family="text">
      <style:text-properties officeooo:rsid="09b2e3d2"/>
    </style:style>
    <style:style style:name="T414" style:family="text">
      <style:text-properties officeooo:rsid="09b5c389"/>
    </style:style>
    <style:style style:name="T415" style:family="text">
      <style:text-properties officeooo:rsid="09bc4a30"/>
    </style:style>
    <style:style style:name="T416" style:family="text">
      <style:text-properties officeooo:rsid="09bd0c70"/>
    </style:style>
    <style:style style:name="T417" style:family="text">
      <style:text-properties officeooo:rsid="09bdcc31"/>
    </style:style>
    <style:style style:name="T418" style:family="text">
      <style:text-properties officeooo:rsid="09c32a43"/>
    </style:style>
    <style:style style:name="T419" style:family="text">
      <style:text-properties officeooo:rsid="09cc2998"/>
    </style:style>
    <style:style style:name="T420" style:family="text">
      <style:text-properties officeooo:rsid="09d79e5a"/>
    </style:style>
    <style:style style:name="T421" style:family="text">
      <style:text-properties officeooo:rsid="09dad5fb"/>
    </style:style>
    <style:style style:name="T422" style:family="text">
      <style:text-properties officeooo:rsid="09e0a9b5"/>
    </style:style>
    <style:style style:name="T423" style:family="text">
      <style:text-properties officeooo:rsid="09e1ec51"/>
    </style:style>
    <style:style style:name="T424" style:family="text">
      <style:text-properties officeooo:rsid="09eb7c0c"/>
    </style:style>
    <style:style style:name="T425" style:family="text">
      <style:text-properties officeooo:rsid="09ecc658"/>
    </style:style>
    <style:style style:name="T426" style:family="text">
      <style:text-properties officeooo:rsid="09f25a57"/>
    </style:style>
    <style:style style:name="T427" style:family="text">
      <style:text-properties officeooo:rsid="06b110d7"/>
    </style:style>
    <style:style style:name="T428" style:family="text">
      <style:text-properties officeooo:rsid="09f580ca"/>
    </style:style>
    <style:style style:name="T429" style:family="text">
      <style:text-properties officeooo:rsid="0a04f255"/>
    </style:style>
    <style:style style:name="T430" style:family="text">
      <style:text-properties officeooo:rsid="0a05645b"/>
    </style:style>
    <style:style style:name="T431" style:family="text">
      <style:text-properties officeooo:rsid="0a0db322"/>
    </style:style>
    <style:style style:name="T432" style:family="text">
      <style:text-properties officeooo:rsid="0a0ea6fc"/>
    </style:style>
    <style:style style:name="T433" style:family="text">
      <style:text-properties officeooo:rsid="0a124ee3"/>
    </style:style>
    <style:style style:name="T434" style:family="text">
      <style:text-properties officeooo:rsid="0a2a5cbc"/>
    </style:style>
    <style:style style:name="T435" style:family="text">
      <style:text-properties officeooo:rsid="0a2bfb48"/>
    </style:style>
    <style:style style:name="T436" style:family="text">
      <style:text-properties officeooo:rsid="0a33bdcd"/>
    </style:style>
    <style:style style:name="T437" style:family="text">
      <style:text-properties officeooo:rsid="0a342062"/>
    </style:style>
    <style:style style:name="T438" style:family="text">
      <style:text-properties officeooo:rsid="0a35d9f6"/>
    </style:style>
    <style:style style:name="T439" style:family="text">
      <style:text-properties officeooo:rsid="0a3b12aa"/>
    </style:style>
    <style:style style:name="T440" style:family="text">
      <style:text-properties officeooo:rsid="0471c6f8"/>
    </style:style>
    <style:style style:name="T441" style:family="text">
      <style:text-properties officeooo:rsid="0a4f7db8"/>
    </style:style>
    <style:style style:name="T442" style:family="text">
      <style:text-properties officeooo:rsid="014c05b8"/>
    </style:style>
    <style:style style:name="T443" style:family="text">
      <style:text-properties officeooo:rsid="0a5150ab"/>
    </style:style>
    <style:style style:name="T444" style:family="text">
      <style:text-properties officeooo:rsid="0a5f726c"/>
    </style:style>
    <style:style style:name="T445" style:family="text">
      <style:text-properties officeooo:rsid="0a612530"/>
    </style:style>
    <style:style style:name="T446" style:family="text">
      <style:text-properties officeooo:rsid="0a64de2b"/>
    </style:style>
    <style:style style:name="T447" style:family="text">
      <style:text-properties officeooo:rsid="0a6cd774"/>
    </style:style>
    <style:style style:name="T448" style:family="text">
      <style:text-properties officeooo:rsid="0a7bda6e"/>
    </style:style>
    <style:style style:name="T449" style:family="text">
      <style:text-properties officeooo:rsid="0a80c0ad"/>
    </style:style>
    <style:style style:name="T450" style:family="text">
      <style:text-properties officeooo:rsid="0a837ed5"/>
    </style:style>
    <style:style style:name="T451" style:family="text">
      <style:text-properties officeooo:rsid="0a84a2e5"/>
    </style:style>
    <style:style style:name="T452" style:family="text">
      <style:text-properties officeooo:rsid="0a8549c2"/>
    </style:style>
    <style:style style:name="T453" style:family="text">
      <style:text-properties officeooo:rsid="0a8b0dbf"/>
    </style:style>
    <style:style style:name="T454" style:family="text">
      <style:text-properties officeooo:rsid="0a900b00"/>
    </style:style>
    <style:style style:name="T455" style:family="text">
      <style:text-properties officeooo:rsid="0a9538be"/>
    </style:style>
    <style:style style:name="T456" style:family="text">
      <style:text-properties officeooo:rsid="0a9901c8"/>
    </style:style>
    <style:style style:name="T457" style:family="text">
      <style:text-properties officeooo:rsid="0a994309"/>
    </style:style>
    <style:style style:name="T458" style:family="text">
      <style:text-properties officeooo:rsid="0a996f94"/>
    </style:style>
    <style:style style:name="T459" style:family="text">
      <style:text-properties officeooo:rsid="0aaa34d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34">deep</text:span> mathematical understanding of <text:span text:style-name="T333">DNNs</text:span></text:p>
      <text:p text:style-name="P190"/>
      <text:p text:style-name="P200">Jiang J.</text:p>
      <text:p text:style-name="P197">Data Engineer, Data Scientist</text:p>
      <text:p text:style-name="P198"><text:span text:style-name="T5">ENSEEIHT </text:span>Computer Science Engineering Degree</text:p>
      <text:p text:style-name="P198"><text:span text:style-name="T5">INP Toulouse Dual</text:span> MSc <text:span text:style-name="T5">Research</text:span> <text:span text:style-name="T3">Degree</text:span> in AI, Big Data <text:span text:style-name="T384">and</text:span> Ops</text:p>
      <text:p text:style-name="P199">France</text:p>
      <text:p text:style-name="P196"/>
      <text:p text:style-name="P186"/>
      <text:p text:style-name="P191">Abstract</text:p>
      <text:p text:style-name="P187">Frameworks such as Tensor<text:span text:style-name="T117">F</text:span>low or Py<text:span text:style-name="T117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34">T</text:span>he <text:span text:style-name="T4">proper</text:span> math aspect <text:span text:style-name="T7">is</text:span> <text:span text:style-name="T7">little by little </text:span>forgotten.</text:p>
      <text:p text:style-name="P188"><text:span text:style-name="T435">Matri</text:span><text:span text:style-name="T437">x</text:span><text:span text:style-name="T435">, </text:span><text:span text:style-name="T409">Normalized vector space, </text:span><text:span text:style-name="T436">Limit </text:span><text:span text:style-name="T438">plus</text:span><text:span text:style-name="T436"> continuit</text:span><text:span text:style-name="T437">y, </text:span><text:span text:style-name="T447">Finite dimensional linear algebra</text:span><text:span text:style-name="T409"> </text:span><text:span text:style-name="T430">and</text:span><text:span text:style-name="T409"> </text:span><text:span text:style-name="T434">L</text:span><text:span text:style-name="T429">inear application </text:span><text:span text:style-name="T434">matri</text:span><text:span text:style-name="T437">x</text:span><text:span text:style-name="T399"> theories are supposed </text:span><text:span text:style-name="T400">known</text:span><text:span text:style-name="T399">. </text:span>The objective is to do a <text:span text:style-name="T380">collection</text:span> of the important <text:span text:style-name="T382">propositions</text:span> <text:span text:style-name="T395">explaining</text:span><text:span text:style-name="T381"> </text:span><text:span text:style-name="T335">dense neural network (DNN) </text:span><text:span text:style-name="T383">theor</text:span><text:span text:style-name="T396">ies</text:span>. These propositions will be mathematically proven.<text:span text:style-name="T399"> </text:span><text:span text:style-name="T8">The </text:span><text:span text:style-name="T130">subject</text:span><text:span text:style-name="T8"> </text:span><text:span text:style-name="T337">used </text:span><text:span text:style-name="T338">as</text:span><text:span text:style-name="T337"> reference</text:span><text:span text:style-name="T131"> </text:span><text:span text:style-name="T132">is</text:span><text:span text:style-name="T8"> </text:span><text:span text:style-name="T128">a multi-class classification problem </text:span><text:span text:style-name="T129">with</text:span><text:span text:style-name="T8"> – dense layers, </text:span><text:span text:style-name="T8"><draw:frame draw:style-name="fr4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36">and </text:span><text:span text:style-name="T8">Stochastic gradient descent optimizer. </text:span><text:span text:style-name="T339">But all the elements below </text:span><text:span text:style-name="T133">can be easily re-used or </text:span><text:span text:style-name="T231">re-define</text:span><text:span text:style-name="T232">d</text:span><text:span text:style-name="T133"> to cover regression</text:span><text:span text:style-name="T233">s</text:span><text:span text:style-name="T133">.</text:span></text:p>
      <text:p text:style-name="P189"/>
      <text:h text:style-name="P202" text:outline-level="1"><text:span text:style-name="T379">1</text:span><text:span text:style-name="T376"> – </text:span><text:span text:style-name="T378">Prerequisites</text:span><text:span text:style-name="T377"> and N</text:span><text:span text:style-name="T378">otations</text:span></text:h>
      <text:h text:style-name="P208" text:outline-level="2"><text:span text:style-name="T385">1</text:span>.1 – Matri<text:span text:style-name="T431">ces</text:span></text:h>
      <text:p text:style-name="P229"><text:line-break/><text:span text:style-name="T20">Convention –</text:span><text:span text:style-name="T115"> A vector is a matrix with only one row. Thus, </text:span><text:span text:style-name="T116">the real vector set</text:span><text:span text:style-name="T116"><draw:frame draw:style-name="fr1" draw:name="Objet8" text:anchor-type="as-char" svg:width="0.744cm" svg:height="0.527cm" draw:z-index="396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15">is equivalent to</text:span><text:span text:style-name="T115"><draw:frame draw:style-name="fr1" draw:name="Objet9" text:anchor-type="as-char" svg:width="1.05cm" svg:height="0.531cm" draw:z-index="397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15">.</text:span><text:line-break/></text:p>
      <text:p text:style-name="P231"><text:span text:style-name="T277">Notation</text:span><text:span text:style-name="T271"> –</text:span> <text:span text:style-name="T21">Let</text:span><text:span text:style-name="T21"><draw:frame draw:style-name="fr1" draw:name="Objet1" text:anchor-type="as-char" svg:width="1.422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8">for</text:span><text:span text:style-name="T78"><draw:frame draw:style-name="fr1" draw:name="Objet244" text:anchor-type="as-char" svg:width="1.625cm" svg:height="0.482cm" draw:z-index="3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8">and</text:span><text:span text:style-name="T78"><draw:frame draw:style-name="fr1" draw:name="Objet245" text:anchor-type="as-char" svg:width="1.787cm" svg:height="0.482cm" draw:z-index="3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">.</text:span><text:span text:style-name="T22"> Then a real matrix of dimension</text:span><text:span text:style-name="T22"><draw:frame draw:style-name="fr1" draw:name="Objet76" text:anchor-type="as-char" svg:width="1.088cm" svg:height="0.467cm" draw:z-index="398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14">will be</text:span><text:span text:style-name="T113"> noted as</text:span></text:p>
      <text:p text:style-name="P77"><draw:frame draw:style-name="fr1" draw:name="Objet5" text:anchor-type="as-char" svg:width="4.554cm" svg:height="2.281cm" draw:z-index="40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78"/>
      <text:p text:style-name="P26"><text:span text:style-name="T227">T</text:span>he following notation<text:span text:style-name="T228">s</text:span> <text:span text:style-name="T228">are</text:span> <text:span text:style-name="T439">also </text:span>considered</text:p>
      <text:p text:style-name="P23"><draw:frame draw:style-name="fr1" draw:name="Objet11" text:anchor-type="as-char" svg:width="2.057cm" svg:height="0.482cm" draw:z-index="41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43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4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text:soft-page-break/><draw:frame draw:style-name="fr1" draw:name="Objet16" text:anchor-type="as-char" svg:width="2.221cm" svg:height="0.482cm" draw:z-index="45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47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7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8"/>
      <text:p text:style-name="P78"><text:span text:style-name="T227">The notation</text:span><text:span text:style-name="T227"><draw:frame draw:style-name="fr1" draw:name="Objet6" text:anchor-type="as-char" svg:width="1.055cm" svg:height="0.531cm" draw:z-index="8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7" text:anchor-type="as-char" svg:width="1.088cm" svg:height="0.467cm" draw:z-index="8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8">with coefficients </text:span><text:span text:style-name="T219">in</text:span><text:span text:style-name="T219"><draw:frame draw:style-name="fr1" draw:name="Objet19" text:anchor-type="as-char" svg:width="0.556cm" svg:height="0.385cm" draw:z-index="9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7">.</text:span></text:p>
      <text:p text:style-name="P78"><text:span text:style-name="T227">The notation</text:span><text:span text:style-name="T227"><draw:frame draw:style-name="fr1" draw:name="Objet2" text:anchor-type="as-char" svg:width="1.7cm" svg:height="0.54cm" draw:z-index="9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9">means</text:span><text:span text:style-name="T227"> the matrix set of dimension</text:span><text:span text:style-name="T227"><draw:frame draw:style-name="fr1" draw:name="Objet3" text:anchor-type="as-char" svg:width="1.088cm" svg:height="0.467cm" draw:z-index="9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8">with coefficients </text:span><text:span text:style-name="T219">in</text:span><text:span text:style-name="T219"><draw:frame draw:style-name="fr1" draw:name="Objet126" text:anchor-type="as-char" svg:width="1.208cm" svg:height="0.467cm" draw:z-index="9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9">.</text:span></text:p>
      <text:p text:style-name="P79"><text:span text:style-name="T21"/></text:p>
      <text:p text:style-name="P230"><text:span text:style-name="T278">Notation</text:span><text:span text:style-name="T271"> –</text:span><text:span text:style-name="T21"> Let</text:span><text:span text:style-name="T21"><draw:frame draw:style-name="fr1" draw:name="Objet28" text:anchor-type="as-char" svg:width="1.713cm" svg:height="0.531cm" draw:z-index="9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1">, and</text:span><text:span text:style-name="T21"><draw:frame draw:style-name="fr1" draw:name="Objet29" text:anchor-type="as-char" svg:width="1.702cm" svg:height="0.531cm" draw:z-index="9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1">, and let the product noted</text:span><text:span text:style-name="T21"><draw:frame draw:style-name="fr1" draw:name="Objet30" text:anchor-type="as-char" svg:width="1.164cm" svg:height="0.467cm" draw:z-index="9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1">or</text:span><text:span text:style-name="T21"><draw:frame draw:style-name="fr1" draw:name="Objet31" text:anchor-type="as-char" svg:width="0.773cm" svg:height="0.467cm" draw:z-index="98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1">be</text:span></text:p>
      <text:p text:style-name="P81"><draw:frame draw:style-name="fr1" draw:name="Objet34" text:anchor-type="as-char" svg:width="2.746cm" svg:height="0.467cm" draw:z-index="99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221"><text:span text:style-name="T230">where</text:span><draw:frame draw:style-name="fr1" draw:name="Objet32" text:anchor-type="as-char" svg:width="0.506cm" svg:height="0.467cm" draw:z-index="100"><draw:object xlink:href="./Object 169" xlink:type="simple" xlink:show="embed" xlink:actuate="onLoad"/><draw:image xlink:href="./ObjectReplacements/Object 169" xlink:type="simple" xlink:show="embed" xlink:actuate="onLoad"/><svg:desc>formule</svg:desc></draw:frame><text:span text:style-name="T440">is in</text:span><draw:frame draw:style-name="fr1" draw:name="Objet4" text:anchor-type="as-char" svg:width="1.027cm" svg:height="0.531cm" draw:z-index="399"><draw:object xlink:href="./Object 8" xlink:type="simple" xlink:show="embed" xlink:actuate="onLoad"/><draw:image xlink:href="./ObjectReplacements/Object 8" xlink:type="simple" xlink:show="embed" xlink:actuate="onLoad"/><svg:desc>formule</svg:desc></draw:frame>with</text:p>
      <text:p text:style-name="P80"><text:span text:style-name="T136"><draw:frame draw:style-name="fr1" draw:name="Objet40" text:anchor-type="as-char" svg:width="2.057cm" svg:height="0.482cm" draw:z-index="101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36">,</text:span><text:span text:style-name="T136"><draw:frame draw:style-name="fr1" draw:name="Objet79" text:anchor-type="as-char" svg:width="2.171cm" svg:height="0.482cm" draw:z-index="102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36">,</text:span><draw:frame draw:style-name="fr1" draw:name="Objet27" text:anchor-type="as-char" svg:width="3.381cm" svg:height="1.139cm" draw:z-index="105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79"/>
      <text:p text:style-name="P220"><text:span text:style-name="T276">Notation</text:span><text:span text:style-name="T273"> –</text:span> Let<draw:frame draw:style-name="fr1" draw:name="Objet171" text:anchor-type="as-char" svg:width="1.115cm" svg:height="0.467cm" draw:z-index="106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107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86">scalar</text:span> wise product noted as<draw:frame draw:style-name="fr1" draw:name="Objet173" text:anchor-type="as-char" svg:width="1.064cm" svg:height="0.467cm" draw:z-index="108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76"><draw:frame draw:style-name="fr1" draw:name="Objet174" text:anchor-type="as-char" svg:width="2.939cm" svg:height="0.467cm" draw:z-index="109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75">where<draw:frame draw:style-name="fr1" draw:name="Objet175" text:anchor-type="as-char" svg:width="0.506cm" svg:height="0.467cm" draw:z-index="110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111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76"><draw:frame draw:style-name="fr1" draw:name="Objet169" text:anchor-type="as-char" svg:width="2.057cm" svg:height="0.482cm" draw:z-index="112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113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114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232">Notation – <text:span text:style-name="T21">The matrix transpose operation will be noted as</text:span><text:span text:style-name="T21"><draw:frame draw:style-name="fr1" draw:name="Objet13" text:anchor-type="as-char" svg:width="0.693cm" svg:height="0.527cm" draw:z-index="40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1">.</text:span></text:p>
      <text:p text:style-name="P235"/>
      <text:p text:style-name="P195"><text:span text:style-name="T9">Notation</text:span> – Let<draw:frame draw:style-name="fr1" draw:name="Objet358" text:anchor-type="as-char" svg:width="1.245cm" svg:height="0.527cm" draw:z-index="115"><draw:object xlink:href="./Object 358" xlink:type="simple" xlink:show="embed" xlink:actuate="onLoad"/><draw:image xlink:href="./ObjectReplacements/Object 358" xlink:type="simple" xlink:show="embed" xlink:actuate="onLoad"/></draw:frame><text:span text:style-name="T386">and</text:span><draw:frame draw:style-name="fr1" draw:name="Objet359" text:anchor-type="as-char" svg:width="1.245cm" svg:height="0.527cm" draw:z-index="116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97">Let</text:span><text:span text:style-name="T387"> the scalar product </text:span><text:span text:style-name="T405">on</text:span><text:span text:style-name="T404"><draw:frame draw:style-name="fr1" draw:name="Objet391" text:anchor-type="as-char" svg:width="0.688cm" svg:height="0.527cm" draw:z-index="117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88">between two vectors noted as</text:span><text:span text:style-name="T388"><draw:frame draw:style-name="fr1" draw:name="Objet375" text:anchor-type="as-char" svg:width="1.254cm" svg:height="0.54cm" draw:z-index="118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397">be</text:span></text:p>
      <text:p text:style-name="P192"><draw:frame draw:style-name="fr1" draw:name="Objet360" text:anchor-type="as-char" svg:width="5.295cm" svg:height="0.591cm" draw:z-index="119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193">Let<draw:frame draw:style-name="fr1" draw:name="Objet373" text:anchor-type="as-char" svg:width="1.235cm" svg:height="0.527cm" draw:z-index="120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398">Euclidean</text:span> norm <text:span text:style-name="T405">on</text:span><text:span text:style-name="T404"><draw:frame draw:style-name="fr1" draw:name="Objet390" text:anchor-type="as-char" svg:width="0.688cm" svg:height="0.527cm" draw:z-index="121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1" draw:name="Objet374" text:anchor-type="as-char" svg:width="0.931cm" svg:height="0.531cm" draw:z-index="122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194"><draw:frame draw:style-name="fr1" draw:name="Objet377" text:anchor-type="as-char" svg:width="3.939cm" svg:height="0.633cm" draw:z-index="124"><draw:object xlink:href="./Object 377" xlink:type="simple" xlink:show="embed" xlink:actuate="onLoad"/><draw:image xlink:href="./ObjectReplacements/Object 377" xlink:type="simple" xlink:show="embed" xlink:actuate="onLoad"/><svg:desc>formule</svg:desc></draw:frame></text:p>
      <text:p text:style-name="P236"/>
      <text:h text:style-name="P209" text:outline-level="2"><text:soft-page-break/><text:span text:style-name="T385">1</text:span>.<text:span text:style-name="T385">2</text:span> – <text:span text:style-name="T389">Function</text:span><text:span text:style-name="T127">s</text:span></text:h>
      <text:p text:style-name="P223"/>
      <text:p text:style-name="P237"><text:span text:style-name="T9">Notation –</text:span> <text:span text:style-name="T287">Let</text:span><text:span text:style-name="T287"><draw:frame draw:style-name="fr1" draw:name="Objet33" text:anchor-type="as-char" svg:width="1.341cm" svg:height="0.527cm" draw:z-index="401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444">and</text:span><text:span text:style-name="T444"><draw:frame draw:style-name="fr1" draw:name="Objet315" text:anchor-type="as-char" svg:width="1.402cm" svg:height="0.527cm" draw:z-index="408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442">.</text:span></text:p>
      <text:p text:style-name="P237"><text:span text:style-name="T442"><text:line-break/></text:span><text:span text:style-name="T441">The notation</text:span><text:span text:style-name="T441"><draw:frame draw:style-name="fr1" draw:name="Objet340" text:anchor-type="as-char" svg:width="1.79cm" svg:height="0.508cm" draw:z-index="402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443">means the application from</text:span><text:span text:style-name="T216"><draw:frame draw:style-name="fr1" draw:name="Objet341" text:anchor-type="as-char" svg:width="0.499cm" svg:height="0.467cm" draw:z-index="403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216">to</text:span><text:span text:style-name="T216"><draw:frame draw:style-name="fr1" draw:name="Objet376" text:anchor-type="as-char" svg:width="0.506cm" svg:height="0.467cm" draw:z-index="404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216">.</text:span></text:p>
      <text:p text:style-name="P238">The notation<draw:frame draw:style-name="fr1" draw:name="Objet415" text:anchor-type="as-char" svg:width="1.639cm" svg:height="0.506cm" draw:z-index="405"><draw:object xlink:href="./Object 415" xlink:type="simple" xlink:show="embed" xlink:actuate="onLoad"/><draw:image xlink:href="./ObjectReplacements/Object 415" xlink:type="simple" xlink:show="embed" xlink:actuate="onLoad"/><svg:desc>formule</svg:desc></draw:frame>means the <text:span text:style-name="T144">set of </text:span>continuous <text:span text:style-name="T443">application</text:span><text:span text:style-name="T446">s</text:span> from<text:span text:style-name="T216"><draw:frame draw:style-name="fr1" draw:name="Objet416" text:anchor-type="as-char" svg:width="0.499cm" svg:height="0.467cm" draw:z-index="406"><draw:object xlink:href="./Object 416" xlink:type="simple" xlink:show="embed" xlink:actuate="onLoad"/><draw:image xlink:href="./ObjectReplacements/Object 416" xlink:type="simple" xlink:show="embed" xlink:actuate="onLoad"/><svg:desc>formule</svg:desc></draw:frame></text:span><text:span text:style-name="T216">to</text:span><text:span text:style-name="T216"><draw:frame draw:style-name="fr1" draw:name="Objet417" text:anchor-type="as-char" svg:width="0.506cm" svg:height="0.467cm" draw:z-index="407"><draw:object xlink:href="./Object 417" xlink:type="simple" xlink:show="embed" xlink:actuate="onLoad"/><draw:image xlink:href="./ObjectReplacements/Object 417" xlink:type="simple" xlink:show="embed" xlink:actuate="onLoad"/><svg:desc>formule</svg:desc></draw:frame></text:span>.</text:p>
      <text:p text:style-name="P225">The notation<draw:frame draw:style-name="fr1" draw:name="Objet419" text:anchor-type="as-char" svg:width="1.94cm" svg:height="0.506cm" draw:z-index="409"><draw:object xlink:href="./Object 419" xlink:type="simple" xlink:show="embed" xlink:actuate="onLoad"/><draw:image xlink:href="./ObjectReplacements/Object 419" xlink:type="simple" xlink:show="embed" xlink:actuate="onLoad"/><svg:desc>formule</svg:desc></draw:frame>means the set of linear application<text:span text:style-name="T446">s </text:span><text:span text:style-name="T287">from</text:span><text:span text:style-name="T216"><draw:frame draw:style-name="fr1" draw:name="Objet420" text:anchor-type="as-char" svg:width="0.499cm" svg:height="0.467cm" draw:z-index="410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216">to</text:span><text:span text:style-name="T216"><draw:frame draw:style-name="fr1" draw:name="Objet421" text:anchor-type="as-char" svg:width="0.506cm" svg:height="0.467cm" draw:z-index="411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216">. </text:span></text:p>
      <text:p text:style-name="P223"/>
      <text:p text:style-name="P212"><text:span text:style-name="T19">Definition –</text:span><text:span text:style-name="T453"> </text:span>Let<draw:frame draw:style-name="fr1" draw:name="Objet428" text:anchor-type="as-char" svg:width="1.341cm" svg:height="0.527cm" draw:z-index="423"><draw:object xlink:href="./Object 428" xlink:type="simple" xlink:show="embed" xlink:actuate="onLoad"/><draw:image xlink:href="./ObjectReplacements/Object 428" xlink:type="simple" xlink:show="embed" xlink:actuate="onLoad"/><svg:desc>formule</svg:desc></draw:frame><text:span text:style-name="T444">and</text:span><text:span text:style-name="T444"><draw:frame draw:style-name="fr1" draw:name="Objet429" text:anchor-type="as-char" svg:width="1.402cm" svg:height="0.527cm" draw:z-index="424"><draw:object xlink:href="./Object 429" xlink:type="simple" xlink:show="embed" xlink:actuate="onLoad"/><draw:image xlink:href="./ObjectReplacements/Object 429" xlink:type="simple" xlink:show="embed" xlink:actuate="onLoad"/><svg:desc>formule</svg:desc></draw:frame></text:span><text:span text:style-name="T442">. </text:span><text:span text:style-name="T454">Let</text:span><text:span text:style-name="T454"><draw:frame draw:style-name="fr1" draw:name="Objet426" text:anchor-type="as-char" svg:width="1.79cm" svg:height="0.508cm" draw:z-index="422"><draw:object xlink:href="./Object 426" xlink:type="simple" xlink:show="embed" xlink:actuate="onLoad"/><draw:image xlink:href="./ObjectReplacements/Object 426" xlink:type="simple" xlink:show="embed" xlink:actuate="onLoad"/><svg:desc>formule</svg:desc></draw:frame></text:span><text:span text:style-name="T454">. </text:span>Then<draw:frame draw:style-name="fr1" draw:name="Objet432" text:anchor-type="as-char" svg:width="0.404cm" svg:height="0.467cm" draw:z-index="425"><draw:object xlink:href="./Object 432" xlink:type="simple" xlink:show="embed" xlink:actuate="onLoad"/><draw:image xlink:href="./ObjectReplacements/Object 432" xlink:type="simple" xlink:show="embed" xlink:actuate="onLoad"/><svg:desc>formule</svg:desc></draw:frame><text:span text:style-name="T456">differentiable </text:span><text:span text:style-name="T458">on</text:span><text:span text:style-name="T458"><draw:frame draw:style-name="fr1" draw:name="Objet433" text:anchor-type="as-char" svg:width="0.499cm" svg:height="0.467cm" draw:z-index="426"><draw:object xlink:href="./Object 433" xlink:type="simple" xlink:show="embed" xlink:actuate="onLoad"/><draw:image xlink:href="./ObjectReplacements/Object 433" xlink:type="simple" xlink:show="embed" xlink:actuate="onLoad"/><svg:desc>formule</svg:desc></draw:frame></text:span>is equivalent to<text:span text:style-name="T453"><text:line-break/></text:span></text:p>
      <text:p text:style-name="P214"><draw:frame draw:style-name="fr1" draw:name="Objet434" text:anchor-type="as-char" svg:width="1.513cm" svg:height="0.467cm" draw:z-index="427"><draw:object xlink:href="./Object 434" xlink:type="simple" xlink:show="embed" xlink:actuate="onLoad"/><draw:image xlink:href="./ObjectReplacements/Object 434" xlink:type="simple" xlink:show="embed" xlink:actuate="onLoad"/><svg:desc>formule</svg:desc></draw:frame>,<draw:frame draw:style-name="fr1" draw:name="Objet435" text:anchor-type="as-char" svg:width="6.511cm" svg:height="1.722cm" draw:z-index="428"><draw:object xlink:href="./Object 435" xlink:type="simple" xlink:show="embed" xlink:actuate="onLoad"/><draw:image xlink:href="./ObjectReplacements/Object 435" xlink:type="simple" xlink:show="embed" xlink:actuate="onLoad"/><svg:desc>formule</svg:desc></draw:frame>,<draw:frame draw:style-name="fr1" draw:name="Objet436" text:anchor-type="as-char" svg:width="5.858cm" svg:height="0.998cm" draw:z-index="429"><draw:object xlink:href="./Object 436" xlink:type="simple" xlink:show="embed" xlink:actuate="onLoad"/><draw:image xlink:href="./ObjectReplacements/Object 436" xlink:type="simple" xlink:show="embed" xlink:actuate="onLoad"/><svg:desc>formule</svg:desc></draw:frame></text:p>
      <text:p text:style-name="P213"/>
      <text:p text:style-name="P224">The notation<draw:frame draw:style-name="fr1" draw:name="Objet378" text:anchor-type="as-char" svg:width="1.695cm" svg:height="0.506cm" draw:z-index="419"><draw:object xlink:href="./Object 379" xlink:type="simple" xlink:show="embed" xlink:actuate="onLoad"/><draw:image xlink:href="./ObjectReplacements/Object 379" xlink:type="simple" xlink:show="embed" xlink:actuate="onLoad"/><svg:desc>formule</svg:desc></draw:frame>means the <text:span text:style-name="T144">set of </text:span><text:span text:style-name="T445">differentiable</text:span> <text:span text:style-name="T443">application</text:span><text:span text:style-name="T446">s</text:span> from<text:span text:style-name="T216"><draw:frame draw:style-name="fr1" draw:name="Objet379" text:anchor-type="as-char" svg:width="0.499cm" svg:height="0.467cm" draw:z-index="420"><draw:object xlink:href="./Object 409" xlink:type="simple" xlink:show="embed" xlink:actuate="onLoad"/><draw:image xlink:href="./ObjectReplacements/Object 409" xlink:type="simple" xlink:show="embed" xlink:actuate="onLoad"/><svg:desc>formule</svg:desc></draw:frame></text:span><text:span text:style-name="T216">to</text:span><text:span text:style-name="T216"><draw:frame draw:style-name="fr1" draw:name="Objet418" text:anchor-type="as-char" svg:width="0.506cm" svg:height="0.467cm" draw:z-index="421"><draw:object xlink:href="./Object 418" xlink:type="simple" xlink:show="embed" xlink:actuate="onLoad"/><draw:image xlink:href="./ObjectReplacements/Object 418" xlink:type="simple" xlink:show="embed" xlink:actuate="onLoad"/><svg:desc>formule</svg:desc></draw:frame></text:span>.</text:p>
      <text:p text:style-name="P223"/>
      <text:p text:style-name="P226"><text:span text:style-name="T18">Notation</text:span><text:span text:style-name="T9"> –</text:span> <text:span text:style-name="T287">Let</text:span><text:span text:style-name="T287"><draw:frame draw:style-name="fr1" draw:name="Objet423" text:anchor-type="as-char" svg:width="1.341cm" svg:height="0.527cm" draw:z-index="416"><draw:object xlink:href="./Object 423" xlink:type="simple" xlink:show="embed" xlink:actuate="onLoad"/><draw:image xlink:href="./ObjectReplacements/Object 423" xlink:type="simple" xlink:show="embed" xlink:actuate="onLoad"/><svg:desc>formule</svg:desc></draw:frame></text:span><text:span text:style-name="T287">, </text:span><text:span text:style-name="T444"><draw:frame draw:style-name="fr1" draw:name="Objet424" text:anchor-type="as-char" svg:width="1.402cm" svg:height="0.527cm" draw:z-index="417"><draw:object xlink:href="./Object 424" xlink:type="simple" xlink:show="embed" xlink:actuate="onLoad"/><draw:image xlink:href="./ObjectReplacements/Object 424" xlink:type="simple" xlink:show="embed" xlink:actuate="onLoad"/><svg:desc>formule</svg:desc></draw:frame></text:span><text:span text:style-name="T415">and</text:span><text:span text:style-name="T415"><draw:frame draw:style-name="fr1" draw:name="Objet425" text:anchor-type="as-char" svg:width="4.695cm" svg:height="0.589cm" draw:z-index="412"><draw:object xlink:href="./Object 425" xlink:type="simple" xlink:show="embed" xlink:actuate="onLoad"/><draw:image xlink:href="./ObjectReplacements/Object 425" xlink:type="simple" xlink:show="embed" xlink:actuate="onLoad"/><svg:desc>formule</svg:desc></draw:frame></text:span><text:span text:style-name="T415">. </text:span><text:span text:style-name="T416">Then </text:span><text:span text:style-name="T418">its</text:span><text:span text:style-name="T416"> </text:span><text:span text:style-name="T417">J</text:span><text:span text:style-name="T416">acobian matrix is </text:span><text:span text:style-name="T448">noted</text:span><text:span text:style-name="T416"> as </text:span><text:span text:style-name="T428">the application</text:span></text:p>
      <text:p text:style-name="P227"><draw:frame draw:style-name="fr1" draw:name="Objet427" text:anchor-type="as-char" svg:width="5.893cm" svg:height="3.905cm" draw:z-index="413"><draw:object xlink:href="./Object 427" xlink:type="simple" xlink:show="embed" xlink:actuate="onLoad"/><draw:image xlink:href="./ObjectReplacements/Object 427" xlink:type="simple" xlink:show="embed" xlink:actuate="onLoad"/><svg:desc>formule</svg:desc></draw:frame></text:p>
      <text:p text:style-name="P218"/>
      <text:p text:style-name="P228"><text:span text:style-name="T424"><draw:frame draw:style-name="fr1" draw:name="Objet430" text:anchor-type="as-char" svg:width="1.639cm" svg:height="0.547cm" draw:z-index="414"><draw:object xlink:href="./Object 430" xlink:type="simple" xlink:show="embed" xlink:actuate="onLoad"/><draw:image xlink:href="./ObjectReplacements/Object 430" xlink:type="simple" xlink:show="embed" xlink:actuate="onLoad"/><svg:desc>formule</svg:desc></draw:frame></text:span><text:span text:style-name="T424">means </text:span><text:span text:style-name="T425">the matrices</text:span><text:span text:style-name="T425"><draw:frame draw:style-name="fr1" draw:name="Objet431" text:anchor-type="as-char" svg:width="6.74cm" svg:height="0.808cm" draw:z-index="415"><draw:object xlink:href="./Object 431" xlink:type="simple" xlink:show="embed" xlink:actuate="onLoad"/><draw:image xlink:href="./ObjectReplacements/Object 431" xlink:type="simple" xlink:show="embed" xlink:actuate="onLoad"/><svg:desc>formule</svg:desc></draw:frame></text:span><text:span text:style-name="T449">corresponding to </text:span><text:span text:style-name="T452">the</text:span><text:span text:style-name="T449"><draw:frame draw:style-name="fr1" draw:name="Objet422" text:anchor-type="as-char" svg:width="0.688cm" svg:height="0.527cm" draw:z-index="418"><draw:object xlink:href="./Object 422" xlink:type="simple" xlink:show="embed" xlink:actuate="onLoad"/><draw:image xlink:href="./ObjectReplacements/Object 422" xlink:type="simple" xlink:show="embed" xlink:actuate="onLoad"/><svg:desc>formule</svg:desc></draw:frame></text:span><text:span text:style-name="T449"> </text:span><text:span text:style-name="T450">stan</text:span><text:span text:style-name="T451">d</text:span><text:span text:style-name="T450">ard</text:span><text:span text:style-name="T449"> bas</text:span><text:span text:style-name="T450">is</text:span><text:span text:style-name="T425">.</text:span><text:span text:style-name="T287"><text:line-break/></text:span></text:p>
      <text:p text:style-name="P228">&lt;<text:span text:style-name="T459">HERE&gt;</text:span></text:p>
      <text:p text:style-name="P228"/>
      <text:p text:style-name="P104"><text:span text:style-name="T271">Definition –</text:span><text:span text:style-name="T21"> </text:span><text:span text:style-name="T27">Let</text:span><text:span text:style-name="T27"><draw:frame draw:style-name="fr1" draw:name="Objet43" text:anchor-type="as-char" svg:width="1.245cm" svg:height="0.397cm" draw:z-index="126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35">subset </text:span><text:span text:style-name="T28">of</text:span><draw:frame draw:style-name="fr1" draw:name="Objet52" text:anchor-type="as-char" svg:width="0.744cm" svg:height="0.527cm" draw:z-index="130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27">, </text:span><text:span text:style-name="T36"><draw:frame draw:style-name="fr1" draw:name="Objet53" text:anchor-type="as-char" svg:width="0.912cm" svg:height="0.531cm" draw:z-index="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62" text:anchor-type="as-char" svg:width="0.744cm" svg:height="0.527cm" draw:z-index="4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8">, </text:span><text:span text:style-name="T38"><draw:frame draw:style-name="fr1" draw:name="Objet80" text:anchor-type="as-char" svg:width="1.007cm" svg:height="0.531cm" draw:z-index="5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2">a norm on</text:span><text:span text:style-name="T42"><draw:frame draw:style-name="fr1" draw:name="Objet111" text:anchor-type="as-char" svg:width="0.84cm" svg:height="0.527cm" draw:z-index="6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7">, </text:span><text:span text:style-name="T40">and</text:span><text:span text:style-name="T27"><draw:frame draw:style-name="fr1" draw:name="Objet112" text:anchor-type="as-char" svg:width="2.148cm" svg:height="0.527cm" draw:z-index="7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7">. Then</text:span><text:span text:style-name="T27"><draw:frame draw:style-name="fr1" draw:name="Objet54" text:anchor-type="as-char" svg:width="0.404cm" svg:height="0.467cm" draw:z-index="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7">continuous function is equivalent to</text:span></text:p>
      <text:p text:style-name="P27"><text:soft-page-break/><draw:frame draw:style-name="fr1" draw:name="Objet74" text:anchor-type="as-char" svg:width="1.513cm" svg:height="0.467cm" draw:z-index="9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7"><draw:frame draw:style-name="fr1" draw:name="Objet55" text:anchor-type="as-char" svg:width="1.369cm" svg:height="0.467cm" draw:z-index="10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1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2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532cm" svg:height="0.54cm" draw:z-index="1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55">The notation<draw:frame draw:style-name="fr1" draw:name="Objet59" text:anchor-type="as-char" svg:width="1.997cm" svg:height="0.557cm" draw:z-index="14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44">set of </text:span>continuous function<text:span text:style-name="T146">s</text:span> from<draw:frame draw:style-name="fr1" draw:name="Objet46" text:anchor-type="as-char" svg:width="0.524cm" svg:height="0.326cm" draw:z-index="15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6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28">The notation<draw:frame draw:style-name="fr1" draw:name="Objet117" text:anchor-type="as-char" svg:width="1.379cm" svg:height="0.557cm" draw:z-index="17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15">means the set of continuous functions from</text:span><text:span text:style-name="T215"><draw:frame draw:style-name="fr1" draw:name="Objet118" text:anchor-type="as-char" svg:width="0.744cm" svg:height="0.527cm" draw:z-index="18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6">to</text:span><text:span text:style-name="T216"><draw:frame draw:style-name="fr1" draw:name="Objet119" text:anchor-type="as-char" svg:width="0.744cm" svg:height="0.527cm" draw:z-index="19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6">.</text:span></text:p>
      <text:p text:style-name="P29"/>
      <text:p text:style-name="P219"><text:span text:style-name="T9">Notation –</text:span> <text:span text:style-name="T287">Let</text:span><text:span text:style-name="T287"><draw:frame draw:style-name="fr1" draw:name="Objet124" text:anchor-type="as-char" svg:width="1.245cm" svg:height="0.397cm" draw:z-index="393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91">subset </text:span><text:span text:style-name="T288">of</text:span><text:span text:style-name="T17"><draw:frame draw:style-name="fr1" draw:name="Objet125" text:anchor-type="as-char" svg:width="0.744cm" svg:height="0.527cm" draw:z-index="394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17">. </text:span>The notation<draw:frame draw:style-name="fr1" draw:name="Objet123" text:anchor-type="as-char" svg:width="2.298cm" svg:height="0.557cm" draw:z-index="390"><draw:object xlink:href="./Object 124" xlink:type="simple" xlink:show="embed" xlink:actuate="onLoad"/><draw:image xlink:href="./ObjectReplacements/Object 124" xlink:type="simple" xlink:show="embed" xlink:actuate="onLoad"/><svg:desc>formule</svg:desc></draw:frame>means the set of linear applications from<text:span text:style-name="T216"><draw:frame draw:style-name="fr1" draw:name="Objet115" text:anchor-type="as-char" svg:width="0.524cm" svg:height="0.326cm" draw:z-index="39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16">to</text:span><text:span text:style-name="T216"><draw:frame draw:style-name="fr1" draw:name="Objet116" text:anchor-type="as-char" svg:width="0.84cm" svg:height="0.527cm" draw:z-index="392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216">.</text:span></text:p>
      <text:p text:style-name="P29"/>
      <text:p text:style-name="P92"><text:span text:style-name="T272">Definition –</text:span><text:span text:style-name="T44"> </text:span><text:span text:style-name="T27">Let</text:span><text:span text:style-name="T29"><draw:frame draw:style-name="fr1" draw:name="Objet63" text:anchor-type="as-char" svg:width="1.245cm" svg:height="0.397cm" draw:z-index="13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35">subset </text:span><text:span text:style-name="T28">of</text:span><text:span text:style-name="T28"><draw:frame draw:style-name="fr1" draw:name="Objet64" text:anchor-type="as-char" svg:width="0.744cm" svg:height="0.52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7">, </text:span><text:span text:style-name="T36"><draw:frame draw:style-name="fr1" draw:name="Objet65" text:anchor-type="as-char" svg:width="0.912cm" svg:height="0.531cm" draw:z-index="21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3">a</text:span><text:span text:style-name="T42"> </text:span><text:span text:style-name="T37">norm </text:span><text:span text:style-name="T39">on</text:span><text:span text:style-name="T38"><draw:frame draw:style-name="fr1" draw:name="Objet100" text:anchor-type="as-char" svg:width="0.744cm" svg:height="0.527cm" draw:z-index="22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8">, </text:span><text:span text:style-name="T38"><draw:frame draw:style-name="fr1" draw:name="Objet101" text:anchor-type="as-char" svg:width="1.007cm" svg:height="0.531cm" draw:z-index="23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2">a norm on</text:span><text:span text:style-name="T42"><draw:frame draw:style-name="fr1" draw:name="Objet113" text:anchor-type="as-char" svg:width="0.84cm" svg:height="0.527cm" draw:z-index="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7">, </text:span><text:span text:style-name="T40">and</text:span><text:span text:style-name="T27"><draw:frame draw:style-name="fr1" draw:name="Objet114" text:anchor-type="as-char" svg:width="2.148cm" svg:height="0.527cm" draw:z-index="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7">. Then</text:span><text:span text:style-name="T27"><draw:frame draw:style-name="fr1" draw:name="Objet66" text:anchor-type="as-char" svg:width="0.404cm" svg:height="0.467cm" draw:z-index="26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12">differentiable</text:span><text:span text:style-name="T30"> </text:span><text:span text:style-name="T31">is equivalent to</text:span></text:p>
      <text:p text:style-name="P27"><draw:frame draw:style-name="fr1" draw:name="Objet75" text:anchor-type="as-char" svg:width="1.513cm" svg:height="0.467cm" draw:z-index="388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238" text:anchor-type="as-char" svg:width="6.442cm" svg:height="1.699cm" draw:z-index="395"><draw:object xlink:href="./Object 316" xlink:type="simple" xlink:show="embed" xlink:actuate="onLoad"/><draw:image xlink:href="./ObjectReplacements/Object 316" xlink:type="simple" xlink:show="embed" xlink:actuate="onLoad"/><svg:desc>formule</svg:desc></draw:frame>,<draw:frame draw:style-name="fr1" draw:name="Objet409" text:anchor-type="as-char" svg:width="1.52cm" svg:height="0.467cm" draw:z-index="389"><draw:object xlink:href="./Object 115" xlink:type="simple" xlink:show="embed" xlink:actuate="onLoad"/><draw:image xlink:href="./ObjectReplacements/Object 115" xlink:type="simple" xlink:show="embed" xlink:actuate="onLoad"/><svg:desc>formule</svg:desc></draw:frame>,</text:p>
      <text:p text:style-name="P27"><draw:frame draw:style-name="fr1" draw:name="Objet70" text:anchor-type="as-char" svg:width="1.369cm" svg:height="0.467cm" draw:z-index="27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72cm" svg:height="0.4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325cm" svg:height="1.085cm" draw:z-index="30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216"><text:span text:style-name="T423">In t</text:span><text:span text:style-name="T422">he notation</text:span><draw:frame draw:style-name="fr1" draw:name="Objet86" text:anchor-type="as-char" svg:width="1.363cm" svg:height="0.998cm" draw:z-index="138"><draw:object xlink:href="./Object 86" xlink:type="simple" xlink:show="embed" xlink:actuate="onLoad"/><draw:image xlink:href="./ObjectReplacements/Object 86" xlink:type="simple" xlink:show="embed" xlink:actuate="onLoad"/><svg:desc>formule</svg:desc></draw:frame>, <draw:frame draw:style-name="fr1" draw:name="Objet87" text:anchor-type="as-char" svg:width="0.432cm" svg:height="0.467cm" draw:z-index="139"><draw:object xlink:href="./Object 87" xlink:type="simple" xlink:show="embed" xlink:actuate="onLoad"/><draw:image xlink:href="./ObjectReplacements/Object 87" xlink:type="simple" xlink:show="embed" xlink:actuate="onLoad"/></draw:frame><text:span text:style-name="T423">and</text:span><text:span text:style-name="T423"><draw:frame draw:style-name="fr1" draw:name="Objet88" text:anchor-type="as-char" svg:width="0.425cm" svg:height="0.467cm" draw:z-index="140"><draw:object xlink:href="./Object 88" xlink:type="simple" xlink:show="embed" xlink:actuate="onLoad"/><draw:image xlink:href="./ObjectReplacements/Object 88" xlink:type="simple" xlink:show="embed" xlink:actuate="onLoad"/></draw:frame></text:span><text:span text:style-name="T423">mean the direction and point of </text:span><text:span text:style-name="T432">differentia</text:span><text:span text:style-name="T433">tion</text:span><text:span text:style-name="T423"> respectively.</text:span></text:p>
      <text:p text:style-name="P83">The notation<draw:frame draw:style-name="fr1" draw:name="Objet400" text:anchor-type="as-char" svg:width="1.363cm" svg:height="0.998cm" draw:z-index="141"><draw:object xlink:href="./Object 399" xlink:type="simple" xlink:show="embed" xlink:actuate="onLoad"/><draw:image xlink:href="./ObjectReplacements/Object 399" xlink:type="simple" xlink:show="embed" xlink:actuate="onLoad"/><svg:desc>formule</svg:desc></draw:frame>can also be wrote as<draw:frame draw:style-name="fr1" draw:name="Objet398" text:anchor-type="as-char" svg:width="1.136cm" svg:height="0.506cm" draw:z-index="161"><draw:object xlink:href="./Object 398" xlink:type="simple" xlink:show="embed" xlink:actuate="onLoad"/><draw:image xlink:href="./ObjectReplacements/Object 398" xlink:type="simple" xlink:show="embed" xlink:actuate="onLoad"/><svg:desc>formule</svg:desc></draw:frame><text:span text:style-name="T414">when</text:span><text:span text:style-name="T414"><draw:frame draw:style-name="fr1" draw:name="Objet410" text:anchor-type="as-char" svg:width="1.078cm" svg:height="0.467cm" draw:z-index="162"><draw:object xlink:href="./Object 410" xlink:type="simple" xlink:show="embed" xlink:actuate="onLoad"/><draw:image xlink:href="./ObjectReplacements/Object 410" xlink:type="simple" xlink:show="embed" xlink:actuate="onLoad"/></draw:frame></text:span><text:span text:style-name="T411">.</text:span></text:p>
      <text:p text:style-name="P55"><text:span text:style-name="T226">The notation</text:span><text:span text:style-name="T226"><draw:frame draw:style-name="fr1" draw:name="Objet67" text:anchor-type="as-char" svg:width="2.053cm" svg:height="0.557cm" draw:z-index="31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6">means the </text:span><text:span text:style-name="T144">set of </text:span><text:span text:style-name="T432">differentiable</text:span><text:span text:style-name="T226"> function</text:span><text:span text:style-name="T145">s</text:span><text:span text:style-name="T226"> from</text:span><text:span text:style-name="T226"><draw:frame draw:style-name="fr1" draw:name="Objet60" text:anchor-type="as-char" svg:width="0.524cm" svg:height="0.326cm" draw:z-index="32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6">to</text:span><text:span text:style-name="T226"><draw:frame draw:style-name="fr1" draw:name="Objet69" text:anchor-type="as-char" svg:width="0.84cm" svg:height="0.527cm" draw:z-index="33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6">.</text:span></text:p>
      <text:p text:style-name="P215"><text:span text:style-name="T287">The notation</text:span><text:span text:style-name="T287"><draw:frame draw:style-name="fr1" draw:name="Objet120" text:anchor-type="as-char" svg:width="1.438cm" svg:height="0.557cm" draw:z-index="34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15">means the set of </text:span><text:span text:style-name="T432">differentiable</text:span><text:span text:style-name="T215"> functions from</text:span><text:span text:style-name="T215"><draw:frame draw:style-name="fr1" draw:name="Objet121" text:anchor-type="as-char" svg:width="0.744cm" svg:height="0.527cm" draw:z-index="3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6">to</text:span><text:span text:style-name="T216"><draw:frame draw:style-name="fr1" draw:name="Objet122" text:anchor-type="as-char" svg:width="0.744cm" svg:height="0.527cm" draw:z-index="36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6">.</text:span></text:p>
      <text:p text:style-name="P30"/>
      <text:p text:style-name="P87"><text:span text:style-name="T9">Definition –</text:span> <text:span text:style-name="T287">Let</text:span><text:span text:style-name="T289"><draw:frame draw:style-name="fr1" draw:name="Objet399" text:anchor-type="as-char" svg:width="1.245cm" svg:height="0.397cm" draw:z-index="164"><draw:object xlink:href="./Object 400" xlink:type="simple" xlink:show="embed" xlink:actuate="onLoad"/><draw:image xlink:href="./ObjectReplacements/Object 400" xlink:type="simple" xlink:show="embed" xlink:actuate="onLoad"/><svg:desc>formule</svg:desc></draw:frame></text:span><text:span text:style-name="T291">subset </text:span><text:span text:style-name="T288">of</text:span><text:span text:style-name="T288"><draw:frame draw:style-name="fr1" draw:name="Objet401" text:anchor-type="as-char" svg:width="0.744cm" svg:height="0.527cm" draw:z-index="165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415">and</text:span><text:span text:style-name="T415"><draw:frame draw:style-name="fr1" draw:name="Objet411" text:anchor-type="as-char" svg:width="2.589cm" svg:height="0.557cm" draw:z-index="166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415">. </text:span><text:span text:style-name="T416">Then </text:span><text:span text:style-name="T418">its</text:span><text:span text:style-name="T416"> </text:span><text:span text:style-name="T417">J</text:span><text:span text:style-name="T416">acobian matrix</text:span><text:span text:style-name="T416"><draw:frame draw:style-name="fr1" draw:name="Objet413" text:anchor-type="as-char" svg:width="0.563cm" svg:height="0.531cm" draw:z-index="167"><draw:object xlink:href="./Object 413" xlink:type="simple" xlink:show="embed" xlink:actuate="onLoad"/><draw:image xlink:href="./ObjectReplacements/Object 413" xlink:type="simple" xlink:show="embed" xlink:actuate="onLoad"/><svg:desc>formule</svg:desc></draw:frame></text:span><text:span text:style-name="T416">is defined as </text:span><text:span text:style-name="T428">the application</text:span></text:p>
      <text:p text:style-name="P88"><draw:frame draw:style-name="fr1" draw:name="Objet412" text:anchor-type="as-char" svg:width="6.085cm" svg:height="3.905cm" draw:z-index="168"><draw:object xlink:href="./Object 412" xlink:type="simple" xlink:show="embed" xlink:actuate="onLoad"/><draw:image xlink:href="./ObjectReplacements/Object 412" xlink:type="simple" xlink:show="embed" xlink:actuate="onLoad"/><svg:desc>formule</svg:desc></draw:frame></text:p>
      <text:p text:style-name="P30"/>
      <text:p text:style-name="P90"><text:soft-page-break/>The notation<draw:frame draw:style-name="fr1" draw:name="Objet82" text:anchor-type="as-char" svg:width="0.48cm" svg:height="0.531cm" draw:z-index="169"><draw:object xlink:href="./Object 82" xlink:type="simple" xlink:show="embed" xlink:actuate="onLoad"/><draw:image xlink:href="./ObjectReplacements/Object 82" xlink:type="simple" xlink:show="embed" xlink:actuate="onLoad"/></draw:frame><text:span text:style-name="T420">means </text:span><text:span text:style-name="T421">the application</text:span><text:span text:style-name="T421"><draw:frame draw:style-name="fr1" draw:name="Objet85" text:anchor-type="as-char" svg:width="2.554cm" svg:height="1.228cm" draw:z-index="17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424">and</text:span><text:span text:style-name="T424"><draw:frame draw:style-name="fr1" draw:name="Objet83" text:anchor-type="as-char" svg:width="0.508cm" svg:height="0.531cm" draw:z-index="17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424">means </text:span><text:span text:style-name="T425">the matrices</text:span><text:span text:style-name="T425"><draw:frame draw:style-name="fr1" draw:name="Objet84" text:anchor-type="as-char" svg:width="6.819cm" svg:height="0.808cm" draw:z-index="17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25">.</text:span></text:p>
      <text:p text:style-name="P89">The Jacobian matrix is <text:span text:style-name="T426">also</text:span> named Gradient matrix when<draw:frame draw:style-name="fr1" draw:name="Objet414" text:anchor-type="as-char" svg:width="1.238cm" svg:height="0.467cm" draw:z-index="173"><draw:object xlink:href="./Object 414" xlink:type="simple" xlink:show="embed" xlink:actuate="onLoad"/><draw:image xlink:href="./ObjectReplacements/Object 414" xlink:type="simple" xlink:show="embed" xlink:actuate="onLoad"/><svg:desc>formule</svg:desc></draw:frame>.</text:p>
      <text:p text:style-name="P160"/>
      <text:p text:style-name="P157"><text:span text:style-name="T14">Notation</text:span><text:span text:style-name="T9"> –</text:span> <text:span text:style-name="T354">Let</text:span><text:span text:style-name="T354"><draw:frame draw:style-name="fr1" draw:name="Objet302" text:anchor-type="as-char" svg:width="1.903cm" svg:height="0.527cm" draw:z-index="174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4">and</text:span><text:span text:style-name="T354"><draw:frame draw:style-name="fr1" draw:name="Objet303" text:anchor-type="as-char" svg:width="2.108cm" svg:height="0.527cm" draw:z-index="175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4">. Then the notation</text:span><text:span text:style-name="T354"><draw:frame draw:style-name="fr1" draw:name="Objet304" text:anchor-type="as-char" svg:width="0.894cm" svg:height="0.467cm" draw:z-index="176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5">means the application</text:span><text:span text:style-name="T355"><draw:frame draw:style-name="fr1" draw:name="Objet305" text:anchor-type="as-char" svg:width="3.468cm" svg:height="1.198cm" draw:z-index="177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5">.</text:span></text:p>
      <text:p text:style-name="P183"/>
      <text:p text:style-name="P158"><text:span text:style-name="T347">Let</text:span><text:span text:style-name="T347"><draw:frame draw:style-name="fr1" draw:name="Objet296" text:anchor-type="as-char" svg:width="1.635cm" svg:height="0.547cm" draw:z-index="178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8">with</text:span><text:span text:style-name="T348"><draw:frame draw:style-name="fr1" draw:name="Objet297" text:anchor-type="as-char" svg:width="2.358cm" svg:height="0.572cm" draw:z-index="180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9">for</text:span><text:span text:style-name="T349"><draw:frame draw:style-name="fr1" draw:name="Objet298" text:anchor-type="as-char" svg:width="1.625cm" svg:height="0.482cm" draw:z-index="181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9">. </text:span><text:span text:style-name="T350">Then the notation</text:span><text:span text:style-name="T350"><draw:frame draw:style-name="fr1" draw:name="Objet299" text:anchor-type="as-char" svg:width="0.981cm" svg:height="0.727cm" draw:z-index="182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3">means the application</text:span><text:span text:style-name="T353"><draw:frame draw:style-name="fr1" draw:name="Objet301" text:anchor-type="as-char" svg:width="5.861cm" svg:height="1.281cm" draw:z-index="183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3">.</text:span></text:p>
      <text:p text:style-name="P159"/>
      <text:p text:style-name="P178"><text:span text:style-name="T9">Proposition –</text:span> <text:span text:style-name="T287">Let</text:span><text:span text:style-name="T287"><draw:frame draw:style-name="fr1" draw:name="Objet89" text:anchor-type="as-char" svg:width="1.272cm" svg:height="0.467cm" draw:z-index="18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292">and</text:span><text:span text:style-name="T292"><draw:frame draw:style-name="fr1" draw:name="Objet90" text:anchor-type="as-char" svg:width="1.242cm" svg:height="0.467cm" draw:z-index="185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291">subset</text:span><text:span text:style-name="T292">s</text:span><text:span text:style-name="T291"> </text:span><text:span text:style-name="T288">of</text:span><text:span text:style-name="T288"><draw:frame draw:style-name="fr1" draw:name="Objet91" text:anchor-type="as-char" svg:width="0.688cm" svg:height="0.527cm" draw:z-index="186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292">and</text:span><text:span text:style-name="T292"><draw:frame draw:style-name="fr1" draw:name="Objet92" text:anchor-type="as-char" svg:width="0.744cm" svg:height="0.527cm" draw:z-index="187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292">. Let</text:span><text:span text:style-name="T287"><draw:frame draw:style-name="fr1" draw:name="Objet102" text:anchor-type="as-char" svg:width="2.401cm" svg:height="1.175cm" draw:z-index="189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92">and</text:span><text:span text:style-name="T292"><draw:frame draw:style-name="fr1" draw:name="Objet103" text:anchor-type="as-char" svg:width="2.545cm" svg:height="1.198cm" draw:z-index="190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293">such as</text:span><text:span text:style-name="T293"><draw:frame draw:style-name="fr1" draw:name="Objet104" text:anchor-type="as-char" svg:width="2.223cm" svg:height="0.506cm" draw:z-index="191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94">and</text:span><text:span text:style-name="T294"><draw:frame draw:style-name="fr1" draw:name="Objet105" text:anchor-type="as-char" svg:width="2.261cm" svg:height="0.506cm" draw:z-index="19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94">. </text:span><text:span text:style-name="T295">Then</text:span><text:span text:style-name="T295"><draw:frame draw:style-name="fr1" draw:name="Objet106" text:anchor-type="as-char" svg:width="3.468cm" svg:height="1.198cm" draw:z-index="195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96">is </text:span><text:span text:style-name="T297">in</text:span><text:span text:style-name="T297"><draw:frame draw:style-name="fr1" draw:name="Objet107" text:anchor-type="as-char" svg:width="1.896cm" svg:height="0.557cm" draw:z-index="196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297">.</text:span></text:p>
      <text:p text:style-name="P178"/>
      <text:p text:style-name="P179"><text:span text:style-name="T210">Proof:</text:span> TO DO.</text:p>
      <text:p text:style-name="P159"/>
      <text:p text:style-name="P143"><text:span text:style-name="T9">Theorem –</text:span> <text:span text:style-name="T287">Let</text:span><text:span text:style-name="T287"><draw:frame draw:style-name="fr1" draw:name="Objet227" text:anchor-type="as-char" svg:width="1.272cm" svg:height="0.467cm" draw:z-index="197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92">and</text:span><text:span text:style-name="T292"><draw:frame draw:style-name="fr1" draw:name="Objet234" text:anchor-type="as-char" svg:width="1.242cm" svg:height="0.467cm" draw:z-index="198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91">subset</text:span><text:span text:style-name="T292">s</text:span><text:span text:style-name="T291"> </text:span><text:span text:style-name="T288">of</text:span><text:span text:style-name="T288"><draw:frame draw:style-name="fr1" draw:name="Objet228" text:anchor-type="as-char" svg:width="0.688cm" svg:height="0.527cm" draw:z-index="199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92">and</text:span><text:span text:style-name="T292"><draw:frame draw:style-name="fr1" draw:name="Objet235" text:anchor-type="as-char" svg:width="0.744cm" svg:height="0.527cm" draw:z-index="202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92">. Let</text:span><text:span text:style-name="T287"><draw:frame draw:style-name="fr1" draw:name="Objet233" text:anchor-type="as-char" svg:width="2.401cm" svg:height="1.175cm" draw:z-index="203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92">and</text:span><text:span text:style-name="T292"><draw:frame draw:style-name="fr1" draw:name="Objet229" text:anchor-type="as-char" svg:width="2.545cm" svg:height="1.198cm" draw:z-index="204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93">such as</text:span><text:span text:style-name="T293"><draw:frame draw:style-name="fr1" draw:name="Objet230" text:anchor-type="as-char" svg:width="4.122cm" svg:height="0.506cm" draw:z-index="208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94">and</text:span><text:span text:style-name="T294"><draw:frame draw:style-name="fr1" draw:name="Objet231" text:anchor-type="as-char" svg:width="4.327cm" svg:height="0.557cm" draw:z-index="209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94">. </text:span><text:span text:style-name="T295">Then</text:span><text:span text:style-name="T295"><draw:frame draw:style-name="fr1" draw:name="Objet232" text:anchor-type="as-char" svg:width="3.468cm" svg:height="1.198cm" draw:z-index="210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6">is </text:span><text:span text:style-name="T297">in</text:span><text:span text:style-name="T297"><draw:frame draw:style-name="fr1" draw:name="Objet236" text:anchor-type="as-char" svg:width="1.954cm" svg:height="0.557cm" draw:z-index="211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8">and </text:span><text:span text:style-name="T299">its Jacobian is</text:span></text:p>
      <text:p text:style-name="P176"><draw:frame draw:style-name="fr1" draw:name="Objet237" text:anchor-type="as-char" svg:width="4.851cm" svg:height="1.281cm" draw:z-index="212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85"/>
      <text:p text:style-name="P177"><text:span text:style-name="T213">Proof:</text:span><text:span text:style-name="T427"> TO DO.</text:span></text:p>
      <text:p text:style-name="P31"><text:soft-page-break/></text:p>
      <text:h text:style-name="P210" text:outline-level="2"><text:span text:style-name="T385">1</text:span>.<text:span text:style-name="T390">3</text:span> – <text:span text:style-name="T389">Function </text:span><text:span text:style-name="T125">convexity and smoothness</text:span></text:h>
      <text:p text:style-name="P31"/>
      <text:p text:style-name="P85"><text:span text:style-name="T9">Definition –</text:span> <text:span text:style-name="T206">Let</text:span><text:span text:style-name="T206"><draw:frame draw:style-name="fr1" draw:name="Objet337" text:anchor-type="as-char" svg:width="1.245cm" svg:height="0.397cm" draw:z-index="213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07">convex</text:span><text:span text:style-name="T208"> </text:span><text:span text:style-name="T209">of</text:span><text:span text:style-name="T209"><draw:frame draw:style-name="fr1" draw:name="Objet338" text:anchor-type="as-char" svg:width="0.744cm" svg:height="0.527cm" draw:z-index="214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370">and</text:span><text:span text:style-name="T370"><draw:frame draw:style-name="fr1" draw:name="Objet372" text:anchor-type="as-char" svg:width="2.208cm" svg:height="0.538cm" draw:z-index="215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392">such as</text:span><text:span text:style-name="T287"><draw:frame draw:style-name="fr1" draw:name="Objet344" text:anchor-type="as-char" svg:width="2.233cm" svg:height="0.506cm" draw:z-index="216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7">. </text:span><text:span text:style-name="T373">Then</text:span><text:span text:style-name="T373"><draw:frame draw:style-name="fr1" draw:name="Objet345" text:anchor-type="as-char" svg:width="0.404cm" svg:height="0.467cm" draw:z-index="217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73">convex on</text:span><text:span text:style-name="T373"><draw:frame draw:style-name="fr1" draw:name="Objet346" text:anchor-type="as-char" svg:width="0.524cm" svg:height="0.326cm" draw:z-index="218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73">is equivalent to</text:span></text:p>
      <text:p text:style-name="P74"><draw:frame draw:style-name="fr1" draw:name="Objet347" text:anchor-type="as-char" svg:width="2.378cm" svg:height="0.557cm" draw:z-index="219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220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74"><draw:frame draw:style-name="fr1" draw:name="Objet349" text:anchor-type="as-char" svg:width="7.421cm" svg:height="0.506cm" draw:z-index="221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39"/>
      <text:p text:style-name="P84"><text:span text:style-name="T9">Proposition –</text:span> <text:span text:style-name="T206">Let</text:span><text:span text:style-name="T206"><draw:frame draw:style-name="fr1" draw:name="Objet350" text:anchor-type="as-char" svg:width="1.245cm" svg:height="0.397cm" draw:z-index="222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07">convex</text:span><text:span text:style-name="T208"> </text:span><text:span text:style-name="T209">of</text:span><text:span text:style-name="T209"><draw:frame draw:style-name="fr1" draw:name="Objet351" text:anchor-type="as-char" svg:width="0.744cm" svg:height="0.527cm" draw:z-index="223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70">and</text:span><text:span text:style-name="T287"><draw:frame draw:style-name="fr1" draw:name="Objet354" text:anchor-type="as-char" svg:width="2.305cm" svg:height="0.506cm" draw:z-index="224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225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73">Then</text:span><text:span text:style-name="T373"><draw:frame draw:style-name="fr1" draw:name="Objet361" text:anchor-type="as-char" svg:width="0.404cm" svg:height="0.467cm" draw:z-index="226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73">convex on</text:span><text:span text:style-name="T373"><draw:frame draw:style-name="fr1" draw:name="Objet362" text:anchor-type="as-char" svg:width="0.524cm" svg:height="0.326cm" draw:z-index="227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91">is </text:span><text:span text:style-name="T375">equivalent to</text:span></text:p>
      <text:p text:style-name="P74"><draw:frame draw:style-name="fr1" draw:name="Objet357" text:anchor-type="as-char" svg:width="2.378cm" svg:height="0.557cm" draw:z-index="228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74"><draw:frame draw:style-name="fr1" draw:name="Objet356" text:anchor-type="as-char" svg:width="5.241cm" svg:height="0.998cm" draw:z-index="229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39"/>
      <text:p text:style-name="P184">Proof:<text:span text:style-name="T159"> </text:span><text:span text:style-name="T205">TO DO.</text:span></text:p>
      <text:p text:style-name="P133"/>
      <text:p text:style-name="P175"><text:span text:style-name="T16">Proposition</text:span><text:span text:style-name="T9"> –</text:span> <text:s/><text:span text:style-name="T287">Let</text:span><text:span text:style-name="T287"><draw:frame draw:style-name="fr1" draw:name="Objet402" text:anchor-type="as-char" svg:width="1.245cm" svg:height="0.397cm" draw:z-index="230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393">convex</text:span><text:span text:style-name="T291"> </text:span><text:span text:style-name="T288">of</text:span><text:span text:style-name="T288"><draw:frame draw:style-name="fr1" draw:name="Objet403" text:anchor-type="as-char" svg:width="0.744cm" svg:height="0.527cm" draw:z-index="231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87"> </text:span><text:span text:style-name="T370">and</text:span><text:span text:style-name="T370"><draw:frame draw:style-name="fr1" draw:name="Objet406" text:anchor-type="as-char" svg:width="2.208cm" svg:height="0.538cm" draw:z-index="232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392">such as</text:span><text:span text:style-name="T287"><draw:frame draw:style-name="fr1" draw:name="Objet407" text:anchor-type="as-char" svg:width="2.305cm" svg:height="0.506cm" draw:z-index="233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412">and</text:span><text:span text:style-name="T287"> </text:span><text:span text:style-name="T401">convex. </text:span><text:span text:style-name="T412">Then</text:span></text:p>
      <text:p text:style-name="P175"><draw:frame draw:style-name="fr1" draw:name="Objet408" text:anchor-type="as-char" svg:width="2.274cm" svg:height="0.596cm" draw:z-index="234"><draw:object xlink:href="./Object 408" xlink:type="simple" xlink:show="embed" xlink:actuate="onLoad"/><draw:image xlink:href="./ObjectReplacements/Object 408" xlink:type="simple" xlink:show="embed" xlink:actuate="onLoad"/><svg:desc>formule</svg:desc></draw:frame>,<draw:frame draw:style-name="fr1" draw:name="Objet404" text:anchor-type="as-char" svg:width="1.782cm" svg:height="0.527cm" draw:z-index="235"><draw:object xlink:href="./Object 404" xlink:type="simple" xlink:show="embed" xlink:actuate="onLoad"/><draw:image xlink:href="./ObjectReplacements/Object 404" xlink:type="simple" xlink:show="embed" xlink:actuate="onLoad"/><svg:desc>formule</svg:desc></draw:frame>,<draw:frame draw:style-name="fr1" draw:name="Objet405" text:anchor-type="as-char" svg:width="3.457cm" svg:height="0.557cm" draw:z-index="236"><draw:object xlink:href="./Object 405" xlink:type="simple" xlink:show="embed" xlink:actuate="onLoad"/><draw:image xlink:href="./ObjectReplacements/Object 405" xlink:type="simple" xlink:show="embed" xlink:actuate="onLoad"/><svg:desc>formule</svg:desc></draw:frame> &lt;<text:span text:style-name="T413">TODO existing and that’s all&gt;</text:span></text:p>
      <text:p text:style-name="P133"/>
      <text:p text:style-name="P86"><text:span text:style-name="T9">Definition –</text:span> <text:span text:style-name="T206">Let</text:span><text:span text:style-name="T206"><draw:frame draw:style-name="fr1" draw:name="Objet327" text:anchor-type="as-char" svg:width="1.245cm" svg:height="0.397cm" draw:z-index="237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91">subset </text:span><text:span text:style-name="T288">of</text:span><text:span text:style-name="T288"><draw:frame draw:style-name="fr1" draw:name="Objet328" text:anchor-type="as-char" svg:width="0.744cm" svg:height="0.527cm" draw:z-index="238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7">, </text:span><text:span text:style-name="T365"><draw:frame draw:style-name="fr1" draw:name="Objet329" text:anchor-type="as-char" svg:width="0.912cm" svg:height="0.531cm" draw:z-index="239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66">a</text:span><text:span text:style-name="T367"> </text:span><text:span text:style-name="T290">norm </text:span><text:span text:style-name="T368">on</text:span><text:span text:style-name="T369"><draw:frame draw:style-name="fr1" draw:name="Objet330" text:anchor-type="as-char" svg:width="0.744cm" svg:height="0.527cm" draw:z-index="240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87">, </text:span><text:span text:style-name="T370">and</text:span><text:span text:style-name="T370"><draw:frame draw:style-name="fr1" draw:name="Objet370" text:anchor-type="as-char" svg:width="2.208cm" svg:height="0.538cm" draw:z-index="244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92">such as</text:span><text:span text:style-name="T287"><draw:frame draw:style-name="fr1" draw:name="Objet333" text:anchor-type="as-char" svg:width="2.305cm" svg:height="0.506cm" draw:z-index="245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7">. </text:span><text:span text:style-name="T371">Let</text:span><text:span text:style-name="T371"><draw:frame draw:style-name="fr1" draw:name="Objet336" text:anchor-type="as-char" svg:width="0.975cm" svg:height="0.467cm" draw:z-index="249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71">. </text:span><text:span text:style-name="T287">Then</text:span><text:span text:style-name="T287"><draw:frame draw:style-name="fr1" draw:name="Objet334" text:anchor-type="as-char" svg:width="0.404cm" svg:height="0.467cm" draw:z-index="250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87"><draw:frame draw:style-name="fr1" draw:name="Objet335" text:anchor-type="as-char" svg:width="2.055cm" svg:height="0.467cm" draw:z-index="251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72">on</text:span><text:span text:style-name="T372"><draw:frame draw:style-name="fr1" draw:name="Objet339" text:anchor-type="as-char" svg:width="0.524cm" svg:height="0.326cm" draw:z-index="252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26">is equivalent to</text:span></text:p>
      <text:p text:style-name="P165"><draw:frame draw:style-name="fr1" draw:name="Objet331" text:anchor-type="as-char" svg:width="2.378cm" svg:height="0.557cm" draw:z-index="253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54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33"/>
      <text:p text:style-name="P167"><text:span text:style-name="T9">Proposition –</text:span> <text:span text:style-name="T287">Let</text:span><text:span text:style-name="T287"><draw:frame draw:style-name="fr1" draw:name="Objet363" text:anchor-type="as-char" svg:width="1.245cm" svg:height="0.397cm" draw:z-index="257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393">convex</text:span><text:span text:style-name="T291"> </text:span><text:span text:style-name="T288">of</text:span><text:span text:style-name="T288"><draw:frame draw:style-name="fr1" draw:name="Objet364" text:anchor-type="as-char" svg:width="0.744cm" svg:height="0.527cm" draw:z-index="258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70">and</text:span><text:span text:style-name="T370"><draw:frame draw:style-name="fr1" draw:name="Objet367" text:anchor-type="as-char" svg:width="2.208cm" svg:height="0.538cm" draw:z-index="259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92">such as</text:span><text:span text:style-name="T287"><draw:frame draw:style-name="fr1" draw:name="Objet371" text:anchor-type="as-char" svg:width="2.305cm" svg:height="0.506cm" draw:z-index="260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87">. </text:span><text:span text:style-name="T394">Then</text:span><text:span text:style-name="T394"><draw:frame draw:style-name="fr1" draw:name="Objet342" text:anchor-type="as-char" svg:width="0.404cm" svg:height="0.467cm" draw:z-index="261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406">first </text:span><text:span text:style-name="T407">order </text:span><text:span text:style-name="T408">integral form</text:span><text:span text:style-name="T406"> Taylor expansion is</text:span></text:p>
      <text:p text:style-name="P166"><draw:frame draw:style-name="fr1" draw:name="Objet368" text:anchor-type="as-char" svg:width="2.378cm" svg:height="0.557cm" draw:z-index="262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66"><draw:frame draw:style-name="fr1" draw:name="Objet369" text:anchor-type="as-char" svg:width="7.498cm" svg:height="1.198cm" draw:z-index="263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33"><text:soft-page-break/></text:p>
      <text:p text:style-name="P168"><text:span text:style-name="T210">Proof:</text:span> TO DO.</text:p>
      <text:p text:style-name="P133"/>
      <text:p text:style-name="P172"><text:span text:style-name="T15">Proposition</text:span><text:span text:style-name="T9"> –</text:span> <text:span text:style-name="T287">Let</text:span><text:span text:style-name="T287"><draw:frame draw:style-name="fr1" draw:name="Objet343" text:anchor-type="as-char" svg:width="1.245cm" svg:height="0.397cm" draw:z-index="264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393">convex</text:span><text:span text:style-name="T291"> </text:span><text:span text:style-name="T288">of</text:span><text:span text:style-name="T288"><draw:frame draw:style-name="fr1" draw:name="Objet352" text:anchor-type="as-char" svg:width="0.744cm" svg:height="0.527cm" draw:z-index="266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288">,</text:span><text:span text:style-name="T288"><draw:frame draw:style-name="fr1" draw:name="Objet366" text:anchor-type="as-char" svg:width="0.975cm" svg:height="0.467cm" draw:z-index="267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88">, </text:span><text:span text:style-name="T370">and</text:span><text:span text:style-name="T370"><draw:frame draw:style-name="fr1" draw:name="Objet353" text:anchor-type="as-char" svg:width="2.208cm" svg:height="0.538cm" draw:z-index="268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392">such as</text:span><text:span text:style-name="T287"><draw:frame draw:style-name="fr1" draw:name="Objet365" text:anchor-type="as-char" svg:width="2.305cm" svg:height="0.506cm" draw:z-index="269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410">plus</text:span><text:span text:style-name="T287"><draw:frame draw:style-name="fr1" draw:name="Objet392" text:anchor-type="as-char" svg:width="2.055cm" svg:height="0.467cm" draw:z-index="270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372">on</text:span><text:span text:style-name="T372"><draw:frame draw:style-name="fr1" draw:name="Objet393" text:anchor-type="as-char" svg:width="0.524cm" svg:height="0.326cm" draw:z-index="271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87">. </text:span><text:span text:style-name="T394">Then</text:span></text:p>
      <text:p text:style-name="P135"><draw:frame draw:style-name="fr1" draw:name="Objet394" text:anchor-type="as-char" svg:width="2.378cm" svg:height="0.557cm" draw:z-index="272"><draw:object xlink:href="./Object 394" xlink:type="simple" xlink:show="embed" xlink:actuate="onLoad"/><draw:image xlink:href="./ObjectReplacements/Object 394" xlink:type="simple" xlink:show="embed" xlink:actuate="onLoad"/><svg:desc>formule</svg:desc></draw:frame>,</text:p>
      <text:p text:style-name="P135"><draw:frame draw:style-name="fr1" draw:name="Objet395" text:anchor-type="as-char" svg:width="7.615cm" svg:height="0.998cm" draw:z-index="273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<text:p text:style-name="P133"/>
      <text:p text:style-name="P136"><draw:frame draw:style-name="fr1" draw:name="Objet397" text:anchor-type="as-char" svg:width="1.52cm" svg:height="0.467cm" draw:z-index="274"><draw:object xlink:href="./Object 397" xlink:type="simple" xlink:show="embed" xlink:actuate="onLoad"/><draw:image xlink:href="./ObjectReplacements/Object 397" xlink:type="simple" xlink:show="embed" xlink:actuate="onLoad"/><svg:desc>formule</svg:desc></draw:frame>,</text:p>
      <text:p text:style-name="P135"><draw:frame draw:style-name="fr1" draw:name="Objet396" text:anchor-type="as-char" svg:width="7.756cm" svg:height="1.106cm" draw:z-index="275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<text:p text:style-name="P133"/>
      <text:p text:style-name="P173"><text:span text:style-name="T210">Proof:</text:span> TO DO.</text:p>
      <text:p text:style-name="P133"/>
      <text:p text:style-name="P170"><text:span text:style-name="T9">Proposition</text:span> – <text:span text:style-name="T287">Let</text:span><text:span text:style-name="T287"><draw:frame draw:style-name="fr1" draw:name="Objet380" text:anchor-type="as-char" svg:width="1.245cm" svg:height="0.397cm" draw:z-index="276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393">convex</text:span><text:span text:style-name="T291"> </text:span><text:span text:style-name="T288">of</text:span><text:span text:style-name="T288"><draw:frame draw:style-name="fr1" draw:name="Objet381" text:anchor-type="as-char" svg:width="0.744cm" svg:height="0.527cm" draw:z-index="277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87">, </text:span><text:span text:style-name="T365"><draw:frame draw:style-name="fr1" draw:name="Objet382" text:anchor-type="as-char" svg:width="0.912cm" svg:height="0.531cm" draw:z-index="278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66">a</text:span><text:span text:style-name="T367"> </text:span><text:span text:style-name="T290">norm </text:span><text:span text:style-name="T368">on</text:span><text:span text:style-name="T369"><draw:frame draw:style-name="fr1" draw:name="Objet383" text:anchor-type="as-char" svg:width="0.744cm" svg:height="0.527cm" draw:z-index="279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87">, </text:span><text:span text:style-name="T370">and</text:span><text:span text:style-name="T370"><draw:frame draw:style-name="fr1" draw:name="Objet384" text:anchor-type="as-char" svg:width="2.208cm" svg:height="0.538cm" draw:z-index="280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92">such as</text:span><text:span text:style-name="T287"><draw:frame draw:style-name="fr1" draw:name="Objet385" text:anchor-type="as-char" svg:width="2.305cm" svg:height="0.506cm" draw:z-index="281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87">, </text:span><text:span text:style-name="T401">convex and</text:span><text:span text:style-name="T287"><draw:frame draw:style-name="fr1" draw:name="Objet386" text:anchor-type="as-char" svg:width="2.055cm" svg:height="0.467cm" draw:z-index="283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87">. </text:span><text:span text:style-name="T402">Then</text:span><text:span text:style-name="T402"><draw:frame draw:style-name="fr1" draw:name="Objet389" text:anchor-type="as-char" svg:width="0.404cm" svg:height="0.467cm" draw:z-index="284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403">is co-coercive</text:span></text:p>
      <text:p text:style-name="P169"><draw:frame draw:style-name="fr1" draw:name="Objet387" text:anchor-type="as-char" svg:width="2.378cm" svg:height="0.557cm" draw:z-index="285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169"><draw:frame draw:style-name="fr1" draw:name="Objet388" text:anchor-type="as-char" svg:width="9.246cm" svg:height="1.106cm" draw:z-index="286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171"/>
      <text:p text:style-name="P174"><text:span text:style-name="T210">Proof:</text:span> TO DO.</text:p>
      <text:p text:style-name="P174"/>
      <text:h text:style-name="P211" text:outline-level="2"><text:span text:style-name="T385">1</text:span>.<text:span text:style-name="T390">3</text:span> – <text:span text:style-name="T126">Others</text:span></text:h>
      <text:p text:style-name="P133"/>
      <text:p text:style-name="P82"><text:span text:style-name="T9">Notation –</text:span> <text:span text:style-name="T419">Let</text:span><text:span text:style-name="T419"><draw:frame draw:style-name="fr1" draw:name="Objet68" text:anchor-type="as-char" svg:width="1.401cm" svg:height="0.527cm" draw:z-index="287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19">. </text:span><text:span text:style-name="T361">The notation</text:span><text:span text:style-name="T148"><draw:frame draw:style-name="fr1" draw:name="Objet314" text:anchor-type="as-char" svg:width="0.603cm" svg:height="0.474cm" draw:z-index="288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61">means the</text:span><text:span text:style-name="T361"><draw:frame draw:style-name="fr1" draw:name="Objet81" text:anchor-type="as-char" svg:width="0.524cm" svg:height="0.326cm" draw:z-index="28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43">indicator function </text:span><text:span text:style-name="T150">on</text:span><text:span text:style-name="T150"><draw:frame draw:style-name="fr1" draw:name="Objet316" text:anchor-type="as-char" svg:width="0.744cm" svg:height="0.527cm" draw:z-index="290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50">.</text:span></text:p>
      <text:p text:style-name="P164"><draw:frame draw:style-name="fr1" draw:name="Objet318" text:anchor-type="as-char" svg:width="3.528cm" svg:height="1.799cm" draw:z-index="291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33"/>
      <text:p text:style-name="P234"><text:soft-page-break/><text:span text:style-name="T9">Notation –</text:span> <text:span text:style-name="T342">Let</text:span><text:span text:style-name="T342"><draw:frame draw:style-name="fr1" draw:name="Objet291" text:anchor-type="as-char" svg:width="5.726cm" svg:height="1.281cm" draw:z-index="430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3">an application with</text:span><text:span text:style-name="T343"><draw:frame draw:style-name="fr1" draw:name="Objet295" text:anchor-type="as-char" svg:width="0.422cm" svg:height="0.467cm" draw:z-index="431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3">parameters </text:span><text:span text:style-name="T351">and</text:span><text:span text:style-name="T351"><draw:frame draw:style-name="fr1" draw:name="Objet300" text:anchor-type="as-char" svg:width="0.515cm" svg:height="0.467cm" draw:z-index="432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51">outputs</text:span><text:span text:style-name="T343">. </text:span><text:span text:style-name="T344">Then for</text:span><text:span text:style-name="T344"><draw:frame draw:style-name="fr1" draw:name="Objet292" text:anchor-type="as-char" svg:width="1.722cm" svg:height="0.482cm" draw:z-index="433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5">the notation</text:span><text:span text:style-name="T345"><draw:frame draw:style-name="fr1" draw:name="Objet294" text:anchor-type="as-char" svg:width="4.904cm" svg:height="0.54cm" draw:z-index="434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6">means </text:span><text:span text:style-name="T352">the application</text:span><text:span text:style-name="T346"><draw:frame draw:style-name="fr1" draw:name="Objet293" text:anchor-type="as-char" svg:width="11.171cm" svg:height="1.281cm" draw:z-index="435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4">.</text:span></text:p>
      <text:p text:style-name="P133"/>
      <text:h text:style-name="P203" text:outline-level="1"><text:span text:style-name="T385">2</text:span> – <text:span text:style-name="T119">Activation functions</text:span></text:h>
      <text:p text:style-name="P91"/>
      <text:p text:style-name="P91"><text:span text:style-name="T271">Definition –</text:span><text:span text:style-name="T21"> </text:span><text:span text:style-name="T23">Let</text:span><text:span text:style-name="T32"><draw:frame draw:style-name="fr1" draw:name="Objet78" text:anchor-type="as-char" svg:width="2.408cm" svg:height="0.591cm" draw:z-index="29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2">.</text:span><text:span text:style-name="T23"> </text:span><text:span text:style-name="T33">T</text:span><text:span text:style-name="T24">hen the </text:span><text:span text:style-name="T34">vector</text:span><text:span text:style-name="T25"> wise </text:span><text:span text:style-name="T26">application</text:span></text:p>
      <text:p text:style-name="P40"><draw:frame draw:style-name="fr1" draw:name="Objet38" text:anchor-type="as-char" svg:width="2.912cm" svg:height="1.198cm" draw:z-index="29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4">Definition</text:span><text:span text:style-name="T273"> –</text:span> <draw:frame draw:style-name="fr1" draw:name="Objet143" text:anchor-type="as-char" svg:width="1.252cm" svg:height="0.467cm" draw:z-index="294"><draw:object xlink:href="./Object 143" xlink:type="simple" xlink:show="embed" xlink:actuate="onLoad"/><draw:image xlink:href="./ObjectReplacements/Object 143" xlink:type="simple" xlink:show="embed" xlink:actuate="onLoad"/></draw:frame><text:span text:style-name="T263">is</text:span><text:span text:style-name="T138"> </text:span><text:span text:style-name="T263">the following </text:span><text:span text:style-name="T217">vector</text:span><text:span text:style-name="T139"> wise </text:span><text:span text:style-name="T136">application</text:span></text:p>
      <text:p text:style-name="P9"><draw:frame draw:style-name="fr1" draw:name="Objet41" text:anchor-type="as-char" svg:width="4.464cm" svg:height="1.272cm" draw:z-index="37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9">with</text:span><text:span text:style-name="T149"><draw:frame draw:style-name="fr1" draw:name="Objet47" text:anchor-type="as-char" svg:width="0.928cm" svg:height="0.467cm" draw:z-index="295"><draw:object xlink:href="./Object 47" xlink:type="simple" xlink:show="embed" xlink:actuate="onLoad"/><draw:image xlink:href="./ObjectReplacements/Object 47" xlink:type="simple" xlink:show="embed" xlink:actuate="onLoad"/></draw:frame></text:span><text:span text:style-name="T149">the </text:span><text:span text:style-name="T151">element-wise </text:span><text:span text:style-name="T149">maximum </text:span><text:span text:style-name="T153">operation</text:span><text:span text:style-name="T149"> </text:span><text:span text:style-name="T152">between two vectors</text:span><text:span text:style-name="T149">.</text:span></text:p>
      <text:p text:style-name="P7"/>
      <text:p text:style-name="P47"><text:span text:style-name="T10">Hypothesis –</text:span><text:span text:style-name="T262"> </text:span><text:span text:style-name="T266">The notation</text:span><text:span text:style-name="T266"><draw:frame draw:style-name="fr1" draw:name="Objet141" text:anchor-type="as-char" svg:width="1.369cm" svg:height="0.531cm" draw:z-index="296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147" text:anchor-type="as-char" svg:width="0.395cm" svg:height="0.467cm" draw:z-index="297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5">of</text:span><text:span text:style-name="T251"> </text:span><text:span text:style-name="T249">the </text:span><text:span text:style-name="T267">function</text:span><text:span text:style-name="T267"><draw:frame draw:style-name="fr1" draw:name="Objet148" text:anchor-type="as-char" svg:width="1.252cm" svg:height="0.467cm" draw:z-index="298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6">. </text:span><text:span text:style-name="T258">Let</text:span><text:span text:style-name="T258"><draw:frame draw:style-name="fr1" draw:name="Objet149" text:anchor-type="as-char" svg:width="1.282cm" svg:height="0.527cm" draw:z-index="299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3">t</text:span><text:span text:style-name="T258">hen</text:span></text:p>
      <text:p text:style-name="P44"><draw:frame draw:style-name="fr1" draw:name="Objet153" text:anchor-type="as-char" svg:width="2.221cm" svg:height="0.482cm" draw:z-index="300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301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48"/>
      <text:p text:style-name="P48"><draw:frame draw:style-name="fr1" draw:name="Objet133" text:anchor-type="as-char" svg:width="1.252cm" svg:height="0.467cm" draw:z-index="302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60">on </text:span><text:span text:style-name="T261">every </text:span><text:span text:style-name="T260">coefficients at</text:span><text:span text:style-name="T260"><draw:frame draw:style-name="fr1" draw:name="Objet140" text:anchor-type="as-char" svg:width="0.422cm" svg:height="0.467cm" draw:z-index="304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5"><draw:frame draw:style-name="fr1" draw:name="Objet150" text:anchor-type="as-char" svg:width="2.221cm" svg:height="0.482cm" draw:z-index="305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306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5"><text:span text:style-name="T11">Proposition –</text:span><text:span text:style-name="T264"> </text:span><text:span text:style-name="T264"><draw:frame draw:style-name="fr1" draw:name="Objet145" text:anchor-type="as-char" svg:width="1.252cm" svg:height="0.467cm" draw:z-index="307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5">is an activation function. </text:span><text:span text:style-name="T236">Its </text:span>Jacobian matrix is</text:p>
      <text:p text:style-name="P14"><text:soft-page-break/><draw:frame draw:style-name="fr1" draw:name="Objet26" text:anchor-type="as-char" svg:width="8.931cm" svg:height="3.63cm" draw:z-index="308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210">Proof:</text:span><text:span text:style-name="T159"> </text:span><text:span text:style-name="T160">TO DO.</text:span></text:p>
      <text:p text:style-name="P106"/>
      <text:p text:style-name="P6"><text:span text:style-name="T9">Proposition –</text:span> <text:span text:style-name="T247">T</text:span><text:span text:style-name="T138">he </text:span><text:span text:style-name="T140">following</text:span><text:span text:style-name="T138"> </text:span><text:span text:style-name="T217">vector</text:span><text:span text:style-name="T139"> wise </text:span><text:span text:style-name="T136">application</text:span><text:span text:style-name="T141"> </text:span><text:span text:style-name="T236">is an</text:span><text:span text:style-name="T142"> activation function</text:span></text:p>
      <text:p text:style-name="P10"><draw:frame draw:style-name="fr1" draw:name="Objet45" text:anchor-type="as-char" svg:width="4.382cm" svg:height="2.514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54">element-wise </text:span><text:span text:style-name="T137">exponential </text:span><text:span text:style-name="T147">operation</text:span>.</text:p>
      <text:p text:style-name="P13">The<draw:frame draw:style-name="fr1" draw:name="Objet94" text:anchor-type="as-char" svg:width="1.64cm" svg:height="0.467cm" draw:z-index="49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55">function will be denoted as</text:span><text:span text:style-name="T155"><draw:frame draw:style-name="fr1" draw:name="Objet97" text:anchor-type="as-char" svg:width="0.443cm" svg:height="0.467cm" draw:z-index="50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55">for simplicity.</text:span></text:p>
      <text:p text:style-name="P12"/>
      <text:p text:style-name="P54">Its Jacobian matrix is</text:p>
      <text:p text:style-name="P11"><draw:frame draw:style-name="fr1" draw:name="Objet95" text:anchor-type="as-char" svg:width="3.253cm" svg:height="1.773cm" draw:z-index="51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2">where<draw:frame draw:style-name="fr1" draw:name="Objet37" text:anchor-type="as-char" svg:width="1.716cm" svg:height="0.527cm" draw:z-index="52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309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3"><draw:frame draw:style-name="fr1" draw:name="Objet99" text:anchor-type="as-char" svg:width="5.743cm" svg:height="0.998cm" draw:z-index="53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56">w</text:span>ith<draw:frame draw:style-name="fr1" draw:name="Objet77" text:anchor-type="as-char" svg:width="0.907cm" svg:height="0.473cm" draw:z-index="54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7">the Kronecker </text:span><text:span text:style-name="T158">delta</text:span><text:span text:style-name="T157">.</text:span></text:p>
      <text:p text:style-name="P15"/>
      <text:p text:style-name="P16"><text:span text:style-name="T210">Proof:</text:span><text:span text:style-name="T159"> </text:span><text:span text:style-name="T160">TO DO.</text:span></text:p>
      <text:p text:style-name="P129"/>
      <text:h text:style-name="P207" text:outline-level="1"><text:span text:style-name="T214">3</text:span> – <text:span text:style-name="T122">L</text:span><text:span text:style-name="T121">oss</text:span></text:h>
      <text:p text:style-name="P111"/>
      <text:p text:style-name="P181"><text:span text:style-name="T271">Definition –</text:span><text:span text:style-name="T21"> </text:span><text:span text:style-name="T27">Let</text:span><text:span text:style-name="T27"><draw:frame draw:style-name="fr1" draw:name="Objet130" text:anchor-type="as-char" svg:width="1.713cm" svg:height="0.582cm" draw:z-index="5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6">and</text:span><text:span text:style-name="T66"><draw:frame draw:style-name="fr1" draw:name="Objet49" text:anchor-type="as-char" svg:width="1.732cm" svg:height="0.531cm" draw:z-index="56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1">non empty subset</text:span><text:span text:style-name="T58">s</text:span><text:span text:style-name="T51">. </text:span><text:span text:style-name="T21">Let</text:span><text:span text:style-name="T21"><draw:frame draw:style-name="fr1" draw:name="Objet109" text:anchor-type="as-char" svg:width="1.122cm" svg:height="0.519cm" draw:z-index="57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8">and</text:span><text:span text:style-name="T41"><draw:frame draw:style-name="fr1" draw:name="Objet110" text:anchor-type="as-char" svg:width="2.806cm" svg:height="0.591cm" draw:z-index="58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oft-page-break/><text:span text:style-name="T41">. </text:span><text:span text:style-name="T45">Then</text:span><text:span text:style-name="T47"><draw:frame draw:style-name="fr1" draw:name="Objet131" text:anchor-type="as-char" svg:width="0.905cm" svg:height="0.591cm" draw:z-index="59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6">is </text:span><text:span text:style-name="T47">a loss function </text:span><text:span text:style-name="T49">is equivalent to </text:span><text:span text:style-name="T50">the application</text:span></text:p>
      <text:p text:style-name="P131"><draw:frame draw:style-name="fr1" draw:name="Objet138" text:anchor-type="as-char" svg:width="6.83cm" svg:height="1.235cm" draw:z-index="60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2"><text:span text:style-name="T244">is </text:span><text:span text:style-name="T221">a</text:span><text:span text:style-name="T225">n increasing</text:span><text:span text:style-name="T221"> </text:span><text:span text:style-name="T223">function</text:span><text:span text:style-name="T221"> according </text:span><text:span text:style-name="T224">each </text:span><text:span text:style-name="T254">coefficient </text:span><text:span text:style-name="T268">with</text:span><text:span text:style-name="T256"><draw:frame draw:style-name="fr1" draw:name="Objet93" text:anchor-type="as-char" svg:width="1.707cm" svg:height="0.531cm" draw:z-index="61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9">such as</text:span><text:span text:style-name="T269"><draw:frame draw:style-name="fr1" draw:name="Objet178" text:anchor-type="as-char" svg:width="1.395cm" svg:height="0.591cm" draw:z-index="62"><draw:object xlink:href="./Object 178" xlink:type="simple" xlink:show="embed" xlink:actuate="onLoad"/><draw:image xlink:href="./ObjectReplacements/Object 178" xlink:type="simple" xlink:show="embed" xlink:actuate="onLoad"/></draw:frame></text:span><text:span text:style-name="T270">is always defined</text:span><text:span text:style-name="T222">.</text:span></text:p>
      <text:p text:style-name="P132"><text:span text:style-name="T257">The</text:span><text:span text:style-name="T257"><draw:frame draw:style-name="fr1" draw:name="Objet96" text:anchor-type="as-char" svg:width="0.466cm" svg:height="0.467cm" draw:z-index="63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7">matrix is named the ground truth.</text:span></text:p>
      <text:p text:style-name="P105"/>
      <text:p text:style-name="P180"><text:span text:style-name="T220">Proposition</text:span> – <text:span text:style-name="T21">Let</text:span><text:span text:style-name="T21"><draw:frame draw:style-name="fr1" draw:name="Objet128" text:anchor-type="as-char" svg:width="1.856cm" svg:height="0.552cm" draw:z-index="64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6">a ground truth matrix</text:span><text:span text:style-name="T41">. </text:span><text:span text:style-name="T48">Then the application</text:span></text:p>
      <text:p text:style-name="P112"><draw:frame draw:style-name="fr1" draw:name="Objet129" text:anchor-type="as-char" svg:width="4.477cm" svg:height="1.875cm" draw:z-index="65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28"><text:span text:style-name="T248">is</text:span><text:span text:style-name="T246"> a loss function. </text:span><text:span text:style-name="T285">The application is named Categorical cross-entropy loss.</text:span></text:p>
      <text:p text:style-name="P37"/>
      <text:p text:style-name="P37">Its Gradient matrix is</text:p>
      <text:p text:style-name="P114"><draw:frame draw:style-name="fr1" draw:name="Objet136" text:anchor-type="as-char" svg:width="5.055cm" svg:height="1.977cm" draw:z-index="66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07"/>
      <text:p text:style-name="P108"><text:span text:style-name="T211">P</text:span><text:span text:style-name="T210">roof:</text:span> TO DO.</text:p>
      <text:p text:style-name="P110"/>
      <text:p text:style-name="P182"><text:span text:style-name="T271">Proposition –</text:span> <text:span text:style-name="T69">Let</text:span><text:span text:style-name="T69"><draw:frame draw:style-name="fr1" draw:name="Objet182" text:anchor-type="as-char" svg:width="1.856cm" svg:height="0.552cm" draw:z-index="310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5">a</text:span><text:span text:style-name="T70"> ground truth matrix</text:span><text:span text:style-name="T41">. </text:span><text:span text:style-name="T59">Let</text:span><text:span text:style-name="T59"><draw:frame draw:style-name="fr1" draw:name="Objet165" text:anchor-type="as-char" svg:width="2.805cm" svg:height="0.542cm" draw:z-index="311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0">and</text:span><text:span text:style-name="T60"><draw:frame draw:style-name="fr1" draw:name="Objet166" text:anchor-type="as-char" svg:width="2.815cm" svg:height="0.542cm" draw:z-index="312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61">the</text:span><text:span text:style-name="T67"><draw:frame draw:style-name="fr1" draw:name="Objet180" text:anchor-type="as-char" svg:width="1.64cm" svg:height="0.467cm" draw:z-index="313"><draw:object xlink:href="./Object 180" xlink:type="simple" xlink:show="embed" xlink:actuate="onLoad"/><draw:image xlink:href="./ObjectReplacements/Object 180" xlink:type="simple" xlink:show="embed" xlink:actuate="onLoad"/></draw:frame></text:span><text:span text:style-name="T61">activation and </text:span><text:span text:style-name="T67">Categorical cross-entropy </text:span><text:span text:style-name="T61">loss functions</text:span><text:span text:style-name="T62">. </text:span><text:span text:style-name="T63">The</text:span><text:span text:style-name="T73">n</text:span><text:span text:style-name="T63"><draw:frame draw:style-name="fr1" draw:name="Objet177" text:anchor-type="as-char" svg:width="2.813cm" svg:height="0.534cm" draw:z-index="315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4">is </text:span><text:span text:style-name="T65">derivable </text:span><text:span text:style-name="T72">on</text:span><text:span text:style-name="T73"><draw:frame draw:style-name="fr1" draw:name="Objet183" text:anchor-type="as-char" svg:width="0.744cm" svg:height="0.527cm" draw:z-index="316"><draw:object xlink:href="./Object 183" xlink:type="simple" xlink:show="embed" xlink:actuate="onLoad"/><draw:image xlink:href="./ObjectReplacements/Object 183" xlink:type="simple" xlink:show="embed" xlink:actuate="onLoad"/></draw:frame></text:span><text:span text:style-name="T73">and</text:span><text:span text:style-name="T72"> </text:span><text:span text:style-name="T74">i</text:span><text:span text:style-name="T68">ts </text:span><text:span text:style-name="T71">G</text:span><text:span text:style-name="T68">radient </text:span><text:span text:style-name="T77">matrix</text:span><text:span text:style-name="T68"> is</text:span></text:p>
      <text:p text:style-name="P137"><draw:frame draw:style-name="fr1" draw:name="Objet181" text:anchor-type="as-char" svg:width="4.385cm" svg:height="1.249cm" draw:z-index="317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0"/>
      <text:p text:style-name="P130"><text:span text:style-name="T210">Proof:</text:span> TO DO.</text:p>
      <text:p text:style-name="P110"/>
      <text:h text:style-name="P204" text:outline-level="1"><text:span text:style-name="T135">4</text:span> – <text:span text:style-name="T120">Dense layers</text:span></text:h>
      <text:p text:style-name="P32"/>
      <text:p text:style-name="P93"><text:soft-page-break/><text:span text:style-name="T271">Definition –</text:span><text:span text:style-name="T21"> </text:span><text:span text:style-name="T55">T</text:span><text:span text:style-name="T52">he </text:span><text:span text:style-name="T54">application</text:span></text:p>
      <text:p text:style-name="P113"><draw:frame draw:style-name="fr1" draw:name="Objet179" text:anchor-type="as-char" svg:width="4.987cm" svg:height="1.289cm" draw:z-index="67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6">defines a dense layer <text:span text:style-name="T243">with</text:span><text:span text:style-name="T237"><draw:frame draw:style-name="fr1" draw:name="Objet108" text:anchor-type="as-char" svg:width="0.466cm" svg:height="0.467cm" draw:z-index="68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5">named </text:span><text:span text:style-name="T238">the input vector, </text:span><text:span text:style-name="T238"><draw:frame draw:style-name="fr1" draw:name="Objet144" text:anchor-type="as-char" svg:width="0.605cm" svg:height="0.467cm" draw:z-index="69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5">named </text:span><text:span text:style-name="T239">the weight matri</text:span><text:span text:style-name="T240">x </text:span><text:span text:style-name="T241">and</text:span><text:span text:style-name="T241"><draw:frame draw:style-name="fr1" draw:name="Objet146" text:anchor-type="as-char" svg:width="0.425cm" svg:height="0.467cm" draw:z-index="70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5">named </text:span><text:span text:style-name="T242">the bias matrix.</text:span></text:p>
      <text:p text:style-name="P36"/>
      <text:p text:style-name="P41">The notation<draw:frame draw:style-name="fr1" draw:name="Objet25" text:anchor-type="as-char" svg:width="0.579cm" svg:height="0.531cm" draw:z-index="71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52">means</text:span><text:span text:style-name="T249"> the application</text:span><text:span text:style-name="T249"><draw:frame draw:style-name="fr1" draw:name="Objet272" text:anchor-type="as-char" svg:width="3.865cm" svg:height="0.591cm" draw:z-index="318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51">corresponding to </text:span><text:span text:style-name="T253">the </text:span><text:span text:style-name="T358">row</text:span><text:span text:style-name="T253"><draw:frame draw:style-name="fr1" draw:name="Objet36" text:anchor-type="as-char" svg:width="0.395cm" svg:height="0.467cm" draw:z-index="72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5">of </text:span><text:span text:style-name="T358">the second </text:span><text:span text:style-name="T360">matrix </text:span><text:span text:style-name="T358">component </text:span><text:span text:style-name="T359">of</text:span><text:span text:style-name="T251"> </text:span><text:span text:style-name="T249">the </text:span><text:span text:style-name="T250">dense layer</text:span><draw:frame draw:style-name="fr1" draw:name="Objet35" text:anchor-type="as-char" svg:width="0.462cm" svg:height="0.467cm" draw:z-index="73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8">Let</text:span><text:span text:style-name="T258"><draw:frame draw:style-name="fr1" draw:name="Objet135" text:anchor-type="as-char" svg:width="1.342cm" svg:height="0.527cm" draw:z-index="319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9">an input vector</text:span><text:span text:style-name="T258">, </text:span><text:span text:style-name="T258"><draw:frame draw:style-name="fr1" draw:name="Objet134" text:anchor-type="as-char" svg:width="1.946cm" svg:height="0.531cm" draw:z-index="320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80">a weight matrix </text:span><text:span text:style-name="T259">and</text:span><text:span text:style-name="T258"><draw:frame draw:style-name="fr1" draw:name="Objet127" text:anchor-type="as-char" svg:width="1.399cm" svg:height="0.527cm" draw:z-index="321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81">a</text:span><text:span text:style-name="T280"> bias matrix </text:span><text:span text:style-name="T258">then</text:span></text:p>
      <text:p text:style-name="P43"><draw:frame draw:style-name="fr1" draw:name="Objet132" text:anchor-type="as-char" svg:width="2.379cm" svg:height="0.482cm" draw:z-index="322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23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6"/>
      <text:p text:style-name="P95"><text:span text:style-name="T234">P</text:span>roposition –<text:span text:style-name="T21"> </text:span><text:span text:style-name="T163">Let</text:span><text:span text:style-name="T163"><draw:frame draw:style-name="fr1" draw:name="Objet184" text:anchor-type="as-char" svg:width="4.78cm" svg:height="0.591cm" draw:z-index="324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92">a</text:span><text:span text:style-name="T166"> </text:span><text:span text:style-name="T168">dense layer </text:span><text:span text:style-name="T186">function. </text:span><text:span text:style-name="T188">Then</text:span><text:span text:style-name="T188"><draw:frame draw:style-name="fr1" draw:name="Objet188" text:anchor-type="as-char" svg:width="0.462cm" svg:height="0.467cm" draw:z-index="326"><draw:object xlink:href="./Object 188" xlink:type="simple" xlink:show="embed" xlink:actuate="onLoad"/><draw:image xlink:href="./ObjectReplacements/Object 188" xlink:type="simple" xlink:show="embed" xlink:actuate="onLoad"/></draw:frame></text:span><text:span text:style-name="T173">is </text:span><text:span text:style-name="T174">derivable </text:span><text:span text:style-name="T176">according </text:span><text:span text:style-name="T178">the first and third variables</text:span><text:span text:style-name="T174"> </text:span><text:span text:style-name="T175">on</text:span><text:span text:style-name="T172"><draw:frame draw:style-name="fr1" draw:name="Objet186" text:anchor-type="as-char" svg:width="0.744cm" svg:height="0.527cm" draw:z-index="329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7">and</text:span><text:span text:style-name="T177"><draw:frame draw:style-name="fr1" draw:name="Objet187" text:anchor-type="as-char" svg:width="0.84cm" svg:height="0.527cm" draw:z-index="333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7">respectively</text:span><text:span text:style-name="T172">.</text:span></text:p>
      <text:p text:style-name="P138"/>
      <text:p text:style-name="P96"><text:span text:style-name="T182">Let</text:span><text:span text:style-name="T182"><draw:frame draw:style-name="fr1" draw:name="Objet189" text:anchor-type="as-char" svg:width="1.342cm" svg:height="0.527cm" draw:z-index="335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3">an input vector </text:span><text:span text:style-name="T185">and</text:span><text:span text:style-name="T182"><draw:frame draw:style-name="fr1" draw:name="Objet190" text:anchor-type="as-char" svg:width="1.399cm" svg:height="0.527cm" draw:z-index="338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5">a</text:span><text:span text:style-name="T184"> bias matrix. </text:span><text:span text:style-name="T187">T</text:span><text:span text:style-name="T182">hen</text:span><text:span text:style-name="T179"><draw:frame draw:style-name="fr1" draw:name="Objet191" text:anchor-type="as-char" svg:width="3.962cm" svg:height="0.591cm" draw:z-index="340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80">is also derivable </text:span><text:span text:style-name="T191">according the second variable </text:span><text:span text:style-name="T181">for all</text:span><text:span text:style-name="T181"><draw:frame draw:style-name="fr1" draw:name="Objet192" text:anchor-type="as-char" svg:width="1.947cm" svg:height="0.482cm" draw:z-index="341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81">.</text:span></text:p>
      <text:p text:style-name="P138"/>
      <text:p text:style-name="P95"><text:span text:style-name="T56">Its </text:span><text:span text:style-name="T111">Gradient or </text:span><text:span text:style-name="T56">Jacobian matri</text:span><text:span text:style-name="T57">ces are</text:span></text:p>
      <text:p text:style-name="P50"><draw:frame draw:style-name="fr1" draw:name="Objet194" text:anchor-type="as-char" svg:width="3.366cm" svg:height="1.235cm" draw:z-index="349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62"><draw:frame draw:style-name="fr1" draw:name="Objet42" text:anchor-type="as-char" svg:width="2.379cm" svg:height="0.482cm" draw:z-index="75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62">,</text:span><text:span text:style-name="T161"><draw:frame draw:style-name="fr1" draw:name="Objet39" text:anchor-type="as-char" svg:width="3.014cm" svg:height="1.189cm" draw:z-index="76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15"><draw:frame draw:style-name="fr1" draw:name="Objet154" text:anchor-type="as-char" svg:width="3.554cm" svg:height="1.304cm" draw:z-index="77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38">with<draw:frame draw:style-name="fr1" draw:name="Objet162" text:anchor-type="as-char" svg:width="0.686cm" svg:height="0.531cm" draw:z-index="78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79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3"/>
      <text:p text:style-name="P109"><text:span text:style-name="T211">P</text:span><text:span text:style-name="T210">roof:</text:span> TO DO.</text:p>
      <text:p text:style-name="P33"/>
      <text:p text:style-name="P98"><text:span text:style-name="T234">P</text:span><text:span text:style-name="T235">roposition –</text:span><text:span text:style-name="T53"> </text:span><text:span text:style-name="T163">Let</text:span><text:span text:style-name="T163"><draw:frame draw:style-name="fr1" draw:name="Objet155" text:anchor-type="as-char" svg:width="4.78cm" svg:height="0.591cm" draw:z-index="81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64">and</text:span><text:span text:style-name="T164"><draw:frame draw:style-name="fr1" draw:name="Objet156" text:anchor-type="as-char" svg:width="3.314cm" svg:height="0.527cm" draw:z-index="82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65">the</text:span><text:span text:style-name="T166"> </text:span><text:span text:style-name="T168">dense layer </text:span><text:span text:style-name="T169">and</text:span><text:span text:style-name="T170"><draw:frame draw:style-name="fr1" draw:name="Objet157" text:anchor-type="as-char" svg:width="1.252cm" svg:height="0.467cm" draw:z-index="83"><draw:object xlink:href="./Object 157" xlink:type="simple" xlink:show="embed" xlink:actuate="onLoad"/><draw:image xlink:href="./ObjectReplacements/Object 157" xlink:type="simple" xlink:show="embed" xlink:actuate="onLoad"/></draw:frame></text:span><text:span text:style-name="T165">activation functions</text:span><text:span text:style-name="T167">. </text:span><text:span text:style-name="T189">Let</text:span><text:span text:style-name="T189"><draw:frame draw:style-name="fr1" draw:name="Objet210" text:anchor-type="as-char" svg:width="4.865cm" svg:height="1.221cm" draw:z-index="358"><draw:object xlink:href="./Object 210" xlink:type="simple" xlink:show="embed" xlink:actuate="onLoad"/><draw:image xlink:href="./ObjectReplacements/Object 210" xlink:type="simple" xlink:show="embed" xlink:actuate="onLoad"/></draw:frame></text:span><text:span text:style-name="T190">such as</text:span><text:span text:style-name="T190"><draw:frame draw:style-name="fr1" draw:name="Objet211" text:anchor-type="as-char" svg:width="3.662cm" svg:height="0.557cm" draw:z-index="359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9">. </text:span><text:soft-page-break/><text:span text:style-name="T171">The</text:span><text:span text:style-name="T172">n</text:span><text:span text:style-name="T171"><draw:frame draw:style-name="fr1" draw:name="Objet158" text:anchor-type="as-char" svg:width="8.784cm" svg:height="0.591cm" draw:z-index="84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73">is </text:span><text:span text:style-name="T174">derivable </text:span><text:span text:style-name="T176">according </text:span><text:span text:style-name="T178">the first and third variables</text:span><text:span text:style-name="T174"> </text:span><text:span text:style-name="T175">on</text:span><text:span text:style-name="T172"><draw:frame draw:style-name="fr1" draw:name="Objet159" text:anchor-type="as-char" svg:width="0.744cm" svg:height="0.527cm" draw:z-index="85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7">and</text:span><text:span text:style-name="T177"><draw:frame draw:style-name="fr1" draw:name="Objet163" text:anchor-type="as-char" svg:width="0.84cm" svg:height="0.527cm" draw:z-index="86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7">respectively</text:span><text:span text:style-name="T172">.</text:span></text:p>
      <text:p text:style-name="P99"/>
      <text:p text:style-name="P42">The notation<draw:frame draw:style-name="fr1" draw:name="Objet214" text:anchor-type="as-char" svg:width="1.443cm" svg:height="0.591cm" draw:z-index="360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52">means</text:span><text:span text:style-name="T249"> the application </text:span><text:span text:style-name="T251">corresponding to </text:span><text:span text:style-name="T253">the </text:span><text:span text:style-name="T254">coefficient</text:span><text:span text:style-name="T253"><draw:frame draw:style-name="fr1" draw:name="Objet215" text:anchor-type="as-char" svg:width="0.556cm" svg:height="0.467cm" draw:z-index="361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5">of</text:span><text:span text:style-name="T255"><draw:frame draw:style-name="fr1" draw:name="Objet216" text:anchor-type="as-char" svg:width="1.443cm" svg:height="0.527cm" draw:z-index="362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8">Let</text:span><text:span text:style-name="T258"><draw:frame draw:style-name="fr1" draw:name="Objet217" text:anchor-type="as-char" svg:width="1.6cm" svg:height="0.527cm" draw:z-index="363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8">then</text:span></text:p>
      <text:p text:style-name="P46"><draw:frame draw:style-name="fr1" draw:name="Objet212" text:anchor-type="as-char" svg:width="2.54cm" svg:height="0.482cm" draw:z-index="364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65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99"/>
      <text:p text:style-name="P94"><text:span text:style-name="T182">Let</text:span><text:span text:style-name="T182"><draw:frame draw:style-name="fr1" draw:name="Objet167" text:anchor-type="as-char" svg:width="1.342cm" svg:height="0.527cm" draw:z-index="36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83">an input vector </text:span><text:span text:style-name="T185">and</text:span><text:span text:style-name="T182"><draw:frame draw:style-name="fr1" draw:name="Objet185" text:anchor-type="as-char" svg:width="1.399cm" svg:height="0.527cm" draw:z-index="367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5">a</text:span><text:span text:style-name="T184"> bias matrix. </text:span><text:span text:style-name="T187">T</text:span><text:span text:style-name="T182">hen</text:span><text:span text:style-name="T179"><draw:frame draw:style-name="fr1" draw:name="Objet160" text:anchor-type="as-char" svg:width="6.787cm" svg:height="0.591cm" draw:z-index="87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80">is also derivable </text:span><text:span text:style-name="T181">for all</text:span><text:span text:style-name="T181"><draw:frame draw:style-name="fr1" draw:name="Objet164" text:anchor-type="as-char" svg:width="2.108cm" svg:height="0.482cm" draw:z-index="88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81">.</text:span></text:p>
      <text:p text:style-name="P134"/>
      <text:p text:style-name="P97"><text:span text:style-name="T56">Its </text:span><text:span text:style-name="T110">Gradient</text:span><text:span text:style-name="T56"> matri</text:span><text:span text:style-name="T57">ces are</text:span></text:p>
      <text:p text:style-name="P51"/>
      <text:p text:style-name="P116"><draw:frame draw:style-name="fr1" draw:name="Objet152" text:anchor-type="as-char" svg:width="12.467cm" svg:height="1.799cm" draw:z-index="123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1"><text:span text:style-name="T284">where</text:span><text:span text:style-name="T284"><draw:frame draw:style-name="fr1" draw:name="Objet218" text:anchor-type="as-char" svg:width="1.776cm" svg:height="0.527cm" draw:z-index="368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84">,</text:span><text:span text:style-name="T284"><draw:frame draw:style-name="fr1" draw:name="Objet219" text:anchor-type="as-char" svg:width="2.221cm" svg:height="0.482cm" draw:z-index="369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84">,</text:span></text:p>
      <text:p text:style-name="P144"><draw:frame draw:style-name="fr1" draw:name="Objet220" text:anchor-type="as-char" svg:width="17.254cm" svg:height="1.139cm" draw:z-index="370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19"><text:span text:style-name="T282">with</text:span><text:span text:style-name="T282"><draw:frame draw:style-name="fr1" draw:name="Objet197" text:anchor-type="as-char" svg:width="1.946cm" svg:height="0.531cm" draw:z-index="12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83">a weight matrix, </text:span><text:span text:style-name="T258"><draw:frame draw:style-name="fr1" draw:name="Objet198" text:anchor-type="as-char" svg:width="1.399cm" svg:height="0.527cm" draw:z-index="371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81">a</text:span><text:span text:style-name="T280"> bias matrix.</text:span></text:p>
      <text:p text:style-name="P139"/>
      <text:p text:style-name="P20"><text:span text:style-name="T162"><draw:frame draw:style-name="fr1" draw:name="Objet195" text:anchor-type="as-char" svg:width="2.54cm" svg:height="0.482cm" draw:z-index="156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62">,</text:span><text:span text:style-name="T161"><draw:frame draw:style-name="fr1" draw:name="Objet196" text:anchor-type="as-char" svg:width="13.64cm" svg:height="1.838cm" draw:z-index="188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1"><text:span text:style-name="T284">where</text:span><text:span text:style-name="T284"><draw:frame draw:style-name="fr1" draw:name="Objet221" text:anchor-type="as-char" svg:width="1.82cm" svg:height="0.527cm" draw:z-index="372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84">,</text:span><text:span text:style-name="T284"><draw:frame draw:style-name="fr1" draw:name="Objet222" text:anchor-type="as-char" svg:width="2.221cm" svg:height="0.482cm" draw:z-index="373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84">,</text:span></text:p>
      <text:p text:style-name="P144"><draw:frame draw:style-name="fr1" draw:name="Objet223" text:anchor-type="as-char" svg:width="16.986cm" svg:height="1.122cm" draw:z-index="374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pan text:style-name="T193">with</text:span><text:span text:style-name="T193"><draw:frame draw:style-name="fr1" draw:name="Objet202" text:anchor-type="as-char" svg:width="1.342cm" svg:height="0.527cm" draw:z-index="207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94">a</text:span><text:span text:style-name="T200">n input</text:span><text:span text:style-name="T194"> matrix, </text:span><text:span text:style-name="T195"><draw:frame draw:style-name="fr1" draw:name="Objet203" text:anchor-type="as-char" svg:width="1.399cm" svg:height="0.527cm" draw:z-index="255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6">a</text:span><text:span text:style-name="T197"> bias matrix</text:span><text:span text:style-name="T198">.</text:span></text:p>
      <text:p text:style-name="P120"/>
      <text:p text:style-name="P142"><text:soft-page-break/><draw:frame draw:style-name="fr1" draw:name="Objet193" text:anchor-type="as-char" svg:width="12.384cm" svg:height="1.799cm" draw:z-index="92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2"><text:span text:style-name="T284">where</text:span><text:span text:style-name="T284"><draw:frame draw:style-name="fr1" draw:name="Objet225" text:anchor-type="as-char" svg:width="1.831cm" svg:height="0.527cm" draw:z-index="205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84">,</text:span><text:span text:style-name="T284"><draw:frame draw:style-name="fr1" draw:name="Objet226" text:anchor-type="as-char" svg:width="2.54cm" svg:height="0.482cm" draw:z-index="206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84">,</text:span></text:p>
      <text:p text:style-name="P145"><draw:frame draw:style-name="fr1" draw:name="Objet224" text:anchor-type="as-char" svg:width="15.485cm" svg:height="1.088cm" draw:z-index="125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93">with</text:span><text:span text:style-name="T193"><draw:frame draw:style-name="fr1" draw:name="Objet208" text:anchor-type="as-char" svg:width="1.342cm" svg:height="0.527cm" draw:z-index="103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94">a weight matrix </text:span><text:span text:style-name="T199">and</text:span><text:span text:style-name="T193"><draw:frame draw:style-name="fr1" draw:name="Objet209" text:anchor-type="as-char" svg:width="1.946cm" svg:height="0.531cm" draw:z-index="104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94">a weight matrix.</text:span></text:p>
      <text:p text:style-name="P140"/>
      <text:p text:style-name="P49"><text:span text:style-name="T210">Proof:</text:span> TO DO.</text:p>
      <text:p text:style-name="P34"/>
      <text:h text:style-name="P205" text:outline-level="1"><text:span text:style-name="T135">5</text:span> – <text:span text:style-name="T118">Neural Network</text:span><text:span text:style-name="T124">s</text:span></text:h>
      <text:p text:style-name="P18"/>
      <text:p text:style-name="P56"><text:span text:style-name="T275">Definition –</text:span><text:span text:style-name="T311"> </text:span><text:span text:style-name="T300">A training data set is defined as </text:span><text:span text:style-name="T301">couples </text:span><text:span text:style-name="T302">of </text:span><text:span text:style-name="T303">vectors</text:span><text:span text:style-name="T302"><draw:frame draw:style-name="fr1" draw:name="Objet242" text:anchor-type="as-char" svg:width="3.141cm" svg:height="0.637cm" draw:z-index="128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5">for</text:span><text:span text:style-name="T304"><draw:frame draw:style-name="fr1" draw:name="Objet243" text:anchor-type="as-char" svg:width="1.625cm" svg:height="0.482cm" draw:z-index="129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04">. </text:span><text:span text:style-name="T309">The</text:span><text:span text:style-name="T304"><draw:frame draw:style-name="fr1" draw:name="Objet247" text:anchor-type="as-char" svg:width="0.603cm" svg:height="0.527cm" draw:z-index="375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9">are</text:span><text:span text:style-name="T306"> named input or feature matri</text:span><text:span text:style-name="T309">ces</text:span><text:span text:style-name="T306"> </text:span><text:span text:style-name="T307">and </text:span><text:span text:style-name="T310">the</text:span><text:span text:style-name="T307"><draw:frame draw:style-name="fr1" draw:name="Objet246" text:anchor-type="as-char" svg:width="0.57cm" svg:height="0.607cm" draw:z-index="132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8">target or label matri</text:span><text:span text:style-name="T310">ces</text:span><text:span text:style-name="T308">.</text:span></text:p>
      <text:p text:style-name="P58"/>
      <text:p text:style-name="P100"><text:span text:style-name="T271">Definition –</text:span><text:span text:style-name="T21"> </text:span><text:span text:style-name="T81">Let</text:span><text:span text:style-name="T82"><draw:frame draw:style-name="fr1" draw:name="Objet20" text:anchor-type="as-char" svg:width="0.466cm" svg:height="0.467cm" draw:z-index="133"><draw:object xlink:href="./Object 20" xlink:type="simple" xlink:show="embed" xlink:actuate="onLoad"/><draw:image xlink:href="./ObjectReplacements/Object 20" xlink:type="simple" xlink:show="embed" xlink:actuate="onLoad"/></draw:frame></text:span><text:span text:style-name="T86">dense </text:span><text:span text:style-name="T83">layers </text:span><text:span text:style-name="T86">with activation functions</text:span><text:span text:style-name="T83"><draw:frame draw:style-name="fr1" draw:name="Objet21" text:anchor-type="as-char" svg:width="5.456cm" svg:height="0.598cm" draw:z-index="134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5">for</text:span><text:span text:style-name="T85"><draw:frame draw:style-name="fr1" draw:name="Objet22" text:anchor-type="as-char" svg:width="1.767cm" svg:height="0.482cm" draw:z-index="376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9">with</text:span><text:span text:style-name="T99"><draw:frame draw:style-name="fr1" draw:name="Objet249" text:anchor-type="as-char" svg:width="2.321cm" svg:height="0.628cm" draw:z-index="377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9">and</text:span><text:span text:style-name="T99"><draw:frame draw:style-name="fr1" draw:name="Objet252" text:anchor-type="as-char" svg:width="1.693cm" svg:height="0.534cm" draw:z-index="378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9">the</text:span><text:span text:style-name="T99"><draw:frame draw:style-name="fr1" draw:name="Objet253" text:anchor-type="as-char" svg:width="0.596cm" svg:height="0.527cm" draw:z-index="379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100">weight and </text:span><text:span text:style-name="T99">bias matri</text:span><text:span text:style-name="T100">ces</text:span><text:span text:style-name="T84">. </text:span><text:span text:style-name="T79">Let </text:span><text:span text:style-name="T80">a training data set</text:span><text:span text:style-name="T80"><draw:frame draw:style-name="fr2" draw:name="Objet15" text:anchor-type="as-char" svg:y="-0.524cm" svg:width="3.6cm" svg:height="0.637cm" draw:z-index="135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7">for</text:span><text:span text:style-name="T87"><draw:frame draw:style-name="fr1" draw:name="Objet23" text:anchor-type="as-char" svg:width="1.625cm" svg:height="0.482cm" draw:z-index="13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80">. </text:span><text:span text:style-name="T89">Let</text:span><text:span text:style-name="T89"><draw:frame draw:style-name="fr1" draw:name="Objet24" text:anchor-type="as-char" svg:width="2.859cm" svg:height="0.672cm" draw:z-index="38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9">loss function</text:span><text:span text:style-name="T101">s </text:span><text:span text:style-name="T102">for</text:span><draw:frame draw:style-name="fr1" draw:name="Objet250" text:anchor-type="as-char" svg:width="1.625cm" svg:height="0.482cm" draw:z-index="381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3">with</text:span><text:span text:style-name="T93"><draw:frame draw:style-name="fr2" draw:name="Objet241" text:anchor-type="as-char" svg:y="-0.524cm" svg:width="1.725cm" svg:height="0.676cm" draw:z-index="137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5">as</text:span><text:span text:style-name="T94"> ground truth matrices </text:span><text:span text:style-name="T103">respectively</text:span><text:span text:style-name="T89">.</text:span></text:p>
      <text:p text:style-name="P59"/>
      <text:p text:style-name="P101"><text:span text:style-name="T88">Then </text:span><text:span text:style-name="T96">a </text:span><text:span text:style-name="T92">neural network is defined as the</text:span><text:span text:style-name="T90"> application</text:span><text:span text:style-name="T90"><draw:frame draw:style-name="fr1" draw:name="Objet306" text:anchor-type="as-char" svg:width="6.304cm" svg:height="1.413cm" draw:z-index="382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7">.</text:span></text:p>
      <text:p text:style-name="P65"/>
      <text:p text:style-name="P101"><text:span text:style-name="T98">The optimization problem </text:span><text:span text:style-name="T106">is</text:span><text:span text:style-name="T91"><draw:frame draw:style-name="fr1" draw:name="Objet271" text:anchor-type="as-char" svg:width="5.47cm" svg:height="1.178cm" draw:z-index="38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7">and </text:span><text:span text:style-name="T107"><draw:frame draw:style-name="fr1" draw:name="Objet248" text:anchor-type="as-char" svg:width="9.174cm" svg:height="1.139cm" draw:z-index="384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8">is named the objective function or global loss.</text:span></text:p>
      <text:p text:style-name="P57"/>
      <text:p text:style-name="P61"><text:span text:style-name="T13">Theorem</text:span><text:span text:style-name="T9"> –</text:span> <text:span text:style-name="T313">Let</text:span><text:span text:style-name="T314"><draw:frame draw:style-name="fr1" draw:name="Objet251" text:anchor-type="as-char" svg:width="0.466cm" svg:height="0.467cm" draw:z-index="14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5">dense </text:span><text:span text:style-name="T316">layers </text:span><text:span text:style-name="T315">with activation functions –</text:span><text:span text:style-name="T316"><draw:frame draw:style-name="fr1" draw:name="Objet254" text:anchor-type="as-char" svg:width="6.004cm" svg:height="0.564cm" draw:z-index="143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oft-page-break/><text:span text:style-name="T317">for</text:span><text:span text:style-name="T317"><draw:frame draw:style-name="fr1" draw:name="Objet255" text:anchor-type="as-char" svg:width="2.33cm" svg:height="0.482cm" draw:z-index="144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31">and</text:span><draw:frame draw:style-name="fr1" draw:name="Objet267" text:anchor-type="as-char" svg:width="5.165cm" svg:height="0.564cm" draw:z-index="385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8"><draw:frame draw:style-name="fr1" draw:name="Objet256" text:anchor-type="as-char" svg:width="2.321cm" svg:height="0.628cm" draw:z-index="145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8">and</text:span><text:span text:style-name="T318"><draw:frame draw:style-name="fr1" draw:name="Objet257" text:anchor-type="as-char" svg:width="1.693cm" svg:height="0.534cm" draw:z-index="146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32">are defined as </text:span><text:span text:style-name="T318">the</text:span><text:span text:style-name="T318"><draw:frame draw:style-name="fr1" draw:name="Objet258" text:anchor-type="as-char" svg:width="0.596cm" svg:height="0.527cm" draw:z-index="147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9">weight and </text:span><text:span text:style-name="T318">bias matri</text:span><text:span text:style-name="T319">ces</text:span><text:span text:style-name="T320">. </text:span><text:span text:style-name="T321">Let </text:span><text:span text:style-name="T322">a training data set</text:span><text:span text:style-name="T322"><draw:frame draw:style-name="fr2" draw:name="Objet259" text:anchor-type="as-char" svg:y="-0.524cm" svg:width="3.6cm" svg:height="0.637cm" draw:z-index="148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23">for</text:span><text:span text:style-name="T323"><draw:frame draw:style-name="fr1" draw:name="Objet260" text:anchor-type="as-char" svg:width="1.625cm" svg:height="0.482cm" draw:z-index="149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22">. </text:span><text:span text:style-name="T324">Let</text:span><text:span text:style-name="T324"><draw:frame draw:style-name="fr1" draw:name="Objet261" text:anchor-type="as-char" svg:width="2.658cm" svg:height="0.616cm" draw:z-index="150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40">Categorical cross-entropy </text:span><text:span text:style-name="T324">loss</text:span><text:span text:style-name="T340">es</text:span><text:span text:style-name="T325"> </text:span><text:span text:style-name="T326">for</text:span><text:span text:style-name="T12"><draw:frame draw:style-name="fr1" draw:name="Objet262" text:anchor-type="as-char" svg:width="1.625cm" svg:height="0.482cm" draw:z-index="151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7">with</text:span><text:span text:style-name="T327"><draw:frame draw:style-name="fr2" draw:name="Objet263" text:anchor-type="as-char" svg:y="-0.524cm" svg:width="1.725cm" svg:height="0.676cm" draw:z-index="152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8">as</text:span><text:span text:style-name="T329"> ground truth matrices </text:span><text:span text:style-name="T330">respectively</text:span><text:span text:style-name="T324">.</text:span></text:p>
      <text:p text:style-name="P60"/>
      <text:p text:style-name="P102"><text:span text:style-name="T88">Then</text:span><text:span text:style-name="T92"> the</text:span><text:span text:style-name="T90"> </text:span><text:span text:style-name="T105">following </text:span><text:span text:style-name="T90">application</text:span><text:span text:style-name="T90"><draw:frame draw:style-name="fr1" draw:name="Objet264" text:anchor-type="as-char" svg:width="2.766cm" svg:height="0.534cm" draw:z-index="153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4">with</text:span></text:p>
      <text:p text:style-name="P66"/>
      <text:p text:style-name="P62"><draw:frame draw:style-name="fr3" draw:name="Objet265" text:anchor-type="as-char" svg:width="8.359cm" svg:height="0.727cm" draw:z-index="154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67"/>
      <text:p text:style-name="P103"><text:span text:style-name="T104">is a neural network</text:span><text:span text:style-name="T91"> </text:span><text:span text:style-name="T109">and its objective function is</text:span></text:p>
      <text:p text:style-name="P68"/>
      <text:p text:style-name="P69"><draw:frame draw:style-name="fr1" draw:name="Objet266" text:anchor-type="as-char" svg:width="9.119cm" svg:height="1.139cm" draw:z-index="386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57"/>
      <text:p text:style-name="P63">Let<draw:frame draw:style-name="fr1" draw:name="Objet268" text:anchor-type="as-char" svg:width="1.767cm" svg:height="0.482cm" draw:z-index="282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62">For all</text:span><text:span text:style-name="T341"><draw:frame draw:style-name="fr1" draw:name="Objet51" text:anchor-type="as-char" svg:width="1.625cm" svg:height="0.482cm" draw:z-index="387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41">, </text:span><text:span text:style-name="T362">let</text:span></text:p>
      <text:p text:style-name="P70"><draw:frame draw:style-name="fr1" draw:name="Objet277" text:anchor-type="as-char" svg:width="9.079cm" svg:height="1.42cm" draw:z-index="303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1"><draw:frame draw:style-name="fr1" draw:name="Objet269" text:anchor-type="as-char" svg:width="14.155cm" svg:height="3.164cm" draw:z-index="155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63"><text:span text:style-name="T356">then</text:span><draw:frame draw:style-name="fr1" draw:name="Objet239" text:anchor-type="as-char" svg:width="13.369cm" svg:height="3.651cm" draw:z-index="314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7">where</text:span><text:span text:style-name="T357"><draw:frame draw:style-name="fr1" draw:name="Objet312" text:anchor-type="as-char" svg:width="2.766cm" svg:height="0.482cm" draw:z-index="325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7">,</text:span><text:span text:style-name="T284"><draw:frame draw:style-name="fr1" draw:name="Objet240" text:anchor-type="as-char" svg:width="2.034cm" svg:height="0.534cm" draw:z-index="327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84">,</text:span><text:span text:style-name="T284"><draw:frame draw:style-name="fr1" draw:name="Objet270" text:anchor-type="as-char" svg:width="2.221cm" svg:height="0.482cm" draw:z-index="328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84">,</text:span></text:p>
      <text:p text:style-name="P148"><draw:frame draw:style-name="fr1" draw:name="Objet311" text:anchor-type="as-char" svg:width="8.819cm" svg:height="1.169cm" draw:z-index="330"><draw:object xlink:href="./Object 311" xlink:type="simple" xlink:show="embed" xlink:actuate="onLoad"/><draw:image xlink:href="./ObjectReplacements/Object 311" xlink:type="simple" xlink:show="embed" xlink:actuate="onLoad"/><svg:desc>formule</svg:desc></draw:frame><text:soft-page-break/><draw:frame draw:style-name="fr1" draw:name="Objet313" text:anchor-type="as-char" svg:width="15.335cm" svg:height="1.189cm" draw:z-index="331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25"><text:span text:style-name="T282">with</text:span><text:span text:style-name="T282"><draw:frame draw:style-name="fr1" draw:name="Objet283" text:anchor-type="as-char" svg:width="2.378cm" svg:height="0.591cm" draw:z-index="332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83">a weight matrix, </text:span><text:span text:style-name="T258"><draw:frame draw:style-name="fr1" draw:name="Objet307" text:anchor-type="as-char" svg:width="1.831cm" svg:height="0.527cm" draw:z-index="334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81">a</text:span><text:span text:style-name="T280"> bias matrix.</text:span></text:p>
      <text:p text:style-name="P162"/>
      <text:p text:style-name="P72"><text:span text:style-name="T204">Let</text:span><text:span text:style-name="T204"><draw:frame draw:style-name="fr1" draw:name="Objet201" text:anchor-type="as-char" svg:width="1.042cm" svg:height="0.467cm" draw:z-index="336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204">. </text:span><text:span text:style-name="T201">T</text:span><text:span text:style-name="T159">h</text:span><text:span text:style-name="T202">en</text:span><text:span text:style-name="T202"><draw:frame draw:style-name="fr1" draw:name="Objet204" text:anchor-type="as-char" svg:width="1.15cm" svg:height="0.591cm" draw:z-index="337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3">Gradient matrices are</text:span></text:p>
      <text:p text:style-name="P152"/>
      <text:p text:style-name="P22"><text:span text:style-name="T162"><draw:frame draw:style-name="fr1" draw:name="Objet205" text:anchor-type="as-char" svg:width="2.813cm" svg:height="0.531cm" draw:z-index="339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62">,</text:span><text:span text:style-name="T161"><draw:frame draw:style-name="fr1" draw:name="Objet206" text:anchor-type="as-char" svg:width="8.915cm" svg:height="1.99cm" draw:z-index="342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27"><text:span text:style-name="T284">where</text:span><text:span text:style-name="T284"><draw:frame draw:style-name="fr1" draw:name="Objet284" text:anchor-type="as-char" svg:width="2.057cm" svg:height="0.482cm" draw:z-index="343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84">,</text:span><text:span text:style-name="T284"><draw:frame draw:style-name="fr1" draw:name="Objet285" text:anchor-type="as-char" svg:width="1.901cm" svg:height="0.534cm" draw:z-index="344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84">,</text:span><text:span text:style-name="T284"><draw:frame draw:style-name="fr1" draw:name="Objet308" text:anchor-type="as-char" svg:width="2.355cm" svg:height="0.531cm" draw:z-index="345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84">,</text:span></text:p>
      <text:p text:style-name="P149"><draw:frame draw:style-name="fr2" draw:name="Objet309" text:anchor-type="as-char" svg:y="-0.755cm" svg:width="5.863cm" svg:height="1.201cm" draw:z-index="346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56"><draw:frame draw:style-name="fr1" draw:name="Objet310" text:anchor-type="as-char" svg:width="9.647cm" svg:height="0.672cm" draw:z-index="347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8"><draw:frame draw:style-name="fr1" draw:name="Objet317" text:anchor-type="as-char" svg:width="1.693cm" svg:height="0.534cm" draw:z-index="348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81">a</text:span><text:span text:style-name="T280"> bias matrix.</text:span></text:p>
      <text:p text:style-name="P152"/>
      <text:p text:style-name="P118"><draw:frame draw:style-name="fr1" draw:name="Objet319" text:anchor-type="as-char" svg:width="9.082cm" svg:height="1.965cm" draw:z-index="350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27"><text:span text:style-name="T284">where</text:span><text:span text:style-name="T284"><draw:frame draw:style-name="fr1" draw:name="Objet320" text:anchor-type="as-char" svg:width="2.057cm" svg:height="0.482cm" draw:z-index="351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84">,</text:span><text:span text:style-name="T284"><draw:frame draw:style-name="fr1" draw:name="Objet321" text:anchor-type="as-char" svg:width="1.949cm" svg:height="0.534cm" draw:z-index="352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84">,</text:span><text:span text:style-name="T284"><draw:frame draw:style-name="fr1" draw:name="Objet322" text:anchor-type="as-char" svg:width="2.813cm" svg:height="0.531cm" draw:z-index="353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84">,</text:span></text:p>
      <text:p text:style-name="P149"><draw:frame draw:style-name="fr1" draw:name="Objet323" text:anchor-type="as-char" svg:width="6.078cm" svg:height="1.229cm" draw:z-index="354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54"><draw:frame draw:style-name="fr1" draw:name="Objet324" text:anchor-type="as-char" svg:width="13.453cm" svg:height="1.139cm" draw:z-index="355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27"><text:span text:style-name="T282">with</text:span><text:span text:style-name="T282"><draw:frame draw:style-name="fr1" draw:name="Objet200" text:anchor-type="as-char" svg:width="2.321cm" svg:height="0.628cm" draw:z-index="356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83">a weight matrix</text:span><text:span text:style-name="T280">.</text:span></text:p>
      <text:p text:style-name="P162"/>
      <text:p text:style-name="P71"><text:span text:style-name="T204">Let</text:span><text:span text:style-name="T204"><draw:frame draw:style-name="fr1" draw:name="Objet199" text:anchor-type="as-char" svg:width="2.33cm" svg:height="0.482cm" draw:z-index="357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204">. </text:span><text:span text:style-name="T201">T</text:span><text:span text:style-name="T159">h</text:span><text:span text:style-name="T202">en</text:span><text:span text:style-name="T202"><draw:frame draw:style-name="fr1" draw:name="Objet276" text:anchor-type="as-char" svg:width="1.15cm" svg:height="0.591cm" draw:z-index="157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203">Gradient matrices are</text:span></text:p>
      <text:p text:style-name="P150"/>
      <text:p text:style-name="P21"><text:span text:style-name="T162"><draw:frame draw:style-name="fr1" draw:name="Objet286" text:anchor-type="as-char" svg:width="2.813cm" svg:height="0.531cm" draw:z-index="241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62">,</text:span><text:span text:style-name="T161"><draw:frame draw:style-name="fr1" draw:name="Objet287" text:anchor-type="as-char" svg:width="10.426cm" svg:height="1.99cm" draw:z-index="242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24"><text:soft-page-break/><text:span text:style-name="T284">where</text:span><text:span text:style-name="T284"><draw:frame draw:style-name="fr1" draw:name="Objet274" text:anchor-type="as-char" svg:width="2.057cm" svg:height="0.482cm" draw:z-index="243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84">,</text:span><text:span text:style-name="T284"><draw:frame draw:style-name="fr1" draw:name="Objet288" text:anchor-type="as-char" svg:width="1.901cm" svg:height="0.534cm" draw:z-index="246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84">,</text:span><text:span text:style-name="T284"><draw:frame draw:style-name="fr1" draw:name="Objet289" text:anchor-type="as-char" svg:width="2.355cm" svg:height="0.531cm" draw:z-index="247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84">,</text:span></text:p>
      <text:p text:style-name="P147"><draw:frame draw:style-name="fr2" draw:name="Objet290" text:anchor-type="as-char" svg:y="-0.755cm" svg:width="7.377cm" svg:height="1.201cm" draw:z-index="248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55"><draw:frame draw:style-name="fr1" draw:name="Objet282" text:anchor-type="as-char" svg:width="16.806cm" svg:height="0.753cm" draw:z-index="256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8"><draw:frame draw:style-name="fr1" draw:name="Objet50" text:anchor-type="as-char" svg:width="1.693cm" svg:height="0.534cm" draw:z-index="265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81">a</text:span><text:span text:style-name="T280"> bias matrix.</text:span></text:p>
      <text:p text:style-name="P151"/>
      <text:p text:style-name="P117"><draw:frame draw:style-name="fr1" draw:name="Objet273" text:anchor-type="as-char" svg:width="10.516cm" svg:height="1.965cm" draw:z-index="158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23"><text:span text:style-name="T284">where</text:span><text:span text:style-name="T284"><draw:frame draw:style-name="fr1" draw:name="Objet280" text:anchor-type="as-char" svg:width="2.057cm" svg:height="0.482cm" draw:z-index="200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84">,</text:span><text:span text:style-name="T284"><draw:frame draw:style-name="fr1" draw:name="Objet275" text:anchor-type="as-char" svg:width="1.949cm" svg:height="0.534cm" draw:z-index="201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84">,</text:span><text:span text:style-name="T284"><draw:frame draw:style-name="fr1" draw:name="Objet278" text:anchor-type="as-char" svg:width="2.813cm" svg:height="0.531cm" draw:z-index="159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84">,</text:span></text:p>
      <text:p text:style-name="P146"><draw:frame draw:style-name="fr1" draw:name="Objet279" text:anchor-type="as-char" svg:width="7.514cm" svg:height="1.229cm" draw:z-index="160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53"><draw:frame draw:style-name="fr1" draw:name="Objet281" text:anchor-type="as-char" svg:width="14.974cm" svg:height="1.139cm" draw:z-index="163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26"><text:span text:style-name="T282">with</text:span><text:span text:style-name="T282"><draw:frame draw:style-name="fr1" draw:name="Objet44" text:anchor-type="as-char" svg:width="2.321cm" svg:height="0.628cm" draw:z-index="17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83">a weight matrix</text:span><text:span text:style-name="T280">.</text:span></text:p>
      <text:p text:style-name="P141"/>
      <text:p text:style-name="P64"><text:span text:style-name="T212">P</text:span><text:span text:style-name="T210">roof:</text:span><text:span text:style-name="T159"> TO DO.</text:span></text:p>
      <text:p text:style-name="P141"/>
      <text:h text:style-name="P206" text:outline-level="1"><text:span text:style-name="T312">6</text:span> – <text:span text:style-name="T123">Optimizations</text:span></text:h>
      <text:p text:style-name="P57"/>
      <text:p text:style-name="P73"><text:span text:style-name="T9">Definition –</text:span> Let<draw:frame draw:style-name="fr1" draw:name="Objet325" text:anchor-type="as-char" svg:width="2.305cm" svg:height="0.506cm" draw:z-index="192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64">with</text:span><text:span text:style-name="T364"><draw:frame draw:style-name="fr1" draw:name="Objet326" text:anchor-type="as-char" svg:width="1.401cm" svg:height="0.527cm" draw:z-index="193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64">. &lt;</text:span><text:span text:style-name="T374">TODO&gt;</text:span></text:p>
      <text:p text:style-name="P57"/>
      <text:h text:style-name="P201" text:outline-level="1"><text:span text:style-name="T312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21T18:54:41.780000000</dc:date>
    <meta:editing-duration>P2DT22H1M38S</meta:editing-duration>
    <meta:editing-cycles>1825</meta:editing-cycles>
    <meta:document-statistic meta:table-count="0" meta:image-count="0" meta:object-count="436" meta:page-count="16" meta:paragraph-count="211" meta:word-count="1078" meta:character-count="7505" meta:non-whitespace-character-count="6532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103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10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 in %zeta(U,V)</annotation>
  </semantics>
</math>
</file>

<file path=Object 105/content.xml><?xml version="1.0" encoding="utf-8"?>
<math xmlns="http://www.w3.org/1998/Math/MathML" display="block">
  <semantics>
    <mrow>
      <mrow>
        <mi>g</mi>
        <mo stretchy="false">∈</mo>
        <mi>ζ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g in %zeta(U,V)</annotation>
  </semantics>
</math>
</file>

<file path=Object 106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107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%zeta(U,Re^p)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τ</mi>
        <mo stretchy="false">∈</mo>
        <mi mathvariant="normal">ℜ</mi>
      </mrow>
    </mrow>
    <annotation encoding="StarMath 5.0">forall %tau in Re</annotation>
  </semantics>
</math>
</file>

<file path=Object 119/content.xml><?xml version="1.0" encoding="utf-8"?>
<math xmlns="http://www.w3.org/1998/Math/MathML" display="block">
  <semantics>
    <mrow>
      <mrow>
        <mrow>
          <mo fence="true" form="prefix" stretchy="true">|</mo>
          <mrow>
            <mi>τ</mi>
          </mrow>
          <mo fence="true" form="postfix" stretchy="true">|</mo>
        </mrow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i>τ</mi>
                              <mo stretchy="false">×</mo>
                              <mi>x</mi>
                            </mrow>
                            <mo stretchy="false">+</mo>
                            <mi>a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  <mi>τ</mi>
                </mfrac>
                <mo stretchy="false">−</mo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i>x</mi>
                    </mrow>
                  </mfrac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abs {%tau} &lt; %eta drarrow ldline { { {f(%tau times x +  a) - f(a)} over {%tau} } - { {partial f} over {partial x} ( a ) }  } rdline lsub{m'} &lt;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4/content.xml><?xml version="1.0" encoding="utf-8"?>
<math xmlns="http://www.w3.org/1998/Math/MathML" display="block">
  <semantics>
    <mrow>
      <mi>ℒ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Ux2112 ( %OMEGA, Re^{m'} )</annotation>
  </semantics>
</math>
</file>

<file path=Object 125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f in %zeta(U,V) intersectio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ζ</mi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%zeta(U,V) intersectio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J</mi>
                    <mi>g</mi>
                  </msub>
                  <mrow>
                    <mrow>
                      <mo fence="true" form="prefix" stretchy="false">(</mo>
                      <mrow>
                        <mrow>
                          <mi>f</mi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×</mo>
                    <msub>
                      <mi>J</mi>
                      <mi>f</mi>
                    </msub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{g circ f} : left lbrace
  stack {
    U %toward M_{p,n} #
    x %as J_{g} ( f(x) ) times J_{f} ( x )
  }
right none

</annotation>
  </semantics>
</math>
</file>

<file path=Object 23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Ω</mi>
        <mi>'</mi>
      </msup>
    </mrow>
    <annotation encoding="StarMath 5.0">f : %OMEGA %toward %OMEGA^'</annotation>
  </semantics>
</math>
</file>

<file path=Object 303/content.xml><?xml version="1.0" encoding="utf-8"?>
<math xmlns="http://www.w3.org/1998/Math/MathML" display="block">
  <semantics>
    <mrow>
      <mi>g</mi>
      <mi mathvariant="normal">:</mi>
      <msup>
        <mi mathvariant="normal">Ω</mi>
        <mi>'</mi>
      </msup>
      <mi>↔</mi>
      <msup>
        <mi mathvariant="normal">Ω</mi>
        <mrow>
          <mi>'</mi>
          <mi>'</mi>
        </mrow>
      </msup>
    </mrow>
    <annotation encoding="StarMath 5.0">g : %OMEGA^' %toward %OMEGA^{''}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Ω</mi>
                    <mrow>
                      <mi>'</mi>
                      <mi>'</mi>
                    </mrow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^{''}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i mathvariant="normal">Ω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x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n>1</mn>
                          </mtd>
                          <mtd>
                            <mrow>
                              <mi>x</mi>
                              <mo stretchy="false">∈</mo>
                              <mi mathvariant="normal">Ω</mi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i>x</mi>
                              <mo stretchy="false">∉</mo>
                              <mi mathvariant="normal">Ω</mi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1_%OMEGA : left lbrace matrix {
	%OMEGA %toward Re^m ##
	x %as left lbrace matrix {
  		1 # x in %OMEGA ##
  		0 # x notin %OMEGA
	} right none
} right none

</annotation>
  </semantics>
</math>
</file>

<file path=Object 315/content.xml><?xml version="1.0" encoding="utf-8"?>
<math xmlns="http://www.w3.org/1998/Math/MathML" display="block">
  <semantics>
    <msub>
      <mn>1</mn>
      <mi mathvariant="normal">Ω</mi>
    </msub>
    <annotation encoding="StarMath 5.0">1_%OMEGA</annotation>
  </semantics>
</math>
</file>

<file path=Object 316/content.xml><?xml version="1.0" encoding="utf-8"?>
<math xmlns="http://www.w3.org/1998/Math/MathML" display="block">
  <semantics>
    <mrow>
      <mo stretchy="false">∃</mo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o fence="true" form="prefix" stretchy="false">(</mo>
        <mrow>
          <mi>a</mi>
        </mrow>
        <mo fence="true" form="postfix" stretchy="false">)</mo>
      </mrow>
      <mi mathvariant="normal">:</mi>
      <mrow>
        <mrow>
          <mo fence="true" form="prefix" stretchy="true">{</mo>
          <mrow>
            <mtable>
              <mtr>
                <mtd>
                  <mrow>
                    <mi mathvariant="normal">Ω</mi>
                    <mi>↔</mi>
                    <mi mathvariant="normal">ℜ</mi>
                  </mrow>
                </mtd>
              </mtr>
              <mtr>
                <mtd>
                  <mrow>
                    <mi>x</mi>
                    <mi>→</mi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x</mi>
                      </mrow>
                    </mfrac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</mtd>
              </mtr>
            </mtable>
          </mrow>
        </mrow>
        <mo stretchy="false">∈</mo>
        <mi>ℒ</mi>
      </mrow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exists {partial f} over {partial {} cdot {}} ( a ) : left lbrace matrix {
	%OMEGA %toward Re ##
	x %as {partial f} over {partial x} ( a )
} right none

in %Ux2112 ( %OMEGA, Re^{m'} )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0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341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 f : E %toward F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3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6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2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i>E</mi>
    <annotation encoding="StarMath 5.0">E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i>F</mi>
    <annotation encoding="StarMath 5.0">F</annotation>
  </semantics>
</math>
</file>

<file path=Object 379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D ( E, F )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row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i>T</mi>
        </msup>
      </mrow>
    </mrow>
    <annotation encoding="StarMath 5.0">1 over L times { ldline {d f} over {d x}(y) - {d f} over {d x}(z) rdline lsub m }^2 &lt;= ( {d f} over {d x}(y) - {d f} over {d x}(z) ) times ( x - y )^T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2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9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9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9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f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+</mo>
        <mrow>
          <mfrac>
            <mi>L</mi>
            <mn>2</mn>
          </mfrac>
          <mo stretchy="false">×</mo>
          <mmultiscripts>
            <mrow>
              <mo fence="true" form="prefix" stretchy="false">‖</mo>
              <mrow>
                <mrow>
                  <mi>z</mi>
                  <mo stretchy="false">−</mo>
                  <mi>y</mi>
                </mrow>
              </mrow>
              <mo fence="true" form="postfix" stretchy="false">‖</mo>
            </mrow>
            <mprescripts/>
            <mi>m</mi>
            <none/>
          </mmultiscripts>
        </mrow>
      </mrow>
    </mrow>
    <annotation encoding="StarMath 5.0">f(z) &lt;= f(y) + {d f} over {d x}(y) times (z - y)^T + L over 2 times ldline z - y rdline lsub m</annotation>
  </semantics>
</math>
</file>

<file path=Object 39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row>
                <mfrac>
                  <mn>1</mn>
                  <mi>L</mi>
                </mfrac>
                <mo stretchy="false">×</mo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row>
            <mo stretchy="false">−</mo>
            <mfrac>
              <mn>1</mn>
              <mrow>
                <mn>2</mn>
                <mi>L</mi>
              </mrow>
            </mfrac>
          </mrow>
          <mo stretchy="false">×</mo>
          <msup>
            <mmultiscripts>
              <mrow>
                <mo fence="true" form="prefix" stretchy="false">‖</mo>
                <mrow>
                  <mrow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‖</mo>
              </mrow>
              <mprescripts/>
              <mi>m</mi>
              <none/>
            </mmultiscripts>
            <mn>2</mn>
          </msup>
        </mrow>
      </mrow>
    </mrow>
    <annotation encoding="StarMath 5.0">f(x - {1 over L} times {{d f} over {d x} (x)}) - f(x) &lt;= - {1 over {2L}} times {ldline  {{d f} over {d x} (x)} rdline lsub m}^2</annotation>
  </semantics>
</math>
</file>

<file path=Object 39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398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i>a</mi>
        </mrow>
        <mo fence="true" form="postfix" stretchy="false">)</mo>
      </mrow>
    </mrow>
    <annotation encoding="StarMath 5.0">f'(a)</annotation>
  </semantics>
</math>
</file>

<file path=Object 39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0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2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4/content.xml><?xml version="1.0" encoding="utf-8"?>
<math xmlns="http://www.w3.org/1998/Math/MathML" display="block">
  <semantics>
    <mrow>
      <mo stretchy="false">∀</mo>
      <mrow>
        <msup>
          <mi>x</mi>
          <mtext>*</mtext>
        </msup>
        <mo stretchy="false">∈</mo>
        <msup>
          <mi>X</mi>
          <mtext>*</mtext>
        </msup>
      </mrow>
    </mrow>
    <annotation encoding="StarMath 5.0">forall x^"*" in X^"*"</annotation>
  </semantics>
</math>
</file>

<file path=Object 405/content.xml><?xml version="1.0" encoding="utf-8"?>
<math xmlns="http://www.w3.org/1998/Math/MathML" display="block">
  <semantics>
    <mrow>
      <mi>f</mi>
      <mi mathvariant="normal">:</mi>
      <mi>x</mi>
      <mi>→</mi>
      <mi>f</mi>
      <mrow>
        <mrow>
          <mo fence="true" form="prefix" stretchy="false">(</mo>
          <mrow>
            <msup>
              <mi>x</mi>
              <mtext>*</mtext>
            </msup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 f : x %as f(x^"*") &lt;= f( x )</annotation>
  </semantics>
</math>
</file>

<file path=Object 406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40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408/content.xml><?xml version="1.0" encoding="utf-8"?>
<math xmlns="http://www.w3.org/1998/Math/MathML" display="block">
  <semantics>
    <mrow>
      <mo stretchy="false">∃</mo>
      <mrow>
        <msup>
          <mi>X</mi>
          <mtext>*</mtext>
        </msup>
        <mo stretchy="false">⊂</mo>
        <msub>
          <mi mathvariant="normal">Ω</mi>
          <mrow>
            <mrow>
              <mtext/>
              <mo stretchy="false">∖</mo>
              <mo stretchy="false">{</mo>
            </mrow>
            <mi mathvariant="normal">∅</mi>
            <mo stretchy="false">}</mo>
          </mrow>
        </msub>
      </mrow>
    </mrow>
    <annotation encoding="StarMath 5.0">exists X^"*" subset  %OMEGA_{ "" bslash \{ emptyset \} }</annotation>
  </semantics>
</math>
</file>

<file path=Object 409/content.xml><?xml version="1.0" encoding="utf-8"?>
<math xmlns="http://www.w3.org/1998/Math/MathML" display="block">
  <semantics>
    <mi>E</mi>
    <annotation encoding="StarMath 5.0">E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10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41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f in D( %OMEGA , Re^{m'} )</annotation>
  </semantics>
</math>
</file>

<file path=Object 412/content.xml><?xml version="1.0" encoding="utf-8"?>
<math xmlns="http://www.w3.org/1998/Math/MathML" display="block">
  <semantics>
    <mrow>
      <msub>
        <mi>J</mi>
        <mi>f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row>
                                      <mi>m</mi>
                                      <mi>'</mi>
                                    </mrow>
                                  </msub>
                                </mrow>
                                <mrow>
                                  <mo stretchy="false">∂</mo>
                                  <msub>
                                    <mi>x</mi>
                                    <mi>m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f : left lbrace
  stack {
    %OMEGA %toward M_{m',m} #
    x %as left [ matrix {
		{partial f_1} over {partial x_1} (x) # dotsaxis # {partial f_1} over {partial x_{m}} (x) ##
		dotsvert # dotsdown # dotsvert ##
		{partial f_{m'}} over {partial x_1} (x) # dotsaxis # {partial f_{m'}} over {partial x_{m}} (x) }
		right ]
  }
right none

</annotation>
  </semantics>
</math>
</file>

<file path=Object 413/content.xml><?xml version="1.0" encoding="utf-8"?>
<math xmlns="http://www.w3.org/1998/Math/MathML" display="block">
  <semantics>
    <msub>
      <mi>J</mi>
      <mi>f</mi>
    </msub>
    <annotation encoding="StarMath 5.0">J_f</annotation>
  </semantics>
</math>
</file>

<file path=Object 414/content.xml><?xml version="1.0" encoding="utf-8"?>
<math xmlns="http://www.w3.org/1998/Math/MathML" display="block">
  <semantics>
    <mrow>
      <mi>m</mi>
      <mrow>
        <mi>'</mi>
        <mo stretchy="false">=</mo>
        <mn>1</mn>
      </mrow>
    </mrow>
    <annotation encoding="StarMath 5.0">m' = 1</annotation>
  </semantics>
</math>
</file>

<file path=Object 415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 %zeta  ( E, F )</annotation>
  </semantics>
</math>
</file>

<file path=Object 416/content.xml><?xml version="1.0" encoding="utf-8"?>
<math xmlns="http://www.w3.org/1998/Math/MathML" display="block">
  <semantics>
    <mi>E</mi>
    <annotation encoding="StarMath 5.0">E</annotation>
  </semantics>
</math>
</file>

<file path=Object 417/content.xml><?xml version="1.0" encoding="utf-8"?>
<math xmlns="http://www.w3.org/1998/Math/MathML" display="block">
  <semantics>
    <mi>F</mi>
    <annotation encoding="StarMath 5.0">F</annotation>
  </semantics>
</math>
</file>

<file path=Object 418/content.xml><?xml version="1.0" encoding="utf-8"?>
<math xmlns="http://www.w3.org/1998/Math/MathML" display="block">
  <semantics>
    <mi>F</mi>
    <annotation encoding="StarMath 5.0">F</annotation>
  </semantics>
</math>
</file>

<file path=Object 419/content.xml><?xml version="1.0" encoding="utf-8"?>
<math xmlns="http://www.w3.org/1998/Math/MathML" display="block">
  <semantics>
    <mrow>
      <mi>ℒ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%Ux2112 ( E, F )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20/content.xml><?xml version="1.0" encoding="utf-8"?>
<math xmlns="http://www.w3.org/1998/Math/MathML" display="block">
  <semantics>
    <mi>E</mi>
    <annotation encoding="StarMath 5.0">E</annotation>
  </semantics>
</math>
</file>

<file path=Object 421/content.xml><?xml version="1.0" encoding="utf-8"?>
<math xmlns="http://www.w3.org/1998/Math/MathML" display="block">
  <semantics>
    <mi>F</mi>
    <annotation encoding="StarMath 5.0">F</annotation>
  </semantics>
</math>
</file>

<file path=Object 422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423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424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425/content.xml><?xml version="1.0" encoding="utf-8"?>
<math xmlns="http://www.w3.org/1998/Math/MathML" display="block">
  <semantics>
    <mrow>
      <mrow>
        <mi>f</mi>
        <mo stretchy="false">=</mo>
        <mrow>
          <mo fence="true" form="prefix" stretchy="true">(</mo>
          <mrow>
            <mtable>
              <mtr>
                <mtd>
                  <msub>
                    <mi>f</mi>
                    <mn>1</mn>
                  </msub>
                </mtd>
                <mtd>
                  <mo stretchy="false">…</mo>
                </mtd>
                <mtd>
                  <msub>
                    <mi>f</mi>
                    <mi>m</mi>
                  </msub>
                </mtd>
              </mtr>
            </mtable>
          </mrow>
          <mo fence="true" form="postfix" stretchy="true">)</mo>
        </mrow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f = left ( matrix {
	f_1 # dotslow # f_m
} right ) in D( E , F )</annotation>
  </semantics>
</math>
</file>

<file path=Object 426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 f : E %toward F</annotation>
  </semantics>
</math>
</file>

<file path=Object 427/content.xml><?xml version="1.0" encoding="utf-8"?>
<math xmlns="http://www.w3.org/1998/Math/MathML" display="block">
  <semantics>
    <mrow>
      <msub>
        <mi>J</mi>
        <mi>f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e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n>1</mn>
                                  </msub>
                                </mrow>
                                <mrow>
                                  <mo stretchy="false">∂</mo>
                                  <msub>
                                    <mi>e</mi>
                                    <mi>n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i>m</mi>
                                  </msub>
                                </mrow>
                                <mrow>
                                  <mo stretchy="false">∂</mo>
                                  <msub>
                                    <mi>e</mi>
                                    <mn>1</mn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⋯</mo>
                          </mtd>
                          <mtd>
                            <mrow>
                              <mfrac>
                                <mrow>
                                  <mo stretchy="false">∂</mo>
                                  <msub>
                                    <mi>f</mi>
                                    <mi>m</mi>
                                  </msub>
                                </mrow>
                                <mrow>
                                  <mo stretchy="false">∂</mo>
                                  <msub>
                                    <mi>e</mi>
                                    <mi>n</mi>
                                  </msub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f : left lbrace
  stack {
    %OMEGA %toward M_{m',m} #
    x %as left [ matrix {
		{partial f_1} over {partial e_1} (x) # dotsaxis # {partial f_1} over {partial e_{n}} (x) ##
		dotsvert # dotsdown # dotsvert ##
		{partial f_{m}} over {partial e_1} (x) # dotsaxis # {partial f_{m}} over {partial e_{n}} (x) }
		right ]
  }
right none

</annotation>
  </semantics>
</math>
</file>

<file path=Object 428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429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30/content.xml><?xml version="1.0" encoding="utf-8"?>
<math xmlns="http://www.w3.org/1998/Math/MathML" display="block">
  <semantics>
    <msub>
      <mrow>
        <mo fence="true" form="prefix" stretchy="false">(</mo>
        <mrow>
          <msub>
            <mi>e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e_i)_{ i in ldbracket 1,n rdbracket  }</annotation>
  </semantics>
</math>
</file>

<file path=Object 431/content.xml><?xml version="1.0" encoding="utf-8"?>
<math xmlns="http://www.w3.org/1998/Math/MathML" display="block">
  <semantics>
    <mrow>
      <msub>
        <mi>e</mi>
        <mi>i</mi>
      </msub>
      <mo stretchy="false">=</mo>
      <mrow>
        <mo fence="true" form="prefix" stretchy="false">[</mo>
        <mrow>
          <mtable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under>
                  <mn>1</mn>
                  <mrow>
                    <mi mathvariant="italic">at</mi>
                    <mi mathvariant="italic">index</mi>
                    <mi>i</mi>
                  </mrow>
                </munder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form="postfix" stretchy="false">]</mo>
      </mrow>
      <mo stretchy="false">∈</mo>
      <msup>
        <mi mathvariant="normal">ℜ</mi>
        <mi>n</mi>
      </msup>
    </mrow>
    <annotation encoding="StarMath 5.0">e_i = [ matrix { 0 # dotsaxis # 0 # 1 csub{at index i} # 0 # dotsaxis # 0 } ] in Re^{n}</annotation>
  </semantics>
</math>
</file>

<file path=Object 432/content.xml><?xml version="1.0" encoding="utf-8"?>
<math xmlns="http://www.w3.org/1998/Math/MathML" display="block">
  <semantics>
    <mi>f</mi>
    <annotation encoding="StarMath 5.0"> f </annotation>
  </semantics>
</math>
</file>

<file path=Object 433/content.xml><?xml version="1.0" encoding="utf-8"?>
<math xmlns="http://www.w3.org/1998/Math/MathML" display="block">
  <semantics>
    <mi>E</mi>
    <annotation encoding="StarMath 5.0">E</annotation>
  </semantics>
</math>
</file>

<file path=Object 43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435/content.xml><?xml version="1.0" encoding="utf-8"?>
<math xmlns="http://www.w3.org/1998/Math/MathML" display="block">
  <semantics>
    <mrow>
      <mo stretchy="false">∃</mo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o fence="true" form="prefix" stretchy="false">(</mo>
        <mrow>
          <mi>a</mi>
        </mrow>
        <mo fence="true" form="postfix" stretchy="false">)</mo>
      </mrow>
      <mi mathvariant="normal">:</mi>
      <mrow>
        <mrow>
          <mo fence="true" form="prefix" stretchy="true">{</mo>
          <mrow>
            <mtable>
              <mtr>
                <mtd>
                  <mrow>
                    <msup>
                      <mi mathvariant="normal">ℜ</mi>
                      <mi>n</mi>
                    </msup>
                    <mi>↔</mi>
                    <msup>
                      <mi mathvariant="normal">ℜ</mi>
                      <mi>m</mi>
                    </msup>
                  </mrow>
                </mtd>
              </mtr>
              <mtr>
                <mtd>
                  <mrow>
                    <mi>x</mi>
                    <mi>→</mi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x</mi>
                      </mrow>
                    </mfrac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</mtd>
              </mtr>
            </mtable>
          </mrow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exists {partial f} over {partial {} cdot {}} ( a ) : left lbrace matrix {
	Re^n %toward Re^m ##
	x %as {partial f} over {partial x} ( a )
} right none

in %Ux2112 ( Re^{n} , Re^{m} )</annotation>
  </semantics>
</math>
</file>

<file path=Object 4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o stretchy="false">+</mo>
              <mi>h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frac>
          <mrow>
            <mo stretchy="false">∂</mo>
            <mi>f</mi>
          </mrow>
          <mrow>
            <mo stretchy="false">∂</mo>
            <mi>x</mi>
          </mrow>
        </mfrac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under>
          <mi>o</mi>
          <mrow>
            <mi>h</mi>
            <mo stretchy="false">→</mo>
            <mn>0</mn>
          </mrow>
        </munder>
      </mrow>
      <mrow>
        <mo fence="true" form="prefix" stretchy="false">(</mo>
        <mrow>
          <mmultiscripts>
            <mrow>
              <mo fence="true" form="prefix" stretchy="false">‖</mo>
              <mrow>
                <mi>h</mi>
              </mrow>
              <mo fence="true" form="postfix" stretchy="false">‖</mo>
            </mrow>
            <mprescripts/>
            <mi>n</mi>
            <none/>
          </mmultiscripts>
        </mrow>
        <mo fence="true" form="postfix" stretchy="false">)</mo>
      </mrow>
    </mrow>
    <annotation encoding="StarMath 5.0">f( a + h ) = f( a ) + {partial f} over {partial x} ( a ) + o csub{ h -&gt; 0} ( ldline h rdline lsub n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4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&lt;</mo>
        <mi>ϵ</mi>
      </mrow>
    </mrow>
    <annotation encoding="StarMath 5.0">ldline {x - a} rdline lsub {m} &lt; %eta drarrow ldline { f(x) - f(a) } rdline lsub {m'} &lt;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sub>
      <mi>M</mi>
      <mrow>
        <mi>n</mi>
        <mi>,</mi>
        <mi>p</mi>
      </mrow>
    </msub>
    <annotation encoding="StarMath 5.0">M_{ n,p }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82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83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4/content.xml><?xml version="1.0" encoding="utf-8"?>
<math xmlns="http://www.w3.org/1998/Math/MathML" display="block">
  <semantics>
    <mrow>
      <msub>
        <mi>x</mi>
        <mi>i</mi>
      </msub>
      <mo stretchy="false">=</mo>
      <mrow>
        <mo fence="true" form="prefix" stretchy="false">[</mo>
        <mrow>
          <mtable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under>
                  <mn>1</mn>
                  <mrow>
                    <mi mathvariant="italic">at</mi>
                    <mi mathvariant="italic">index</mi>
                    <mi>i</mi>
                  </mrow>
                </munder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form="postfix" stretchy="false">]</mo>
      </mrow>
      <mo stretchy="false">∈</mo>
      <msup>
        <mi mathvariant="normal">ℜ</mi>
        <mi>m</mi>
      </msup>
    </mrow>
    <annotation encoding="StarMath 5.0">x_i = [ matrix { 0 # dotsaxis # 0 # 1 csub{at index i} # 0 # dotsaxis # 0 } ] in Re^{m}</annotation>
  </semantics>
</math>
</file>

<file path=Object 85/content.xml><?xml version="1.0" encoding="utf-8"?>
<math xmlns="http://www.w3.org/1998/Math/MathML" display="block">
  <semantics>
    <mrow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ℜ</mi>
                </mrow>
              </mtd>
            </mtr>
            <mtr>
              <mtd>
                <mrow>
                  <mi>x</mi>
                  <mi>→</mi>
                  <mi>f</mi>
                  <msub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>i</mi>
                  </msub>
                </mrow>
              </mtd>
            </mtr>
          </mtable>
        </mrow>
      </mrow>
    </mrow>
    <annotation encoding="StarMath 5.0">f_i : left lbrace matrix {
	%OMEGA %toward Re ##
	x %as f( x )_i
} right none</annotation>
  </semantics>
</math>
</file>

<file path=Object 86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x} ( a )</annotation>
  </semantics>
</math>
</file>

<file path=Object 87/content.xml><?xml version="1.0" encoding="utf-8"?>
<math xmlns="http://www.w3.org/1998/Math/MathML" display="block">
  <semantics>
    <mi>x</mi>
    <annotation encoding="StarMath 5.0"> x </annotation>
  </semantics>
</math>
</file>

<file path=Object 88/content.xml><?xml version="1.0" encoding="utf-8"?>
<math xmlns="http://www.w3.org/1998/Math/MathML" display="block">
  <semantics>
    <mi>a</mi>
    <annotation encoding="StarMath 5.0"> a </annotation>
  </semantics>
</math>
</file>

<file path=Object 89/content.xml><?xml version="1.0" encoding="utf-8"?>
<math xmlns="http://www.w3.org/1998/Math/MathML" display="block">
  <semantics>
    <mrow>
      <mi>U</mi>
      <mo stretchy="false">≠</mo>
      <mi mathvariant="normal">∅</mi>
    </mrow>
    <annotation encoding="StarMath 5.0">U &lt;&gt; emptyset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i>V</mi>
      <mo stretchy="false">≠</mo>
      <mi mathvariant="normal">∅</mi>
    </mrow>
    <annotation encoding="StarMath 5.0">V &lt;&gt; emptyset</annotation>
  </semantics>
</math>
</file>

<file path=Object 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9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